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usr/bin/python3 /home/alex/Desktop/dstc8/neural-belief-tracker-master/code/nbt.py train config/dstc8.cfg</text:p>
      <text:p text:style-name="Standard">2019-09-03 00:07:49.318392: I tensorflow/stream_executor/platform/default/dso_loader.cc:42] Successfully opened dynamic library libcudart.so.10.0</text:p>
      <text:p text:style-name="Standard">2019-09-03 00:07:49.323078: I tensorflow/stream_executor/platform/default/dso_loader.cc:42] Successfully opened dynamic library libcudart.so.10.0</text:p>
      <text:p text:style-name="Standard">Loading pretrained word vectors from word-vectors/emb12146.json and <text:s/>word-vectors/vocabw2i12146.json as index dictionary.</text:p>
      <text:p text:style-name="Standard">12146 vectors loaded from word-vectors/emb12146.json and word-vectors/vocabw2i12146.json</text:p>
      <text:p text:style-name="Standard">----------- Config Model Type: cnn -------------</text:p>
      <text:p text:style-name="Standard">value_specific_decoder False</text:p>
      <text:p text:style-name="Standard">learn_belief_state_update True</text:p>
      <text:p text:style-name="Standard">-- Generating word vector for: b'Economy' ::: -0.468108949041</text:p>
      <text:p text:style-name="Standard">-- Generating word vector for: b'Flexible' ::: -0.343360597373</text:p>
      <text:p text:style-name="Standard">-- Generating word vector for: b'Music' ::: 0.0736158064452</text:p>
      <text:p text:style-name="Standard">-- Generating word vector for: b'Sports' ::: -0.620735343676</text:p>
      <text:p text:style-name="Standard">-- Generating word vector for: b'Business' ::: 1.19916640315</text:p>
      <text:p text:style-name="Standard">-- Generating word vector for: b'True' ::: -0.470799759586</text:p>
      <text:p text:style-name="Standard">-- Generating word vector for: b'False' ::: 0.609567358052</text:p>
      <text:p text:style-name="Standard">-- Generating word vector for: b'TV' ::: -0.706762623678</text:p>
      <text:p text:style-name="Standard">-- Generating word vector for: b'Compact' ::: 0.103954917944</text:p>
      <text:p text:style-name="Standard">-- Generating word vector for: b'Standard' ::: -0.348212010022</text:p>
      <text:p text:style-name="Standard">-- Generating word vector for: b'Full-size' ::: 0.913480493516</text:p>
      <text:p text:style-name="Standard">-- Generating word vector for: b'Pool' ::: 0.0404492968628</text:p>
      <text:p text:style-name="Standard">-- Generating word vector for: b'Regular' ::: -2.28826648791</text:p>
      <text:p text:style-name="Standard">-- Generating word vector for: b'Luxury' ::: -0.720549127912</text:p>
      <text:p text:style-name="Standard">-- Generating word vector for: b'Gynecologist' ::: 0.374660081506</text:p>
      <text:p text:style-name="Standard">-- Generating word vector for: b'Ophthalmologist' ::: 0.293527048734</text:p>
      <text:p text:style-name="Standard">-- Generating word vector for: b'Dermatologist' ::: 1.33361509412</text:p>
      <text:p text:style-name="Standard">-- Generating word vector for: b'Museum' ::: 0.616677635929</text:p>
      <text:p text:style-name="Standard">-- Generating word vector for: b'Park' ::: -0.734164833977</text:p>
      <text:p text:style-name="Standard">checking</text:p>
      <text:p text:style-name="Standard">savings</text:p>
      <text:p text:style-name="Standard">dontcare</text:p>
      <text:p text:style-name="Standard">checking</text:p>
      <text:p text:style-name="Standard">savings</text:p>
      <text:p text:style-name="Standard">dontcare</text:p>
      <text:p text:style-name="Standard">banks_1_account_type</text:p>
      <text:p text:style-name="Standard">banks_1_recipient_account_type</text:p>
      <text:p text:style-name="Standard">banks_1_balance</text:p>
      <text:p text:style-name="Standard">banks_1_amount</text:p>
      <text:p text:style-name="Standard">banks_1_recipient_account_name</text:p>
      <text:p text:style-name="Standard">banks_1_CheckBalance</text:p>
      <text:p text:style-name="Standard">banks_1_TransferMoney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<text:soft-page-break/>dontcare</text:p>
      <text:p text:style-name="Standard">0</text:p>
      <text:p text:style-name="Standard">1</text:p>
      <text:p text:style-name="Standard">dontcare</text:p>
      <text:p text:style-name="Standard">buses_1_from_location</text:p>
      <text:p text:style-name="Standard">buses_1_to_location</text:p>
      <text:p text:style-name="Standard">buses_1_from_station</text:p>
      <text:p text:style-name="Standard">buses_1_to_station</text:p>
      <text:p text:style-name="Standard">buses_1_leaving_date</text:p>
      <text:p text:style-name="Standard">buses_1_leaving_time</text:p>
      <text:p text:style-name="Standard">buses_1_fare</text:p>
      <text:p text:style-name="Standard">buses_1_travelers</text:p>
      <text:p text:style-name="Standard">buses_1_transfers</text:p>
      <text:p text:style-name="Standard">buses_1_FindBus</text:p>
      <text:p text:style-name="Standard">buses_1_BuyBusTicke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dontcare</text:p>
      <text:p text:style-name="Standard">Economy</text:p>
      <text:p text:style-name="Standard">Economy extra</text:p>
      <text:p text:style-name="Standard">Flexible</text:p>
      <text:p text:style-name="Standard">dontcare</text:p>
      <text:p text:style-name="Standard">buses_2_origin</text:p>
      <text:p text:style-name="Standard">buses_2_destination</text:p>
      <text:p text:style-name="Standard">buses_2_origin_station_name</text:p>
      <text:p text:style-name="Standard">buses_2_destination_station_name</text:p>
      <text:p text:style-name="Standard">buses_2_departure_date</text:p>
      <text:p text:style-name="Standard">buses_2_price</text:p>
      <text:p text:style-name="Standard">buses_2_departure_time</text:p>
      <text:p text:style-name="Standard">buses_2_group_size</text:p>
      <text:p text:style-name="Standard">buses_2_fare_type</text:p>
      <text:p text:style-name="Standard">buses_2_FindBus</text:p>
      <text:p text:style-name="Standard">buses_2_BuyBusTicket</text:p>
      <text:p text:style-name="Standard">calendar_1_event_date</text:p>
      <text:p text:style-name="Standard">calendar_1_event_time</text:p>
      <text:p text:style-name="Standard">calendar_1_event_location</text:p>
      <text:p text:style-name="Standard">calendar_1_event_name</text:p>
      <text:p text:style-name="Standard">calendar_1_available_start_time</text:p>
      <text:p text:style-name="Standard">calendar_1_available_end_time</text:p>
      <text:p text:style-name="Standard">calendar_1_GetEvents</text:p>
      <text:p text:style-name="Standard">calendar_1_GetAvailableTime</text:p>
      <text:p text:style-name="Standard">calendar_1_AddEvent</text:p>
      <text:p text:style-name="Standard">Music</text:p>
      <text:p text:style-name="Standard">Sports</text:p>
      <text:p text:style-name="Standard">dontcare</text:p>
      <text:p text:style-name="Standard">1</text:p>
      <text:p text:style-name="Standard"><text:soft-page-break/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dontcare</text:p>
      <text:p text:style-name="Standard">events_1_category</text:p>
      <text:p text:style-name="Standard">events_1_subcategory</text:p>
      <text:p text:style-name="Standard">events_1_event_name</text:p>
      <text:p text:style-name="Standard">events_1_date</text:p>
      <text:p text:style-name="Standard">events_1_time</text:p>
      <text:p text:style-name="Standard">events_1_number_of_seats</text:p>
      <text:p text:style-name="Standard">events_1_city_of_event</text:p>
      <text:p text:style-name="Standard">events_1_event_location</text:p>
      <text:p text:style-name="Standard">events_1_address_of_location</text:p>
      <text:p text:style-name="Standard">events_1_FindEvents</text:p>
      <text:p text:style-name="Standard">events_1_BuyEventTickets</text:p>
      <text:p text:style-name="Standard">Music</text:p>
      <text:p text:style-name="Standard">Sports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dontcare</text:p>
      <text:p text:style-name="Standard">events_2_event_type</text:p>
      <text:p text:style-name="Standard">events_2_category</text:p>
      <text:p text:style-name="Standard">events_2_event_name</text:p>
      <text:p text:style-name="Standard">events_2_date</text:p>
      <text:p text:style-name="Standard">events_2_time</text:p>
      <text:p text:style-name="Standard">events_2_number_of_tickets</text:p>
      <text:p text:style-name="Standard">events_2_city</text:p>
      <text:p text:style-name="Standard">events_2_venue</text:p>
      <text:p text:style-name="Standard">events_2_venue_address</text:p>
      <text:p text:style-name="Standard">events_2_FindEvents</text:p>
      <text:p text:style-name="Standard">events_2_GetEventDates</text:p>
      <text:p text:style-name="Standard">events_2_BuyEventTickets</text:p>
      <text:p text:style-name="Standard">1</text:p>
      <text:p text:style-name="Standard">2</text:p>
      <text:p text:style-name="Standard">3</text:p>
      <text:p text:style-name="Standard">4</text:p>
      <text:p text:style-name="Standard"><text:soft-page-break/>dontcare</text:p>
      <text:p text:style-name="Standard">Economy</text:p>
      <text:p text:style-name="Standard">Premium Economy</text:p>
      <text:p text:style-name="Standard">Business</text:p>
      <text:p text:style-name="Standard">First Class</text:p>
      <text:p text:style-name="Standard">dontcare</text:p>
      <text:p text:style-name="Standard">/home/alex/Desktop/dstc8/neural-belief-tracker-master/code/nbt.py:2172: RuntimeWarning: invalid value encountered in true_divide</text:p>
      <text:p text:style-name="Standard"><text:s text:c="2"/>word_vectors[value] = [x / count for x in word_vectors[value]]</text:p>
      <text:p text:style-name="Standard">0</text:p>
      <text:p text:style-name="Standard">1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United Airlines</text:p>
      <text:p text:style-name="Standard">American Airlines</text:p>
      <text:p text:style-name="Standard">Delta Airlines</text:p>
      <text:p text:style-name="Standard">Southwest Airlines</text:p>
      <text:p text:style-name="Standard">Alaska Airlines</text:p>
      <text:p text:style-name="Standard">British Airways</text:p>
      <text:p text:style-name="Standard">Air Canada</text:p>
      <text:p text:style-name="Standard">Air France</text:p>
      <text:p text:style-name="Standard">dontcare</text:p>
      <text:p text:style-name="Standard">flights_1_passengers</text:p>
      <text:p text:style-name="Standard">flights_1_seating_class</text:p>
      <text:p text:style-name="Standard">flights_1_origin_city</text:p>
      <text:p text:style-name="Standard">flights_1_destination_city</text:p>
      <text:p text:style-name="Standard">flights_1_origin_airport</text:p>
      <text:p text:style-name="Standard">flights_1_destination_airport</text:p>
      <text:p text:style-name="Standard">flights_1_departure_date</text:p>
      <text:p text:style-name="Standard">flights_1_return_date</text:p>
      <text:p text:style-name="Standard">flights_1_number_stops</text:p>
      <text:p text:style-name="Standard">flights_1_outbound_departure_time</text:p>
      <text:p text:style-name="Standard">flights_1_outbound_arrival_time</text:p>
      <text:p text:style-name="Standard">flights_1_inbound_arrival_time</text:p>
      <text:p text:style-name="Standard">flights_1_inbound_departure_time</text:p>
      <text:p text:style-name="Standard">flights_1_price</text:p>
      <text:p text:style-name="Standard">flights_1_refundable</text:p>
      <text:p text:style-name="Standard">flights_1_airlines</text:p>
      <text:p text:style-name="Standard">flights_1_SearchOnewayFlight</text:p>
      <text:p text:style-name="Standard">flights_1_SearchRoundtripFlights</text:p>
      <text:p text:style-name="Standard">flights_1_ReserveOnewayFlight</text:p>
      <text:p text:style-name="Standard">flights_1_ReserveRoundtripFlights</text:p>
      <text:p text:style-name="Standard">1</text:p>
      <text:p text:style-name="Standard">2</text:p>
      <text:p text:style-name="Standard">3</text:p>
      <text:p text:style-name="Standard">4</text:p>
      <text:p text:style-name="Standard">dontcare</text:p>
      <text:p text:style-name="Standard"><text:soft-page-break/>Economy</text:p>
      <text:p text:style-name="Standard">Premium Economy</text:p>
      <text:p text:style-name="Standard">Business</text:p>
      <text:p text:style-name="Standard">First Class</text:p>
      <text:p text:style-name="Standard">dontcare</text:p>
      <text:p text:style-name="Standard">0</text:p>
      <text:p text:style-name="Standard">1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United Airlines</text:p>
      <text:p text:style-name="Standard">American Airlines</text:p>
      <text:p text:style-name="Standard">Delta Airlines</text:p>
      <text:p text:style-name="Standard">Southwest Airlines</text:p>
      <text:p text:style-name="Standard">Alaska Airlines</text:p>
      <text:p text:style-name="Standard">British Airways</text:p>
      <text:p text:style-name="Standard">Air Canada</text:p>
      <text:p text:style-name="Standard">Air France</text:p>
      <text:p text:style-name="Standard">dontcare</text:p>
      <text:p text:style-name="Standard">flights_2_passengers</text:p>
      <text:p text:style-name="Standard">flights_2_seating_class</text:p>
      <text:p text:style-name="Standard">flights_2_origin</text:p>
      <text:p text:style-name="Standard">flights_2_destination</text:p>
      <text:p text:style-name="Standard">flights_2_origin_airport</text:p>
      <text:p text:style-name="Standard">flights_2_destination_airport</text:p>
      <text:p text:style-name="Standard">flights_2_departure_date</text:p>
      <text:p text:style-name="Standard">flights_2_return_date</text:p>
      <text:p text:style-name="Standard">flights_2_number_stops</text:p>
      <text:p text:style-name="Standard">flights_2_outbound_departure_time</text:p>
      <text:p text:style-name="Standard">flights_2_outbound_arrival_time</text:p>
      <text:p text:style-name="Standard">flights_2_inbound_arrival_time</text:p>
      <text:p text:style-name="Standard">flights_2_inbound_departure_time</text:p>
      <text:p text:style-name="Standard">flights_2_fare</text:p>
      <text:p text:style-name="Standard">flights_2_is_redeye</text:p>
      <text:p text:style-name="Standard">flights_2_airlines</text:p>
      <text:p text:style-name="Standard">flights_2_SearchOnewayFlight</text:p>
      <text:p text:style-name="Standard">flights_2_SearchRoundtripFlights</text:p>
      <text:p text:style-name="Standard">True</text:p>
      <text:p text:style-name="Standard">False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dontcare</text:p>
      <text:p text:style-name="Standard"><text:soft-page-break/>1</text:p>
      <text:p text:style-name="Standard">2</text:p>
      <text:p text:style-name="Standard">3</text:p>
      <text:p text:style-name="Standard">4</text:p>
      <text:p text:style-name="Standard">dontcare</text:p>
      <text:p text:style-name="Standard">homes_1_area</text:p>
      <text:p text:style-name="Standard">homes_1_address</text:p>
      <text:p text:style-name="Standard">homes_1_property_name</text:p>
      <text:p text:style-name="Standard">homes_1_phone_number</text:p>
      <text:p text:style-name="Standard">homes_1_furnished</text:p>
      <text:p text:style-name="Standard">homes_1_pets_allowed</text:p>
      <text:p text:style-name="Standard">homes_1_rent</text:p>
      <text:p text:style-name="Standard">homes_1_visit_date</text:p>
      <text:p text:style-name="Standard">homes_1_number_of_beds</text:p>
      <text:p text:style-name="Standard">homes_1_number_of_baths</text:p>
      <text:p text:style-name="Standard">homes_1_FindApartment</text:p>
      <text:p text:style-name="Standard">homes_1_ScheduleVisit</text:p>
      <text:p text:style-name="Standard">1</text:p>
      <text:p text:style-name="Standard">2</text:p>
      <text:p text:style-name="Standard">3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hotels_1_destination</text:p>
      <text:p text:style-name="Standard">hotels_1_number_of_rooms</text:p>
      <text:p text:style-name="Standard">hotels_1_check_in_date</text:p>
      <text:p text:style-name="Standard">hotels_1_number_of_days</text:p>
      <text:p text:style-name="Standard">hotels_1_star_rating</text:p>
      <text:p text:style-name="Standard">hotels_1_hotel_name</text:p>
      <text:p text:style-name="Standard">hotels_1_street_address</text:p>
      <text:p text:style-name="Standard">hotels_1_phone_number</text:p>
      <text:p text:style-name="Standard">hotels_1_price_per_night</text:p>
      <text:p text:style-name="Standard">hotels_1_has_wifi</text:p>
      <text:p text:style-name="Standard">hotels_1_ReserveHotel</text:p>
      <text:p text:style-name="Standard">hotels_1_SearchHotel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dontcare</text:p>
      <text:p text:style-name="Standard">True</text:p>
      <text:p text:style-name="Standard"><text:soft-page-break/>False</text:p>
      <text:p text:style-name="Standard">dontcare</text:p>
      <text:p text:style-name="Standard">hotels_2_where_to</text:p>
      <text:p text:style-name="Standard">hotels_2_number_of_adults</text:p>
      <text:p text:style-name="Standard">hotels_2_check_in_date</text:p>
      <text:p text:style-name="Standard">hotels_2_check_out_date</text:p>
      <text:p text:style-name="Standard">hotels_2_rating</text:p>
      <text:p text:style-name="Standard">hotels_2_address</text:p>
      <text:p text:style-name="Standard">hotels_2_phone_number</text:p>
      <text:p text:style-name="Standard">hotels_2_total_price</text:p>
      <text:p text:style-name="Standard">hotels_2_has_laundry_service</text:p>
      <text:p text:style-name="Standard">hotels_2_BookHouse</text:p>
      <text:p text:style-name="Standard">hotels_2_SearchHouse</text:p>
      <text:p text:style-name="Standard">1</text:p>
      <text:p text:style-name="Standard">2</text:p>
      <text:p text:style-name="Standard">3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hotels_3_location</text:p>
      <text:p text:style-name="Standard">hotels_3_number_of_rooms</text:p>
      <text:p text:style-name="Standard">hotels_3_check_in_date</text:p>
      <text:p text:style-name="Standard">hotels_3_check_out_date</text:p>
      <text:p text:style-name="Standard">hotels_3_average_rating</text:p>
      <text:p text:style-name="Standard">hotels_3_hotel_name</text:p>
      <text:p text:style-name="Standard">hotels_3_street_address</text:p>
      <text:p text:style-name="Standard">hotels_3_phone_number</text:p>
      <text:p text:style-name="Standard">hotels_3_price</text:p>
      <text:p text:style-name="Standard">hotels_3_pets_welcome</text:p>
      <text:p text:style-name="Standard">hotels_3_ReserveHotel</text:p>
      <text:p text:style-name="Standard">hotels_3_SearchHotel</text:p>
      <text:p text:style-name="Standard">True</text:p>
      <text:p text:style-name="Standard">False</text:p>
      <text:p text:style-name="Standard">dontcare</text:p>
      <text:p text:style-name="Standard">media_1_title</text:p>
      <text:p text:style-name="Standard">media_1_genre</text:p>
      <text:p text:style-name="Standard">media_1_subtitles</text:p>
      <text:p text:style-name="Standard">media_1_directed_by</text:p>
      <text:p text:style-name="Standard">media_1_FindMovies</text:p>
      <text:p text:style-name="Standard">media_1_PlayMovie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<text:soft-page-break/>9</text:p>
      <text:p text:style-name="Standard">dontcare</text:p>
      <text:p text:style-name="Standard">regular</text:p>
      <text:p text:style-name="Standard">3d</text:p>
      <text:p text:style-name="Standard">imax</text:p>
      <text:p text:style-name="Standard">dontcare</text:p>
      <text:p text:style-name="Standard">movies_1_price</text:p>
      <text:p text:style-name="Standard">movies_1_number_of_tickets</text:p>
      <text:p text:style-name="Standard">movies_1_show_type</text:p>
      <text:p text:style-name="Standard">movies_1_theater_name</text:p>
      <text:p text:style-name="Standard">movies_1_show_time</text:p>
      <text:p text:style-name="Standard">movies_1_show_date</text:p>
      <text:p text:style-name="Standard">movies_1_genre</text:p>
      <text:p text:style-name="Standard">movies_1_street_address</text:p>
      <text:p text:style-name="Standard">movies_1_location</text:p>
      <text:p text:style-name="Standard">movies_1_movie_name</text:p>
      <text:p text:style-name="Standard">movies_1_BuyMovieTickets</text:p>
      <text:p text:style-name="Standard">movies_1_FindMovies</text:p>
      <text:p text:style-name="Standard">movies_1_GetTimesForMovie</text:p>
      <text:p text:style-name="Standard">2010</text:p>
      <text:p text:style-name="Standard">2011</text:p>
      <text:p text:style-name="Standard">2012</text:p>
      <text:p text:style-name="Standard">2013</text:p>
      <text:p text:style-name="Standard">2014</text:p>
      <text:p text:style-name="Standard">2015</text:p>
      <text:p text:style-name="Standard">2016</text:p>
      <text:p text:style-name="Standard">2017</text:p>
      <text:p text:style-name="Standard">2018</text:p>
      <text:p text:style-name="Standard">2019</text:p>
      <text:p text:style-name="Standard">dontcare</text:p>
      <text:p text:style-name="Standard">TV</text:p>
      <text:p text:style-name="Standard">Kitchen speaker</text:p>
      <text:p text:style-name="Standard">Bedroom speaker</text:p>
      <text:p text:style-name="Standard">dontcare</text:p>
      <text:p text:style-name="Standard">music_1_song_name</text:p>
      <text:p text:style-name="Standard">music_1_artist</text:p>
      <text:p text:style-name="Standard">music_1_album</text:p>
      <text:p text:style-name="Standard">music_1_genre</text:p>
      <text:p text:style-name="Standard">music_1_year</text:p>
      <text:p text:style-name="Standard">music_1_playback_device</text:p>
      <text:p text:style-name="Standard">music_1_LookupSong</text:p>
      <text:p text:style-name="Standard">music_1_PlaySong</text:p>
      <text:p text:style-name="Standard">TV</text:p>
      <text:p text:style-name="Standard">kitchen speaker</text:p>
      <text:p text:style-name="Standard">bedroom speaker</text:p>
      <text:p text:style-name="Standard">dontcare</text:p>
      <text:p text:style-name="Standard">music_2_song_name</text:p>
      <text:p text:style-name="Standard">music_2_artist</text:p>
      <text:p text:style-name="Standard">music_2_album</text:p>
      <text:p text:style-name="Standard"><text:soft-page-break/>music_2_genre</text:p>
      <text:p text:style-name="Standard">music_2_playback_device</text:p>
      <text:p text:style-name="Standard">music_2_LookupMusic</text:p>
      <text:p text:style-name="Standard">music_2_PlayMedia</text:p>
      <text:p text:style-name="Standard">Compact</text:p>
      <text:p text:style-name="Standard">Standard</text:p>
      <text:p text:style-name="Standard">Full-size</text:p>
      <text:p text:style-name="Standard">dontcare</text:p>
      <text:p text:style-name="Standard">rentalcars_1_type</text:p>
      <text:p text:style-name="Standard">rentalcars_1_car_name</text:p>
      <text:p text:style-name="Standard">rentalcars_1_pickup_location</text:p>
      <text:p text:style-name="Standard">rentalcars_1_pickup_date</text:p>
      <text:p text:style-name="Standard">rentalcars_1_pickup_time</text:p>
      <text:p text:style-name="Standard">rentalcars_1_pickup_city</text:p>
      <text:p text:style-name="Standard">rentalcars_1_dropoff_date</text:p>
      <text:p text:style-name="Standard">rentalcars_1_total_price</text:p>
      <text:p text:style-name="Standard">rentalcars_1_GetCarsAvailable</text:p>
      <text:p text:style-name="Standard">rentalcars_1_ReserveCar</text:p>
      <text:p text:style-name="Standard">Compact</text:p>
      <text:p text:style-name="Standard">Standard</text:p>
      <text:p text:style-name="Standard">Full-size</text:p>
      <text:p text:style-name="Standard">dontcare</text:p>
      <text:p text:style-name="Standard">rentalcars_2_car_type</text:p>
      <text:p text:style-name="Standard">rentalcars_2_car_name</text:p>
      <text:p text:style-name="Standard">rentalcars_2_pickup_location</text:p>
      <text:p text:style-name="Standard">rentalcars_2_pickup_date</text:p>
      <text:p text:style-name="Standard">rentalcars_2_pickup_time</text:p>
      <text:p text:style-name="Standard">rentalcars_2_pickup_city</text:p>
      <text:p text:style-name="Standard">rentalcars_2_dropoff_date</text:p>
      <text:p text:style-name="Standard">rentalcars_2_total_price</text:p>
      <text:p text:style-name="Standard">rentalcars_2_GetCarsAvailable</text:p>
      <text:p text:style-name="Standard">rentalcars_2_ReserveCar</text:p>
      <text:p text:style-name="Standard">True</text:p>
      <text:p text:style-name="Standard">False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dontcare</text:p>
      <text:p text:style-name="Standard">inexpensive</text:p>
      <text:p text:style-name="Standard">moderate</text:p>
      <text:p text:style-name="Standard">expensive</text:p>
      <text:p text:style-name="Standard">very expensive</text:p>
      <text:p text:style-name="Standard"><text:soft-page-break/>dontcare</text:p>
      <text:p text:style-name="Standard">restaurants_1_restaurant_name</text:p>
      <text:p text:style-name="Standard">restaurants_1_date</text:p>
      <text:p text:style-name="Standard">restaurants_1_time</text:p>
      <text:p text:style-name="Standard">restaurants_1_serves_alcohol</text:p>
      <text:p text:style-name="Standard">restaurants_1_has_live_music</text:p>
      <text:p text:style-name="Standard">restaurants_1_phone_number</text:p>
      <text:p text:style-name="Standard">restaurants_1_street_address</text:p>
      <text:p text:style-name="Standard">restaurants_1_party_size</text:p>
      <text:p text:style-name="Standard">restaurants_1_price_range</text:p>
      <text:p text:style-name="Standard">restaurants_1_city</text:p>
      <text:p text:style-name="Standard">restaurants_1_cuisine</text:p>
      <text:p text:style-name="Standard">restaurants_1_ReserveRestaurant</text:p>
      <text:p text:style-name="Standard">restaurants_1_FindRestaurants</text:p>
      <text:p text:style-name="Standard">True</text:p>
      <text:p text:style-name="Standard">False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dontcare</text:p>
      <text:p text:style-name="Standard">ridesharing_1_destination</text:p>
      <text:p text:style-name="Standard">ridesharing_1_shared_ride</text:p>
      <text:p text:style-name="Standard">ridesharing_1_ride_fare</text:p>
      <text:p text:style-name="Standard">ridesharing_1_approximate_ride_duration</text:p>
      <text:p text:style-name="Standard">ridesharing_1_number_of_riders</text:p>
      <text:p text:style-name="Standard">ridesharing_1_GetRide</text:p>
      <text:p text:style-name="Standard">Pool</text:p>
      <text:p text:style-name="Standard">Regular</text:p>
      <text:p text:style-name="Standard">Luxury</text:p>
      <text:p text:style-name="Standard">dontcare</text:p>
      <text:p text:style-name="Standard">1</text:p>
      <text:p text:style-name="Standard">2</text:p>
      <text:p text:style-name="Standard">3</text:p>
      <text:p text:style-name="Standard">4</text:p>
      <text:p text:style-name="Standard">dontcare</text:p>
      <text:p text:style-name="Standard">ridesharing_2_destination</text:p>
      <text:p text:style-name="Standard">ridesharing_2_ride_type</text:p>
      <text:p text:style-name="Standard">ridesharing_2_ride_fare</text:p>
      <text:p text:style-name="Standard">ridesharing_2_wait_time</text:p>
      <text:p text:style-name="Standard">ridesharing_2_number_of_seats</text:p>
      <text:p text:style-name="Standard">ridesharing_2_GetRide</text:p>
      <text:p text:style-name="Standard">True</text:p>
      <text:p text:style-name="Standard">False</text:p>
      <text:p text:style-name="Standard">dontcare</text:p>
      <text:p text:style-name="Standard">services_1_stylist_name</text:p>
      <text:p text:style-name="Standard">services_1_phone_number</text:p>
      <text:p text:style-name="Standard">services_1_average_rating</text:p>
      <text:p text:style-name="Standard"><text:soft-page-break/>services_1_is_unisex</text:p>
      <text:p text:style-name="Standard">services_1_street_address</text:p>
      <text:p text:style-name="Standard">services_1_city</text:p>
      <text:p text:style-name="Standard">services_1_appointment_date</text:p>
      <text:p text:style-name="Standard">services_1_appointment_time</text:p>
      <text:p text:style-name="Standard">services_1_BookAppointment</text:p>
      <text:p text:style-name="Standard">services_1_FindProvider</text:p>
      <text:p text:style-name="Standard">True</text:p>
      <text:p text:style-name="Standard">False</text:p>
      <text:p text:style-name="Standard">dontcare</text:p>
      <text:p text:style-name="Standard">services_2_dentist_name</text:p>
      <text:p text:style-name="Standard">services_2_phone_number</text:p>
      <text:p text:style-name="Standard">services_2_address</text:p>
      <text:p text:style-name="Standard">services_2_city</text:p>
      <text:p text:style-name="Standard">services_2_appointment_date</text:p>
      <text:p text:style-name="Standard">services_2_appointment_time</text:p>
      <text:p text:style-name="Standard">services_2_offers_cosmetic_services</text:p>
      <text:p text:style-name="Standard">services_2_BookAppointment</text:p>
      <text:p text:style-name="Standard">services_2_FindProvider</text:p>
      <text:p text:style-name="Standard">Gynecologist</text:p>
      <text:p text:style-name="Standard">ENT Specialist</text:p>
      <text:p text:style-name="Standard">Ophthalmologist</text:p>
      <text:p text:style-name="Standard">General Practitioner</text:p>
      <text:p text:style-name="Standard">Dermatologist</text:p>
      <text:p text:style-name="Standard">dontcare</text:p>
      <text:p text:style-name="Standard">services_3_doctor_name</text:p>
      <text:p text:style-name="Standard">services_3_phone_number</text:p>
      <text:p text:style-name="Standard">services_3_average_rating</text:p>
      <text:p text:style-name="Standard">services_3_street_address</text:p>
      <text:p text:style-name="Standard">services_3_city</text:p>
      <text:p text:style-name="Standard">services_3_appointment_date</text:p>
      <text:p text:style-name="Standard">services_3_appointment_time</text:p>
      <text:p text:style-name="Standard">services_3_type</text:p>
      <text:p text:style-name="Standard">services_3_BookAppointment</text:p>
      <text:p text:style-name="Standard">services_3_FindProvider</text:p>
      <text:p text:style-name="Standard">Place of Worship</text:p>
      <text:p text:style-name="Standard">Theme Park</text:p>
      <text:p text:style-name="Standard">Museum</text:p>
      <text:p text:style-name="Standard">Historical Landmark</text:p>
      <text:p text:style-name="Standard">Park</text:p>
      <text:p text:style-name="Standard">Tourist Attraction</text:p>
      <text:p text:style-name="Standard">Sports Venue</text:p>
      <text:p text:style-name="Standard">Shopping Area</text:p>
      <text:p text:style-name="Standard">Performing Arts Venue</text:p>
      <text:p text:style-name="Standard">Nature Preserve</text:p>
      <text:p text:style-name="Standard">dontcare</text:p>
      <text:p text:style-name="Standard">True</text:p>
      <text:p text:style-name="Standard">False</text:p>
      <text:p text:style-name="Standard">dontcare</text:p>
      <text:p text:style-name="Standard"><text:soft-page-break/>True</text:p>
      <text:p text:style-name="Standard">False</text:p>
      <text:p text:style-name="Standard">dontcare</text:p>
      <text:p text:style-name="Standard">travel_1_location</text:p>
      <text:p text:style-name="Standard">travel_1_attraction_name</text:p>
      <text:p text:style-name="Standard">travel_1_category</text:p>
      <text:p text:style-name="Standard">travel_1_phone_number</text:p>
      <text:p text:style-name="Standard">travel_1_free_entry</text:p>
      <text:p text:style-name="Standard">travel_1_good_for_kids</text:p>
      <text:p text:style-name="Standard">travel_1_FindAttractions</text:p>
      <text:p text:style-name="Standard">weather_1_precipitation</text:p>
      <text:p text:style-name="Standard">weather_1_humidity</text:p>
      <text:p text:style-name="Standard">weather_1_wind</text:p>
      <text:p text:style-name="Standard">weather_1_temperature</text:p>
      <text:p text:style-name="Standard">weather_1_city</text:p>
      <text:p text:style-name="Standard">weather_1_date</text:p>
      <text:p text:style-name="Standard">weather_1_GetWeather</text:p>
      <text:p text:style-name="Standard">Initialisation of model variables for slot: restaurants_1_serves_alcohol</text:p>
      <text:p text:style-name="Standard">=========================== Model declaration ===========================</text:p>
      <text:p text:style-name="Standard">Hidden layer size: 100 Label Size: 4 Use Softmax: True Use Delex Features: False</text:p>
      <text:p text:style-name="Standard">WARNING: Logging before flag parsing goes to stderr.</text:p>
      <text:p text:style-name="Standard">W0903 00:07:51.002784 140616865904448 deprecation_wrapper.py:119] From /home/alex/Desktop/dstc8/neural-belief-tracker-master/code/models.py:78: The name tf.placeholder is deprecated. Please use tf.compat.v1.placeholder instead.</text:p>
      <text:p text:style-name="Standard"/>
      <text:p text:style-name="Standard">W0903 00:07:51.013873 140616865904448 deprecation_wrapper.py:119] From /home/alex/Desktop/dstc8/neural-belief-tracker-master/code/models.py:17: The name tf.truncated_normal is deprecated. Please use tf.random.truncated_normal instead.</text:p>
      <text:p text:style-name="Standard"/>
      <text:p text:style-name="Standard">W0903 00:07:51.020703 140616865904448 deprecation_wrapper.py:119] From /home/alex/Desktop/dstc8/neural-belief-tracker-master/code/models.py:27: The name tf.nn.max_pool is deprecated. Please use tf.nn.max_pool2d instead.</text:p>
      <text:p text:style-name="Standard"/>
      <text:p text:style-name="Standard">W0903 00:07:51.038782 140616865904448 deprecation_wrapper.py:119] From /home/alex/Desktop/dstc8/neural-belief-tracker-master/code/models.py:130: The name tf.random_normal is deprecated. Please use tf.random.normal instead.</text:p>
      <text:p text:style-name="Standard"/>
      <text:p text:style-name="Standard">W0903 00:07:51.056739 140616865904448 deprecation.py:506] From /home/alex/Desktop/dstc8/neural-belief-tracker-master/code/models.py:153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0903 00:07:51.186202 140616865904448 deprecation_wrapper.py:119] From /home/alex/Desktop/dstc8/neural-belief-tracker-master/code/models.py:282: The name tf.diag is deprecated. Please use tf.linalg.tensor_diag instead.</text:p>
      <text:p text:style-name="Standard"/>
      <text:p text:style-name="Standard">W0903 00:07:51.191427 140616865904448 deprecation_wrapper.py:119] From /home/alex/Desktop/dstc8/neural-belief-tracker-master/code/models.py:285: The name tf.matrix_set_diag is deprecated. Please use tf.linalg.set_diag instead.</text:p>
      <text:p text:style-name="Standard"><text:soft-page-break/></text:p>
      <text:p text:style-name="Standard">W0903 00:07:51.207203 140616865904448 deprecation.py:323] From /home/alex/Desktop/dstc8/neural-belief-tracker-master/code/models.py:316: softmax_cross_entropy_with_logits (from tensorflow.python.ops.nn_ops) is deprecated and will be removed in a future version.</text:p>
      <text:p text:style-name="Standard">Instructions for updating:</text:p>
      <text:p text:style-name="Standard"/>
      <text:p text:style-name="Standard">Future major versions of TensorFlow will allow gradients to flow</text:p>
      <text:p text:style-name="Standard">into the labels input on backprop by default.</text:p>
      <text:p text:style-name="Standard"/>
      <text:p text:style-name="Standard">See `tf.nn.softmax_cross_entropy_with_logits_v2`.</text:p>
      <text:p text:style-name="Standard"/>
      <text:p text:style-name="Standard">W0903 00:07:51.227597 140616865904448 deprecation_wrapper.py:119] From /home/alex/Desktop/dstc8/neural-belief-tracker-master/code/models.py:359: The name tf.train.AdamOptimizer is deprecated. Please use tf.compat.v1.train.AdamOptimizer instead.</text:p>
      <text:p text:style-name="Standard"/>
      <text:p text:style-name="Standard">Initialisation of model variables for slot: restaurants_1_has_live_music</text:p>
      <text:p text:style-name="Standard">=========================== Model declaration ===========================</text:p>
      <text:p text:style-name="Standard">Hidden layer size: 100 Label Size: 4 Use Softmax: True Use Delex Features: False</text:p>
      <text:p text:style-name="Standard">Initialisation of model variables for slot: restaurants_1_party_size</text:p>
      <text:p text:style-name="Standard">=========================== Model declaration ===========================</text:p>
      <text:p text:style-name="Standard">Hidden layer size: 100 Label Size: 8 Use Softmax: True Use Delex Features: False</text:p>
      <text:p text:style-name="Standard">Initialisation of model variables for slot: restaurants_1_price_range</text:p>
      <text:p text:style-name="Standard">=========================== Model declaration ===========================</text:p>
      <text:p text:style-name="Standard">Hidden layer size: 100 Label Size: 6 Use Softmax: True Use Delex Features: False</text:p>
      <text:p text:style-name="Standard">Initialisation of model variables for slot: restaurants_1_request</text:p>
      <text:p text:style-name="Standard">=========================== Model declaration ===========================</text:p>
      <text:p text:style-name="Standard">Hidden layer size: 100 Label Size: 11 Use Softmax: False Use Delex Features: False</text:p>
      <text:p text:style-name="Standard">Initialisation of model variables for slot: restaurants_1_active_intent</text:p>
      <text:p text:style-name="Standard">=========================== Model declaration ===========================</text:p>
      <text:p text:style-name="Standard">Hidden layer size: 100 Label Size: 3 Use Softmax: True Use Delex Features: False</text:p>
      <text:p text:style-name="Standard"/>
      <text:p text:style-name="Standard">============== <text:s/>Training the NBT Model for slot restaurants_1_serves_alcohol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W0903 00:07:57.122664 140616865904448 deprecation_wrapper.py:119] From /home/alex/Desktop/dstc8/neural-belief-tracker-master/code/nbt.py:1655: The name tf.train.Saver is deprecated. Please use tf.compat.v1.train.Saver instead.</text:p>
      <text:p text:style-name="Standard"/>
      <text:p text:style-name="Standard">2019-09-03 00:07:57.399939: I tensorflow/core/platform/profile_utils/cpu_utils.cc:94] CPU Frequency: 2592000000 Hz</text:p>
      <text:p text:style-name="Standard">2019-09-03 00:07:57.401922: I tensorflow/compiler/xla/service/service.cc:168] XLA service 0xaa63460 executing computations on platform Host. Devices:</text:p>
      <text:p text:style-name="Standard">2019-09-03 00:07:57.401961: I tensorflow/compiler/xla/service/service.cc:175] <text:s text:c="2"/>StreamExecutor device (0): &lt;undefined&gt;, &lt;undefined&gt;</text:p>
      <text:p text:style-name="Standard"><text:soft-page-break/>2019-09-03 00:07:57.405995: I tensorflow/stream_executor/platform/default/dso_loader.cc:42] Successfully opened dynamic library libcuda.so.1</text:p>
      <text:p text:style-name="Standard">2019-09-03 00:07:57.474312: I tensorflow/stream_executor/cuda/cuda_gpu_executor.cc:1005] successful NUMA node read from SysFS had negative value (-1), but there must be at least one NUMA node, so returning NUMA node zero</text:p>
      <text:p text:style-name="Standard">2019-09-03 00:07:57.475204: I tensorflow/compiler/xla/service/service.cc:168] XLA service 0x70ae3f0 executing computations on platform CUDA. Devices:</text:p>
      <text:p text:style-name="Standard">2019-09-03 00:07:57.475216: I tensorflow/compiler/xla/service/service.cc:175] <text:s text:c="2"/>StreamExecutor device (0): GeForce RTX 2070 with Max-Q Design, Compute Capability 7.5</text:p>
      <text:p text:style-name="Standard">2019-09-03 00:07:57.475317: I tensorflow/stream_executor/cuda/cuda_gpu_executor.cc:1005] successful NUMA node read from SysFS had negative value (-1), but there must be at least one NUMA node, so returning NUMA node zero</text:p>
      <text:p text:style-name="Standard">2019-09-03 00:07:57.476197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07:57.476216: I tensorflow/stream_executor/platform/default/dso_loader.cc:42] Successfully opened dynamic library libcudart.so.10.0</text:p>
      <text:p text:style-name="Standard">2019-09-03 00:07:57.477035: I tensorflow/stream_executor/platform/default/dso_loader.cc:42] Successfully opened dynamic library libcublas.so.10.0</text:p>
      <text:p text:style-name="Standard">2019-09-03 00:07:57.477785: I tensorflow/stream_executor/platform/default/dso_loader.cc:42] Successfully opened dynamic library libcufft.so.10.0</text:p>
      <text:p text:style-name="Standard">2019-09-03 00:07:57.477947: I tensorflow/stream_executor/platform/default/dso_loader.cc:42] Successfully opened dynamic library libcurand.so.10.0</text:p>
      <text:p text:style-name="Standard">2019-09-03 00:07:57.478874: I tensorflow/stream_executor/platform/default/dso_loader.cc:42] Successfully opened dynamic library libcusolver.so.10.0</text:p>
      <text:p text:style-name="Standard">2019-09-03 00:07:57.479631: I tensorflow/stream_executor/platform/default/dso_loader.cc:42] Successfully opened dynamic library libcusparse.so.10.0</text:p>
      <text:p text:style-name="Standard">2019-09-03 00:07:57.481787: I tensorflow/stream_executor/platform/default/dso_loader.cc:42] Successfully opened dynamic library libcudnn.so.7</text:p>
      <text:p text:style-name="Standard">2019-09-03 00:07:57.481858: I tensorflow/stream_executor/cuda/cuda_gpu_executor.cc:1005] successful NUMA node read from SysFS had negative value (-1), but there must be at least one NUMA node, so returning NUMA node zero</text:p>
      <text:p text:style-name="Standard">2019-09-03 00:07:57.482738: I tensorflow/stream_executor/cuda/cuda_gpu_executor.cc:1005] successful NUMA node read from SysFS had negative value (-1), but there must be at least one NUMA node, so returning NUMA node zero</text:p>
      <text:p text:style-name="Standard">2019-09-03 00:07:57.483567: I tensorflow/core/common_runtime/gpu/gpu_device.cc:1763] Adding visible gpu devices: 0</text:p>
      <text:p text:style-name="Standard">2019-09-03 00:07:57.838137: I tensorflow/core/common_runtime/gpu/gpu_device.cc:1181] Device interconnect StreamExecutor with strength 1 edge matrix:</text:p>
      <text:p text:style-name="Standard">2019-09-03 00:07:57.838158: I tensorflow/core/common_runtime/gpu/gpu_device.cc:1187] <text:s text:c="5"/>0 </text:p>
      <text:p text:style-name="Standard">2019-09-03 00:07:57.838163: I tensorflow/core/common_runtime/gpu/gpu_device.cc:1200] 0: <text:s text:c="2"/>N </text:p>
      <text:p text:style-name="Standard">2019-09-03 00:07:57.838332: I tensorflow/stream_executor/cuda/cuda_gpu_executor.cc:1005] successful NUMA node read from SysFS had negative value (-1), but there must be at least one NUMA node, so returning NUMA node zero</text:p>
      <text:p text:style-name="Standard">2019-09-03 00:07:57.839176: I tensorflow/stream_executor/cuda/cuda_gpu_executor.cc:1005] successful NUMA node read from SysFS had negative value (-1), but there must be at least one NUMA node, so returning NUMA node zero</text:p>
      <text:p text:style-name="Standard"><text:soft-page-break/>2019-09-03 00:07:57.840165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2019-09-03 00:07:58.780756: I tensorflow/stream_executor/platform/default/dso_loader.cc:42] Successfully opened dynamic library libcublas.so.10.0</text:p>
      <text:p text:style-name="Standard">2019-09-03 00:07:58.954044: I tensorflow/stream_executor/platform/default/dso_loader.cc:42] Successfully opened dynamic library libcudnn.so.7</text:p>
      <text:p text:style-name="Standard">Epoch 0 to 1 took 2.61 seconds.</text:p>
      <text:p text:style-name="Standard">Epoch 2 [Accuracy] = <text:s/>0.721 <text:s/>----- update coeff: 0.7</text:p>
      <text:p text:style-name="Standard"><text:s/>Validation metric for slot: restaurants_1_serves_alcohol <text:s/>: 0.721 <text:s/>eval took 0.0 last update at: -1 / 200</text:p>
      <text:p text:style-name="Standard"/>
      <text:p text:style-name="Standard"><text:s/>====================== New best validation metric: 0.721 <text:s/>- saving these parameters. Epoch is: 2 / 200 ---------------- =========== <text:s/></text:p>
      <text:p text:style-name="Standard"/>
      <text:p text:style-name="Standard">Epoch 3 [Accuracy] = <text:s/>0.91 <text:s/>----- update coeff: 0.7</text:p>
      <text:p text:style-name="Standard"><text:s/>Validation metric for slot: restaurants_1_serves_alcohol <text:s/>: 0.91 <text:s/>eval took 0.0 last update at: 1 / 200</text:p>
      <text:p text:style-name="Standard"/>
      <text:p text:style-name="Standard"><text:s/>====================== New best validation metric: 0.91 <text:s/>- saving these parameters. Epoch is: 3 / 200 ---------------- =========== <text:s/></text:p>
      <text:p text:style-name="Standard"/>
      <text:p text:style-name="Standard">Epoch 4 [Accuracy] = <text:s/>0.92 <text:s/>----- update coeff: 0.7</text:p>
      <text:p text:style-name="Standard"><text:s/>Validation metric for slot: restaurants_1_serves_alcohol <text:s/>: 0.92 <text:s/>eval took 0.0 last update at: 2 / 200</text:p>
      <text:p text:style-name="Standard"/>
      <text:p text:style-name="Standard"><text:s/>====================== New best validation metric: 0.92 <text:s/>- saving these parameters. Epoch is: 4 / 200 ---------------- =========== <text:s/></text:p>
      <text:p text:style-name="Standard"/>
      <text:p text:style-name="Standard">Epoch 5 [Accuracy] = <text:s/>0.929 <text:s/>----- update coeff: 0.7</text:p>
      <text:p text:style-name="Standard"><text:s/>Validation metric for slot: restaurants_1_serves_alcohol <text:s/>: 0.929 <text:s/>eval took 0.0 last update at: 3 / 200</text:p>
      <text:p text:style-name="Standard"/>
      <text:p text:style-name="Standard"><text:s/>====================== New best validation metric: 0.929 <text:s/>- saving these parameters. Epoch is: 5 / 200 ---------------- =========== <text:s/></text:p>
      <text:p text:style-name="Standard"/>
      <text:p text:style-name="Standard">Epoch 0 to 5 took 8.62 seconds.</text:p>
      <text:p text:style-name="Standard">Epoch 6 [Accuracy] = <text:s/>0.914 <text:s/>----- update coeff: 0.7</text:p>
      <text:p text:style-name="Standard"><text:s/>Validation metric for slot: restaurants_1_serves_alcohol <text:s/>: 0.914 <text:s/>eval took 0.0 last update at: 4 / 200</text:p>
      <text:p text:style-name="Standard">Epoch 7 [Accuracy] = <text:s/>0.884 <text:s/>----- update coeff: 0.7</text:p>
      <text:p text:style-name="Standard"><text:s/>Validation metric for slot: restaurants_1_serves_alcohol <text:s/>: 0.884 <text:s/>eval took 0.0 last update at: 4 / 200</text:p>
      <text:p text:style-name="Standard">Epoch 8 [Accuracy] = <text:s/>0.922 <text:s/>----- update coeff: 0.7</text:p>
      <text:p text:style-name="Standard"><text:s/>Validation metric for slot: restaurants_1_serves_alcohol <text:s/>: 0.922 <text:s/>eval took 0.0 last update at: 4 / 200</text:p>
      <text:p text:style-name="Standard">Epoch 9 [Accuracy] = <text:s/>0.92 <text:s/>----- update coeff: 0.7</text:p>
      <text:p text:style-name="Standard"><text:s/>Validation metric for slot: restaurants_1_serves_alcohol <text:s/>: 0.92 <text:s/>eval took 0.0 last update at: 4 / 200</text:p>
      <text:p text:style-name="Standard">Epoch 10 [Accuracy] = <text:s/>0.92 <text:s/>----- update coeff: 0.7</text:p>
      <text:p text:style-name="Standard"><text:s/>Validation metric for slot: restaurants_1_serves_alcohol <text:s/>: 0.92 <text:s/>eval took 0.0 last update at: 4 / 200</text:p>
      <text:p text:style-name="Standard">Epoch 5 to 10 took 5.95 seconds.</text:p>
      <text:p text:style-name="Standard">Epoch 11 [Accuracy] = <text:s/>0.924 <text:s/>----- update coeff: 0.7</text:p>
      <text:p text:style-name="Standard"><text:soft-page-break/><text:s/>Validation metric for slot: restaurants_1_serves_alcohol <text:s/>: 0.924 <text:s/>eval took 0.0 last update at: 4 / 200</text:p>
      <text:p text:style-name="Standard">Epoch 12 [Accuracy] = <text:s/>0.924 <text:s/>----- update coeff: 0.7</text:p>
      <text:p text:style-name="Standard"><text:s/>Validation metric for slot: restaurants_1_serves_alcohol <text:s/>: 0.924 <text:s/>eval took 0.0 last update at: 4 / 200</text:p>
      <text:p text:style-name="Standard">Epoch 13 [Accuracy] = <text:s/>0.913 <text:s/>----- update coeff: 0.7</text:p>
      <text:p text:style-name="Standard"><text:s/>Validation metric for slot: restaurants_1_serves_alcohol <text:s/>: 0.913 <text:s/>eval took 0.0 last update at: 4 / 200</text:p>
      <text:p text:style-name="Standard">Epoch 14 [Accuracy] = <text:s/>0.923 <text:s/>----- update coeff: 0.7</text:p>
      <text:p text:style-name="Standard"><text:s/>Validation metric for slot: restaurants_1_serves_alcohol <text:s/>: 0.923 <text:s/>eval took 0.0 last update at: 4 / 200</text:p>
      <text:p text:style-name="Standard">Epoch 15 [Accuracy] = <text:s/>0.897 <text:s/>----- update coeff: 0.7</text:p>
      <text:p text:style-name="Standard"><text:s/>Validation metric for slot: restaurants_1_serves_alcohol <text:s/>: 0.897 <text:s/>eval took 0.0 last update at: 4 / 200</text:p>
      <text:p text:style-name="Standard">Epoch 10 to 15 took 5.72 seconds.</text:p>
      <text:p text:style-name="Standard">Epoch 16 [Accuracy] = <text:s/>0.92 <text:s/>----- update coeff: 0.7</text:p>
      <text:p text:style-name="Standard"><text:s/>Validation metric for slot: restaurants_1_serves_alcohol <text:s/>: 0.92 <text:s/>eval took 0.0 last update at: 4 / 200</text:p>
      <text:p text:style-name="Standard">Epoch 17 [Accuracy] = <text:s/>0.938 <text:s/>----- update coeff: 0.7</text:p>
      <text:p text:style-name="Standard"><text:s/>Validation metric for slot: restaurants_1_serves_alcohol <text:s/>: 0.938 <text:s/>eval took 0.0 last update at: 4 / 200</text:p>
      <text:p text:style-name="Standard"/>
      <text:p text:style-name="Standard"><text:s/>====================== New best validation metric: 0.938 <text:s/>- saving these parameters. Epoch is: 17 / 200 ---------------- =========== <text:s/></text:p>
      <text:p text:style-name="Standard"/>
      <text:p text:style-name="Standard">Epoch 18 [Accuracy] = <text:s/>0.927 <text:s/>----- update coeff: 0.7</text:p>
      <text:p text:style-name="Standard"><text:s/>Validation metric for slot: restaurants_1_serves_alcohol <text:s/>: 0.927 <text:s/>eval took 0.0 last update at: 16 / 200</text:p>
      <text:p text:style-name="Standard">Epoch 19 [Accuracy] = <text:s/>0.933 <text:s/>----- update coeff: 0.7</text:p>
      <text:p text:style-name="Standard"><text:s/>Validation metric for slot: restaurants_1_serves_alcohol <text:s/>: 0.933 <text:s/>eval took 0.0 last update at: 16 / 200</text:p>
      <text:p text:style-name="Standard">Epoch 20 [Accuracy] = <text:s/>0.92 <text:s/>----- update coeff: 0.7</text:p>
      <text:p text:style-name="Standard"><text:s/>Validation metric for slot: restaurants_1_serves_alcohol <text:s/>: 0.92 <text:s/>eval took 0.0 last update at: 16 / 200</text:p>
      <text:p text:style-name="Standard">Epoch 15 to 20 took 5.97 seconds.</text:p>
      <text:p text:style-name="Standard">Epoch 21 [Accuracy] = <text:s/>0.927 <text:s/>----- update coeff: 0.7</text:p>
      <text:p text:style-name="Standard"><text:s/>Validation metric for slot: restaurants_1_serves_alcohol <text:s/>: 0.927 <text:s/>eval took 0.0 last update at: 16 / 200</text:p>
      <text:p text:style-name="Standard">Epoch 22 [Accuracy] = <text:s/>0.926 <text:s/>----- update coeff: 0.7</text:p>
      <text:p text:style-name="Standard"><text:s/>Validation metric for slot: restaurants_1_serves_alcohol <text:s/>: 0.926 <text:s/>eval took 0.0 last update at: 16 / 200</text:p>
      <text:p text:style-name="Standard">Epoch 23 [Accuracy] = <text:s/>0.93 <text:s/>----- update coeff: 0.7</text:p>
      <text:p text:style-name="Standard"><text:s/>Validation metric for slot: restaurants_1_serves_alcohol <text:s/>: 0.93 <text:s/>eval took 0.0 last update at: 16 / 200</text:p>
      <text:p text:style-name="Standard">Epoch 24 [Accuracy] = <text:s/>0.927 <text:s/>----- update coeff: 0.7</text:p>
      <text:p text:style-name="Standard"><text:s/>Validation metric for slot: restaurants_1_serves_alcohol <text:s/>: 0.927 <text:s/>eval took 0.0 last update at: 16 / 200</text:p>
      <text:p text:style-name="Standard">Epoch 25 [Accuracy] = <text:s/>0.924 <text:s/>----- update coeff: 0.7</text:p>
      <text:p text:style-name="Standard"><text:s/>Validation metric for slot: restaurants_1_serves_alcohol <text:s/>: 0.924 <text:s/>eval took 0.0 last update at: 16 / 200</text:p>
      <text:p text:style-name="Standard">Epoch 20 to 25 took 5.77 seconds.</text:p>
      <text:p text:style-name="Standard">Epoch 26 [Accuracy] = <text:s/>0.92 <text:s/>----- update coeff: 0.7</text:p>
      <text:p text:style-name="Standard"><text:s/>Validation metric for slot: restaurants_1_serves_alcohol <text:s/>: 0.92 <text:s/>eval took 0.0 last update at: 16 / 200</text:p>
      <text:p text:style-name="Standard">Epoch 27 [Accuracy] = <text:s/>0.923 <text:s/>----- update coeff: 0.7</text:p>
      <text:p text:style-name="Standard"><text:s/>Validation metric for slot: restaurants_1_serves_alcohol <text:s/>: 0.923 <text:s/>eval took 0.0 last update at: 16 / 200</text:p>
      <text:p text:style-name="Standard">Epoch 28 [Accuracy] = <text:s/>0.932 <text:s/>----- update coeff: 0.7</text:p>
      <text:p text:style-name="Standard"><text:s/>Validation metric for slot: restaurants_1_serves_alcohol <text:s/>: 0.932 <text:s/>eval took 0.0 last update at: 16 / 200</text:p>
      <text:p text:style-name="Standard">Epoch 29 [Accuracy] = <text:s/>0.924 <text:s/>----- update coeff: 0.7</text:p>
      <text:p text:style-name="Standard"><text:s/>Validation metric for slot: restaurants_1_serves_alcohol <text:s/>: 0.924 <text:s/>eval took 0.0 last update at: 16 / 200</text:p>
      <text:p text:style-name="Standard">Epoch 30 [Accuracy] = <text:s/>0.933 <text:s/>----- update coeff: 0.7</text:p>
      <text:p text:style-name="Standard"><text:s/>Validation metric for slot: restaurants_1_serves_alcohol <text:s/>: 0.933 <text:s/>eval took 0.0 last update at: 16 / 200</text:p>
      <text:p text:style-name="Standard">Epoch 25 to 30 took 5.63 seconds.</text:p>
      <text:p text:style-name="Standard">Epoch 31 [Accuracy] = <text:s/>0.924 <text:s/>----- update coeff: 0.7</text:p>
      <text:p text:style-name="Standard"><text:s/>Validation metric for slot: restaurants_1_serves_alcohol <text:s/>: 0.924 <text:s/>eval took 0.0 last update at: 16 / 200</text:p>
      <text:p text:style-name="Standard"><text:soft-page-break/>Epoch 32 [Accuracy] = <text:s/>0.926 <text:s/>----- update coeff: 0.7</text:p>
      <text:p text:style-name="Standard"><text:s/>Validation metric for slot: restaurants_1_serves_alcohol <text:s/>: 0.926 <text:s/>eval took 0.0 last update at: 16 / 200</text:p>
      <text:p text:style-name="Standard">Epoch 33 [Accuracy] = <text:s/>0.929 <text:s/>----- update coeff: 0.7</text:p>
      <text:p text:style-name="Standard"><text:s/>Validation metric for slot: restaurants_1_serves_alcohol <text:s/>: 0.929 <text:s/>eval took 0.0 last update at: 16 / 200</text:p>
      <text:p text:style-name="Standard">Epoch 34 [Accuracy] = <text:s/>0.929 <text:s/>----- update coeff: 0.7</text:p>
      <text:p text:style-name="Standard"><text:s/>Validation metric for slot: restaurants_1_serves_alcohol <text:s/>: 0.929 <text:s/>eval took 0.0 last update at: 16 / 200</text:p>
      <text:p text:style-name="Standard">Epoch 35 [Accuracy] = <text:s/>0.936 <text:s/>----- update coeff: 0.7</text:p>
      <text:p text:style-name="Standard"><text:s/>Validation metric for slot: restaurants_1_serves_alcohol <text:s/>: 0.936 <text:s/>eval took 0.0 last update at: 16 / 200</text:p>
      <text:p text:style-name="Standard">Epoch 30 to 35 took 5.87 seconds.</text:p>
      <text:p text:style-name="Standard">Epoch 36 [Accuracy] = <text:s/>0.938 <text:s/>----- update coeff: 0.7</text:p>
      <text:p text:style-name="Standard"><text:s/>Validation metric for slot: restaurants_1_serves_alcohol <text:s/>: 0.938 <text:s/>eval took 0.0 last update at: 16 / 200</text:p>
      <text:p text:style-name="Standard">Epoch 37 [Accuracy] = <text:s/>0.927 <text:s/>----- update coeff: 0.7</text:p>
      <text:p text:style-name="Standard"><text:s/>Validation metric for slot: restaurants_1_serves_alcohol <text:s/>: 0.927 <text:s/>eval took 0.0 last update at: 16 / 200</text:p>
      <text:p text:style-name="Standard">Epoch 38 [Accuracy] = <text:s/>0.936 <text:s/>----- update coeff: 0.7</text:p>
      <text:p text:style-name="Standard"><text:s/>Validation metric for slot: restaurants_1_serves_alcohol <text:s/>: 0.936 <text:s/>eval took 0.0 last update at: 16 / 200</text:p>
      <text:p text:style-name="Standard">Epoch 39 [Accuracy] = <text:s/>0.936 <text:s/>----- update coeff: 0.7</text:p>
      <text:p text:style-name="Standard"><text:s/>Validation metric for slot: restaurants_1_serves_alcohol <text:s/>: 0.936 <text:s/>eval took 0.0 last update at: 16 / 200</text:p>
      <text:p text:style-name="Standard">Epoch 40 [Accuracy] = <text:s/>0.938 <text:s/>----- update coeff: 0.7</text:p>
      <text:p text:style-name="Standard"><text:s/>Validation metric for slot: restaurants_1_serves_alcohol <text:s/>: 0.938 <text:s/>eval took 0.0 last update at: 16 / 200</text:p>
      <text:p text:style-name="Standard">Epoch 35 to 40 took 5.86 seconds.</text:p>
      <text:p text:style-name="Standard">Epoch 41 [Accuracy] = <text:s/>0.936 <text:s/>----- update coeff: 0.7</text:p>
      <text:p text:style-name="Standard"><text:s/>Validation metric for slot: restaurants_1_serves_alcohol <text:s/>: 0.936 <text:s/>eval took 0.0 last update at: 16 / 200</text:p>
      <text:p text:style-name="Standard">Epoch 42 [Accuracy] = <text:s/>0.948 <text:s/>----- update coeff: 0.7</text:p>
      <text:p text:style-name="Standard"><text:s/>Validation metric for slot: restaurants_1_serves_alcohol <text:s/>: 0.948 <text:s/>eval took 0.0 last update at: 16 / 200</text:p>
      <text:p text:style-name="Standard"/>
      <text:p text:style-name="Standard"><text:s/>====================== New best validation metric: 0.948 <text:s/>- saving these parameters. Epoch is: 42 / 200 ---------------- =========== <text:s/></text:p>
      <text:p text:style-name="Standard"/>
      <text:p text:style-name="Standard">Epoch 43 [Accuracy] = <text:s/>0.938 <text:s/>----- update coeff: 0.7</text:p>
      <text:p text:style-name="Standard"><text:s/>Validation metric for slot: restaurants_1_serves_alcohol <text:s/>: 0.938 <text:s/>eval took 0.0 last update at: 41 / 200</text:p>
      <text:p text:style-name="Standard">Epoch 44 [Accuracy] = <text:s/>0.946 <text:s/>----- update coeff: 0.7</text:p>
      <text:p text:style-name="Standard"><text:s/>Validation metric for slot: restaurants_1_serves_alcohol <text:s/>: 0.946 <text:s/>eval took 0.0 last update at: 41 / 200</text:p>
      <text:p text:style-name="Standard">Epoch 45 [Accuracy] = <text:s/>0.943 <text:s/>----- update coeff: 0.7</text:p>
      <text:p text:style-name="Standard"><text:s/>Validation metric for slot: restaurants_1_serves_alcohol <text:s/>: 0.943 <text:s/>eval took 0.0 last update at: 41 / 200</text:p>
      <text:p text:style-name="Standard">Epoch 40 to 45 took 6.19 seconds.</text:p>
      <text:p text:style-name="Standard">Epoch 46 [Accuracy] = <text:s/>0.946 <text:s/>----- update coeff: 0.7</text:p>
      <text:p text:style-name="Standard"><text:s/>Validation metric for slot: restaurants_1_serves_alcohol <text:s/>: 0.946 <text:s/>eval took 0.0 last update at: 41 / 200</text:p>
      <text:p text:style-name="Standard">Epoch 47 [Accuracy] = <text:s/>0.946 <text:s/>----- update coeff: 0.7</text:p>
      <text:p text:style-name="Standard"><text:s/>Validation metric for slot: restaurants_1_serves_alcohol <text:s/>: 0.946 <text:s/>eval took 0.0 last update at: 41 / 200</text:p>
      <text:p text:style-name="Standard">Epoch 48 [Accuracy] = <text:s/>0.948 <text:s/>----- update coeff: 0.7</text:p>
      <text:p text:style-name="Standard"><text:s/>Validation metric for slot: restaurants_1_serves_alcohol <text:s/>: 0.948 <text:s/>eval took 0.0 last update at: 41 / 200</text:p>
      <text:p text:style-name="Standard">Epoch 49 [Accuracy] = <text:s/>0.951 <text:s/>----- update coeff: 0.7</text:p>
      <text:p text:style-name="Standard"><text:s/>Validation metric for slot: restaurants_1_serves_alcohol <text:s/>: 0.951 <text:s/>eval took 0.0 last update at: 41 / 200</text:p>
      <text:p text:style-name="Standard"/>
      <text:p text:style-name="Standard"><text:s/>====================== New best validation metric: 0.951 <text:s/>- saving these parameters. Epoch is: 49 / 200 ---------------- =========== <text:s/></text:p>
      <text:p text:style-name="Standard"/>
      <text:p text:style-name="Standard">Epoch 50 [Accuracy] = <text:s/>0.949 <text:s/>----- update coeff: 0.7</text:p>
      <text:p text:style-name="Standard"><text:s/>Validation metric for slot: restaurants_1_serves_alcohol <text:s/>: 0.949 <text:s/>eval took 0.0 last update at: 48 / 200</text:p>
      <text:p text:style-name="Standard"><text:soft-page-break/>Epoch 45 to 50 took 5.97 seconds.</text:p>
      <text:p text:style-name="Standard">Epoch 51 [Accuracy] = <text:s/>0.949 <text:s/>----- update coeff: 0.7</text:p>
      <text:p text:style-name="Standard"><text:s/>Validation metric for slot: restaurants_1_serves_alcohol <text:s/>: 0.949 <text:s/>eval took 0.0 last update at: 48 / 200</text:p>
      <text:p text:style-name="Standard">Epoch 52 [Accuracy] = <text:s/>0.951 <text:s/>----- update coeff: 0.7</text:p>
      <text:p text:style-name="Standard"><text:s/>Validation metric for slot: restaurants_1_serves_alcohol <text:s/>: 0.951 <text:s/>eval took 0.0 last update at: 48 / 200</text:p>
      <text:p text:style-name="Standard">Epoch 53 [Accuracy] = <text:s/>0.952 <text:s/>----- update coeff: 0.7</text:p>
      <text:p text:style-name="Standard"><text:s/>Validation metric for slot: restaurants_1_serves_alcohol <text:s/>: 0.952 <text:s/>eval took 0.0 last update at: 48 / 200</text:p>
      <text:p text:style-name="Standard"/>
      <text:p text:style-name="Standard"><text:s/>====================== New best validation metric: 0.952 <text:s/>- saving these parameters. Epoch is: 53 / 200 ---------------- =========== <text:s/></text:p>
      <text:p text:style-name="Standard"/>
      <text:p text:style-name="Standard">Epoch 54 [Accuracy] = <text:s/>0.955 <text:s/>----- update coeff: 0.7</text:p>
      <text:p text:style-name="Standard"><text:s/>Validation metric for slot: restaurants_1_serves_alcohol <text:s/>: 0.955 <text:s/>eval took 0.0 last update at: 52 / 200</text:p>
      <text:p text:style-name="Standard"/>
      <text:p text:style-name="Standard"><text:s/>====================== New best validation metric: 0.955 <text:s/>- saving these parameters. Epoch is: 54 / 200 ---------------- =========== <text:s/></text:p>
      <text:p text:style-name="Standard"/>
      <text:p text:style-name="Standard">Epoch 55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50 to 55 took 6.26 seconds.</text:p>
      <text:p text:style-name="Standard">Epoch 56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57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58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59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60 [Accuracy] = <text:s/>0.955 <text:s/>----- update coeff: 0.7</text:p>
      <text:p text:style-name="Standard"><text:s/>Validation metric for slot: restaurants_1_serves_alcohol <text:s/>: 0.955 <text:s/>eval took 0.0 last update at: 53 / 200</text:p>
      <text:p text:style-name="Standard">Epoch 55 to 60 took 5.93 seconds.</text:p>
      <text:p text:style-name="Standard">Epoch 61 [Accuracy] = <text:s/>0.959 <text:s/>----- update coeff: 0.7</text:p>
      <text:p text:style-name="Standard"><text:s/>Validation metric for slot: restaurants_1_serves_alcohol <text:s/>: 0.959 <text:s/>eval took 0.0 last update at: 53 / 200</text:p>
      <text:p text:style-name="Standard"/>
      <text:p text:style-name="Standard"><text:s/>====================== New best validation metric: 0.959 <text:s/>- saving these parameters. Epoch is: 61 / 200 ---------------- =========== <text:s/></text:p>
      <text:p text:style-name="Standard"/>
      <text:p text:style-name="Standard">Epoch 62 [Accuracy] = <text:s/>0.959 <text:s/>----- update coeff: 0.7</text:p>
      <text:p text:style-name="Standard"><text:s/>Validation metric for slot: restaurants_1_serves_alcohol <text:s/>: 0.959 <text:s/>eval took 0.0 last update at: 60 / 200</text:p>
      <text:p text:style-name="Standard">Epoch 63 [Accuracy] = <text:s/>0.959 <text:s/>----- update coeff: 0.7</text:p>
      <text:p text:style-name="Standard"><text:s/>Validation metric for slot: restaurants_1_serves_alcohol <text:s/>: 0.959 <text:s/>eval took 0.0 last update at: 60 / 200</text:p>
      <text:p text:style-name="Standard">Epoch 64 [Accuracy] = <text:s/>0.959 <text:s/>----- update coeff: 0.7</text:p>
      <text:p text:style-name="Standard"><text:s/>Validation metric for slot: restaurants_1_serves_alcohol <text:s/>: 0.959 <text:s/>eval took 0.0 last update at: 60 / 200</text:p>
      <text:p text:style-name="Standard">Epoch 65 [Accuracy] = <text:s/>0.959 <text:s/>----- update coeff: 0.7</text:p>
      <text:p text:style-name="Standard"><text:s/>Validation metric for slot: restaurants_1_serves_alcohol <text:s/>: 0.959 <text:s/>eval took 0.0 last update at: 60 / 200</text:p>
      <text:p text:style-name="Standard">Epoch 60 to 65 took 5.97 seconds.</text:p>
      <text:p text:style-name="Standard">Epoch 66 [Accuracy] = <text:s/>0.959 <text:s/>----- update coeff: 0.7</text:p>
      <text:p text:style-name="Standard"><text:s/>Validation metric for slot: restaurants_1_serves_alcohol <text:s/>: 0.959 <text:s/>eval took 0.0 last update at: 60 / 200</text:p>
      <text:p text:style-name="Standard">Epoch 67 [Accuracy] = <text:s/>0.961 <text:s/>----- update coeff: 0.7</text:p>
      <text:p text:style-name="Standard"><text:soft-page-break/><text:s/>Validation metric for slot: restaurants_1_serves_alcohol <text:s/>: 0.961 <text:s/>eval took 0.0 last update at: 60 / 200</text:p>
      <text:p text:style-name="Standard"/>
      <text:p text:style-name="Standard"><text:s/>====================== New best validation metric: 0.961 <text:s/>- saving these parameters. Epoch is: 67 / 200 ---------------- =========== <text:s/></text:p>
      <text:p text:style-name="Standard"/>
      <text:p text:style-name="Standard">Epoch 68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69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70 [Accuracy] = <text:s/>0.955 <text:s/>----- update coeff: 0.7</text:p>
      <text:p text:style-name="Standard"><text:s/>Validation metric for slot: restaurants_1_serves_alcohol <text:s/>: 0.955 <text:s/>eval took 0.0 last update at: 66 / 200</text:p>
      <text:p text:style-name="Standard">Epoch 65 to 70 took 6.03 seconds.</text:p>
      <text:p text:style-name="Standard">Epoch 71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72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73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74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75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70 to 75 took 5.91 seconds.</text:p>
      <text:p text:style-name="Standard">Epoch 76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77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78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79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0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75 to 80 took 5.68 seconds.</text:p>
      <text:p text:style-name="Standard">Epoch 81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2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3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4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5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80 to 85 took 5.79 seconds.</text:p>
      <text:p text:style-name="Standard">Epoch 86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87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<text:soft-page-break/>Epoch 88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89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90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85 to 90 took 5.82 seconds.</text:p>
      <text:p text:style-name="Standard">Epoch 91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2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3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4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5 [Accuracy] = <text:s/>0.959 <text:s/>----- update coeff: 0.7</text:p>
      <text:p text:style-name="Standard"><text:s/>Validation metric for slot: restaurants_1_serves_alcohol <text:s/>: 0.959 <text:s/>eval took 0.0 last update at: 66 / 200</text:p>
      <text:p text:style-name="Standard">Epoch 90 to 95 took 5.7 seconds.</text:p>
      <text:p text:style-name="Standard">Epoch 96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7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8 [Accuracy] = <text:s/>0.961 <text:s/>----- update coeff: 0.7</text:p>
      <text:p text:style-name="Standard"><text:s/>Validation metric for slot: restaurants_1_serves_alcohol <text:s/>: 0.961 <text:s/>eval took 0.0 last update at: 66 / 200</text:p>
      <text:p text:style-name="Standard">Epoch 99 [Accuracy] = <text:s/>0.967 <text:s/>----- update coeff: 0.7</text:p>
      <text:p text:style-name="Standard"><text:s/>Validation metric for slot: restaurants_1_serves_alcohol <text:s/>: 0.967 <text:s/>eval took 0.0 last update at: 66 / 200</text:p>
      <text:p text:style-name="Standard"/>
      <text:p text:style-name="Standard"><text:s/>====================== New best validation metric: 0.967 <text:s/>- saving these parameters. Epoch is: 99 / 200 ---------------- =========== <text:s/></text:p>
      <text:p text:style-name="Standard"/>
      <text:p text:style-name="Standard">Epoch 100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95 to 100 took 5.98 seconds.</text:p>
      <text:p text:style-name="Standard">Epoch 101 [Accuracy] = <text:s/>0.964 <text:s/>----- update coeff: 0.7</text:p>
      <text:p text:style-name="Standard"><text:s/>Validation metric for slot: restaurants_1_serves_alcohol <text:s/>: 0.964 <text:s/>eval took 0.0 last update at: 98 / 200</text:p>
      <text:p text:style-name="Standard">Epoch 102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03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04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05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00 to 105 took 5.76 seconds.</text:p>
      <text:p text:style-name="Standard">Epoch 106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07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08 [Accuracy] = <text:s/>0.961 <text:s/>----- update coeff: 0.7</text:p>
      <text:p text:style-name="Standard"><text:soft-page-break/><text:s/>Validation metric for slot: restaurants_1_serves_alcohol <text:s/>: 0.961 <text:s/>eval took 0.0 last update at: 98 / 200</text:p>
      <text:p text:style-name="Standard">Epoch 109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10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05 to 110 took 5.8 seconds.</text:p>
      <text:p text:style-name="Standard">Epoch 111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12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13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14 [Accuracy] = <text:s/>0.964 <text:s/>----- update coeff: 0.7</text:p>
      <text:p text:style-name="Standard"><text:s/>Validation metric for slot: restaurants_1_serves_alcohol <text:s/>: 0.964 <text:s/>eval took 0.0 last update at: 98 / 200</text:p>
      <text:p text:style-name="Standard">Epoch 115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10 to 115 took 5.79 seconds.</text:p>
      <text:p text:style-name="Standard">Epoch 116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17 [Accuracy] = <text:s/>0.964 <text:s/>----- update coeff: 0.7</text:p>
      <text:p text:style-name="Standard"><text:s/>Validation metric for slot: restaurants_1_serves_alcohol <text:s/>: 0.964 <text:s/>eval took 0.0 last update at: 98 / 200</text:p>
      <text:p text:style-name="Standard">Epoch 118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19 [Accuracy] = <text:s/>0.961 <text:s/>----- update coeff: 0.7</text:p>
      <text:p text:style-name="Standard"><text:s/>Validation metric for slot: restaurants_1_serves_alcohol <text:s/>: 0.961 <text:s/>eval took 0.0 last update at: 98 / 200</text:p>
      <text:p text:style-name="Standard">Epoch 120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15 to 120 took 5.92 seconds.</text:p>
      <text:p text:style-name="Standard">Epoch 121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2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3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4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5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0 to 125 took 5.83 seconds.</text:p>
      <text:p text:style-name="Standard">Epoch 126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7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8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29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0 [Accuracy] = <text:s/>0.964 <text:s/>----- update coeff: 0.7</text:p>
      <text:p text:style-name="Standard"><text:s/>Validation metric for slot: restaurants_1_serves_alcohol <text:s/>: 0.964 <text:s/>eval took 0.0 last update at: 98 / 200</text:p>
      <text:p text:style-name="Standard"><text:soft-page-break/>Epoch 125 to 130 took 5.86 seconds.</text:p>
      <text:p text:style-name="Standard">Epoch 131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2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3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4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5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0 to 135 took 5.81 seconds.</text:p>
      <text:p text:style-name="Standard">Epoch 136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7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8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9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40 [Accuracy] = <text:s/>0.967 <text:s/>----- update coeff: 0.7</text:p>
      <text:p text:style-name="Standard"><text:s/>Validation metric for slot: restaurants_1_serves_alcohol <text:s/>: 0.967 <text:s/>eval took 0.0 last update at: 98 / 200</text:p>
      <text:p text:style-name="Standard">Epoch 135 to 140 took 5.71 seconds.</text:p>
      <text:p text:style-name="Standard">Epoch 141 [Accuracy] = <text:s/>0.969 <text:s/>----- update coeff: 0.7</text:p>
      <text:p text:style-name="Standard"><text:s/>Validation metric for slot: restaurants_1_serves_alcohol <text:s/>: 0.969 <text:s/>eval took 0.0 last update at: 98 / 200</text:p>
      <text:p text:style-name="Standard"/>
      <text:p text:style-name="Standard"><text:s/>====================== New best validation metric: 0.969 <text:s/>- saving these parameters. Epoch is: 141 / 200 ---------------- =========== <text:s/></text:p>
      <text:p text:style-name="Standard"/>
      <text:p text:style-name="Standard">Epoch 142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3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4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5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0 to 145 took 6.14 seconds.</text:p>
      <text:p text:style-name="Standard">Epoch 146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7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48 [Accuracy] = <text:s/>0.965 <text:s/>----- update coeff: 0.7</text:p>
      <text:p text:style-name="Standard"><text:s/>Validation metric for slot: restaurants_1_serves_alcohol <text:s/>: 0.965 <text:s/>eval took 0.0 last update at: 140 / 200</text:p>
      <text:p text:style-name="Standard">Epoch 149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50 [Accuracy] = <text:s/>0.968 <text:s/>----- update coeff: 0.7</text:p>
      <text:p text:style-name="Standard"><text:s/>Validation metric for slot: restaurants_1_serves_alcohol <text:s/>: 0.968 <text:s/>eval took 0.0 last update at: 140 / 200</text:p>
      <text:p text:style-name="Standard">Epoch 145 to 150 took 5.88 seconds.</text:p>
      <text:p text:style-name="Standard"><text:soft-page-break/>Epoch 151 [Accuracy] = <text:s/>0.967 <text:s/>----- update coeff: 0.7</text:p>
      <text:p text:style-name="Standard"><text:s/>Validation metric for slot: restaurants_1_serves_alcohol <text:s/>: 0.967 <text:s/>eval took 0.0 last update at: 140 / 200</text:p>
      <text:p text:style-name="Standard">Epoch 152 [Accuracy] = <text:s/>0.972 <text:s/>----- update coeff: 0.7</text:p>
      <text:p text:style-name="Standard"><text:s/>Validation metric for slot: restaurants_1_serves_alcohol <text:s/>: 0.972 <text:s/>eval took 0.0 last update at: 140 / 200</text:p>
      <text:p text:style-name="Standard"/>
      <text:p text:style-name="Standard"><text:s/>====================== New best validation metric: 0.972 <text:s/>- saving these parameters. Epoch is: 152 / 200 ---------------- =========== <text:s/></text:p>
      <text:p text:style-name="Standard"/>
      <text:p text:style-name="Standard">Epoch 153 [Accuracy] = <text:s/>0.972 <text:s/>----- update coeff: 0.7</text:p>
      <text:p text:style-name="Standard"><text:s/>Validation metric for slot: restaurants_1_serves_alcohol <text:s/>: 0.972 <text:s/>eval took 0.0 last update at: 151 / 200</text:p>
      <text:p text:style-name="Standard">Epoch 154 [Accuracy] = <text:s/>0.969 <text:s/>----- update coeff: 0.7</text:p>
      <text:p text:style-name="Standard"><text:s/>Validation metric for slot: restaurants_1_serves_alcohol <text:s/>: 0.969 <text:s/>eval took 0.0 last update at: 151 / 200</text:p>
      <text:p text:style-name="Standard">Epoch 155 [Accuracy] = <text:s/>0.967 <text:s/>----- update coeff: 0.7</text:p>
      <text:p text:style-name="Standard"><text:s/>Validation metric for slot: restaurants_1_serves_alcohol <text:s/>: 0.967 <text:s/>eval took 0.0 last update at: 151 / 200</text:p>
      <text:p text:style-name="Standard">Epoch 150 to 155 took 6.08 seconds.</text:p>
      <text:p text:style-name="Standard">Epoch 156 [Accuracy] = <text:s/>0.967 <text:s/>----- update coeff: 0.7</text:p>
      <text:p text:style-name="Standard"><text:s/>Validation metric for slot: restaurants_1_serves_alcohol <text:s/>: 0.967 <text:s/>eval took 0.0 last update at: 151 / 200</text:p>
      <text:p text:style-name="Standard">Epoch 157 [Accuracy] = <text:s/>0.968 <text:s/>----- update coeff: 0.7</text:p>
      <text:p text:style-name="Standard"><text:s/>Validation metric for slot: restaurants_1_serves_alcohol <text:s/>: 0.968 <text:s/>eval took 0.0 last update at: 151 / 200</text:p>
      <text:p text:style-name="Standard">Epoch 158 [Accuracy] = <text:s/>0.972 <text:s/>----- update coeff: 0.7</text:p>
      <text:p text:style-name="Standard"><text:s/>Validation metric for slot: restaurants_1_serves_alcohol <text:s/>: 0.972 <text:s/>eval took 0.0 last update at: 151 / 200</text:p>
      <text:p text:style-name="Standard">Epoch 159 [Accuracy] = <text:s/>0.969 <text:s/>----- update coeff: 0.7</text:p>
      <text:p text:style-name="Standard"><text:s/>Validation metric for slot: restaurants_1_serves_alcohol <text:s/>: 0.969 <text:s/>eval took 0.0 last update at: 151 / 200</text:p>
      <text:p text:style-name="Standard">Epoch 160 [Accuracy] = <text:s/>0.968 <text:s/>----- update coeff: 0.7</text:p>
      <text:p text:style-name="Standard"><text:s/>Validation metric for slot: restaurants_1_serves_alcohol <text:s/>: 0.968 <text:s/>eval took 0.0 last update at: 151 / 200</text:p>
      <text:p text:style-name="Standard">Epoch 155 to 160 took 5.73 seconds.</text:p>
      <text:p text:style-name="Standard">Epoch 161 [Accuracy] = <text:s/>0.969 <text:s/>----- update coeff: 0.7</text:p>
      <text:p text:style-name="Standard"><text:s/>Validation metric for slot: restaurants_1_serves_alcohol <text:s/>: 0.969 <text:s/>eval took 0.0 last update at: 151 / 200</text:p>
      <text:p text:style-name="Standard">Epoch 162 [Accuracy] = <text:s/>0.971 <text:s/>----- update coeff: 0.7</text:p>
      <text:p text:style-name="Standard"><text:s/>Validation metric for slot: restaurants_1_serves_alcohol <text:s/>: 0.971 <text:s/>eval took 0.0 last update at: 151 / 200</text:p>
      <text:p text:style-name="Standard">Epoch 163 [Accuracy] = <text:s/>0.967 <text:s/>----- update coeff: 0.7</text:p>
      <text:p text:style-name="Standard"><text:s/>Validation metric for slot: restaurants_1_serves_alcohol <text:s/>: 0.967 <text:s/>eval took 0.0 last update at: 151 / 200</text:p>
      <text:p text:style-name="Standard">Epoch 164 [Accuracy] = <text:s/>0.971 <text:s/>----- update coeff: 0.7</text:p>
      <text:p text:style-name="Standard"><text:s/>Validation metric for slot: restaurants_1_serves_alcohol <text:s/>: 0.971 <text:s/>eval took 0.0 last update at: 151 / 200</text:p>
      <text:p text:style-name="Standard">Epoch 165 [Accuracy] = <text:s/>0.969 <text:s/>----- update coeff: 0.7</text:p>
      <text:p text:style-name="Standard"><text:s/>Validation metric for slot: restaurants_1_serves_alcohol <text:s/>: 0.969 <text:s/>eval took 0.0 last update at: 151 / 200</text:p>
      <text:p text:style-name="Standard">Epoch 160 to 165 took 5.81 seconds.</text:p>
      <text:p text:style-name="Standard">Epoch 166 [Accuracy] = <text:s/>0.974 <text:s/>----- update coeff: 0.7</text:p>
      <text:p text:style-name="Standard"><text:s/>Validation metric for slot: restaurants_1_serves_alcohol <text:s/>: 0.974 <text:s/>eval took 0.0 last update at: 151 / 200</text:p>
      <text:p text:style-name="Standard"/>
      <text:p text:style-name="Standard"><text:s/>====================== New best validation metric: 0.974 <text:s/>- saving these parameters. Epoch is: 166 / 200 ---------------- =========== <text:s/></text:p>
      <text:p text:style-name="Standard"/>
      <text:p text:style-name="Standard">Epoch 167 [Accuracy] = <text:s/>0.977 <text:s/>----- update coeff: 0.7</text:p>
      <text:p text:style-name="Standard"><text:s/>Validation metric for slot: restaurants_1_serves_alcohol <text:s/>: 0.977 <text:s/>eval took 0.0 last update at: 165 / 200</text:p>
      <text:p text:style-name="Standard"/>
      <text:p text:style-name="Standard"><text:s/>====================== New best validation metric: 0.977 <text:s/>- saving these parameters. Epoch is: 167 / 200 ---------------- =========== <text:s/></text:p>
      <text:p text:style-name="Standard"/>
      <text:p text:style-name="Standard"><text:soft-page-break/>Epoch 168 [Accuracy] = <text:s/>0.972 <text:s/>----- update coeff: 0.7</text:p>
      <text:p text:style-name="Standard"><text:s/>Validation metric for slot: restaurants_1_serves_alcohol <text:s/>: 0.972 <text:s/>eval took 0.0 last update at: 166 / 200</text:p>
      <text:p text:style-name="Standard">Epoch 169 [Accuracy] = <text:s/>0.972 <text:s/>----- update coeff: 0.7</text:p>
      <text:p text:style-name="Standard"><text:s/>Validation metric for slot: restaurants_1_serves_alcohol <text:s/>: 0.972 <text:s/>eval took 0.0 last update at: 166 / 200</text:p>
      <text:p text:style-name="Standard">Epoch 170 [Accuracy] = <text:s/>0.969 <text:s/>----- update coeff: 0.7</text:p>
      <text:p text:style-name="Standard"><text:s/>Validation metric for slot: restaurants_1_serves_alcohol <text:s/>: 0.969 <text:s/>eval took 0.0 last update at: 166 / 200</text:p>
      <text:p text:style-name="Standard">Epoch 165 to 170 took 6.17 seconds.</text:p>
      <text:p text:style-name="Standard">Epoch 171 [Accuracy] = <text:s/>0.971 <text:s/>----- update coeff: 0.7</text:p>
      <text:p text:style-name="Standard"><text:s/>Validation metric for slot: restaurants_1_serves_alcohol <text:s/>: 0.971 <text:s/>eval took 0.0 last update at: 166 / 200</text:p>
      <text:p text:style-name="Standard">Epoch 172 [Accuracy] = <text:s/>0.971 <text:s/>----- update coeff: 0.7</text:p>
      <text:p text:style-name="Standard"><text:s/>Validation metric for slot: restaurants_1_serves_alcohol <text:s/>: 0.971 <text:s/>eval took 0.0 last update at: 166 / 200</text:p>
      <text:p text:style-name="Standard">Epoch 173 [Accuracy] = <text:s/>0.972 <text:s/>----- update coeff: 0.7</text:p>
      <text:p text:style-name="Standard"><text:s/>Validation metric for slot: restaurants_1_serves_alcohol <text:s/>: 0.972 <text:s/>eval took 0.0 last update at: 166 / 200</text:p>
      <text:p text:style-name="Standard">Epoch 174 [Accuracy] = <text:s/>0.971 <text:s/>----- update coeff: 0.7</text:p>
      <text:p text:style-name="Standard"><text:s/>Validation metric for slot: restaurants_1_serves_alcohol <text:s/>: 0.971 <text:s/>eval took 0.0 last update at: 166 / 200</text:p>
      <text:p text:style-name="Standard">Epoch 175 [Accuracy] = <text:s/>0.971 <text:s/>----- update coeff: 0.7</text:p>
      <text:p text:style-name="Standard"><text:s/>Validation metric for slot: restaurants_1_serves_alcohol <text:s/>: 0.971 <text:s/>eval took 0.0 last update at: 166 / 200</text:p>
      <text:p text:style-name="Standard">Epoch 170 to 175 took 5.81 seconds.</text:p>
      <text:p text:style-name="Standard">Epoch 176 [Accuracy] = <text:s/>0.968 <text:s/>----- update coeff: 0.7</text:p>
      <text:p text:style-name="Standard"><text:s/>Validation metric for slot: restaurants_1_serves_alcohol <text:s/>: 0.968 <text:s/>eval took 0.0 last update at: 166 / 200</text:p>
      <text:p text:style-name="Standard">Epoch 177 [Accuracy] = <text:s/>0.972 <text:s/>----- update coeff: 0.7</text:p>
      <text:p text:style-name="Standard"><text:s/>Validation metric for slot: restaurants_1_serves_alcohol <text:s/>: 0.972 <text:s/>eval took 0.0 last update at: 166 / 200</text:p>
      <text:p text:style-name="Standard">Epoch 178 [Accuracy] = <text:s/>0.974 <text:s/>----- update coeff: 0.7</text:p>
      <text:p text:style-name="Standard"><text:s/>Validation metric for slot: restaurants_1_serves_alcohol <text:s/>: 0.974 <text:s/>eval took 0.0 last update at: 166 / 200</text:p>
      <text:p text:style-name="Standard">Epoch 179 [Accuracy] = <text:s/>0.977 <text:s/>----- update coeff: 0.7</text:p>
      <text:p text:style-name="Standard"><text:s/>Validation metric for slot: restaurants_1_serves_alcohol <text:s/>: 0.977 <text:s/>eval took 0.0 last update at: 166 / 200</text:p>
      <text:p text:style-name="Standard">Epoch 180 [Accuracy] = <text:s/>0.974 <text:s/>----- update coeff: 0.7</text:p>
      <text:p text:style-name="Standard"><text:s/>Validation metric for slot: restaurants_1_serves_alcohol <text:s/>: 0.974 <text:s/>eval took 0.0 last update at: 166 / 200</text:p>
      <text:p text:style-name="Standard">Epoch 175 to 180 took 5.71 seconds.</text:p>
      <text:p text:style-name="Standard">Epoch 181 [Accuracy] = <text:s/>0.971 <text:s/>----- update coeff: 0.7</text:p>
      <text:p text:style-name="Standard"><text:s/>Validation metric for slot: restaurants_1_serves_alcohol <text:s/>: 0.971 <text:s/>eval took 0.0 last update at: 166 / 200</text:p>
      <text:p text:style-name="Standard">Epoch 182 [Accuracy] = <text:s/>0.978 <text:s/>----- update coeff: 0.7</text:p>
      <text:p text:style-name="Standard"><text:s/>Validation metric for slot: restaurants_1_serves_alcohol <text:s/>: 0.978 <text:s/>eval took 0.0 last update at: 166 / 200</text:p>
      <text:p text:style-name="Standard"/>
      <text:p text:style-name="Standard"><text:s/>====================== New best validation metric: 0.978 <text:s/>- saving these parameters. Epoch is: 182 / 217 ---------------- =========== <text:s/></text:p>
      <text:p text:style-name="Standard"/>
      <text:p text:style-name="Standard">Epoch 183 [Accuracy] = <text:s/>0.974 <text:s/>----- update coeff: 0.7</text:p>
      <text:p text:style-name="Standard"><text:s/>Validation metric for slot: restaurants_1_serves_alcohol <text:s/>: 0.974 <text:s/>eval took 0.0 last update at: 181 / 217</text:p>
      <text:p text:style-name="Standard">Epoch 184 [Accuracy] = <text:s/>0.974 <text:s/>----- update coeff: 0.7</text:p>
      <text:p text:style-name="Standard"><text:s/>Validation metric for slot: restaurants_1_serves_alcohol <text:s/>: 0.974 <text:s/>eval took 0.0 last update at: 181 / 217</text:p>
      <text:p text:style-name="Standard">Epoch 185 [Accuracy] = <text:s/>0.978 <text:s/>----- update coeff: 0.7</text:p>
      <text:p text:style-name="Standard"><text:s/>Validation metric for slot: restaurants_1_serves_alcohol <text:s/>: 0.978 <text:s/>eval took 0.0 last update at: 181 / 217</text:p>
      <text:p text:style-name="Standard">Epoch 180 to 185 took 5.93 seconds.</text:p>
      <text:p text:style-name="Standard">Epoch 186 [Accuracy] = <text:s/>0.978 <text:s/>----- update coeff: 0.7</text:p>
      <text:p text:style-name="Standard"><text:s/>Validation metric for slot: restaurants_1_serves_alcohol <text:s/>: 0.978 <text:s/>eval took 0.0 last update at: 181 / 217</text:p>
      <text:p text:style-name="Standard">Epoch 187 [Accuracy] = <text:s/>0.971 <text:s/>----- update coeff: 0.7</text:p>
      <text:p text:style-name="Standard"><text:s/>Validation metric for slot: restaurants_1_serves_alcohol <text:s/>: 0.971 <text:s/>eval took 0.0 last update at: 181 / 217</text:p>
      <text:p text:style-name="Standard">Epoch 188 [Accuracy] = <text:s/>0.978 <text:s/>----- update coeff: 0.7</text:p>
      <text:p text:style-name="Standard"><text:soft-page-break/><text:s/>Validation metric for slot: restaurants_1_serves_alcohol <text:s/>: 0.978 <text:s/>eval took 0.0 last update at: 181 / 217</text:p>
      <text:p text:style-name="Standard">Epoch 189 [Accuracy] = <text:s/>0.972 <text:s/>----- update coeff: 0.7</text:p>
      <text:p text:style-name="Standard"><text:s/>Validation metric for slot: restaurants_1_serves_alcohol <text:s/>: 0.972 <text:s/>eval took 0.0 last update at: 181 / 217</text:p>
      <text:p text:style-name="Standard">Epoch 190 [Accuracy] = <text:s/>0.975 <text:s/>----- update coeff: 0.7</text:p>
      <text:p text:style-name="Standard"><text:s/>Validation metric for slot: restaurants_1_serves_alcohol <text:s/>: 0.975 <text:s/>eval took 0.0 last update at: 181 / 217</text:p>
      <text:p text:style-name="Standard">Epoch 185 to 190 took 5.92 seconds.</text:p>
      <text:p text:style-name="Standard">Epoch 191 [Accuracy] = <text:s/>0.968 <text:s/>----- update coeff: 0.7</text:p>
      <text:p text:style-name="Standard"><text:s/>Validation metric for slot: restaurants_1_serves_alcohol <text:s/>: 0.968 <text:s/>eval took 0.0 last update at: 181 / 217</text:p>
      <text:p text:style-name="Standard">Epoch 192 [Accuracy] = <text:s/>0.98 <text:s/>----- update coeff: 0.7</text:p>
      <text:p text:style-name="Standard"><text:s/>Validation metric for slot: restaurants_1_serves_alcohol <text:s/>: 0.98 <text:s/>eval took 0.0 last update at: 181 / 217</text:p>
      <text:p text:style-name="Standard"/>
      <text:p text:style-name="Standard"><text:s/>====================== New best validation metric: 0.98 <text:s/>- saving these parameters. Epoch is: 192 / 229 ---------------- =========== <text:s/></text:p>
      <text:p text:style-name="Standard"/>
      <text:p text:style-name="Standard">Epoch 193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194 [Accuracy] = <text:s/>0.978 <text:s/>----- update coeff: 0.7</text:p>
      <text:p text:style-name="Standard"><text:s/>Validation metric for slot: restaurants_1_serves_alcohol <text:s/>: 0.978 <text:s/>eval took 0.0 last update at: 191 / 229</text:p>
      <text:p text:style-name="Standard">Epoch 195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190 to 195 took 5.97 seconds.</text:p>
      <text:p text:style-name="Standard">Epoch 196 [Accuracy] = <text:s/>0.971 <text:s/>----- update coeff: 0.7</text:p>
      <text:p text:style-name="Standard"><text:s/>Validation metric for slot: restaurants_1_serves_alcohol <text:s/>: 0.971 <text:s/>eval took 0.0 last update at: 191 / 229</text:p>
      <text:p text:style-name="Standard">Epoch 197 [Accuracy] = <text:s/>0.968 <text:s/>----- update coeff: 0.7</text:p>
      <text:p text:style-name="Standard"><text:s/>Validation metric for slot: restaurants_1_serves_alcohol <text:s/>: 0.968 <text:s/>eval took 0.0 last update at: 191 / 229</text:p>
      <text:p text:style-name="Standard">Epoch 198 [Accuracy] = <text:s/>0.98 <text:s/>----- update coeff: 0.7</text:p>
      <text:p text:style-name="Standard"><text:s/>Validation metric for slot: restaurants_1_serves_alcohol <text:s/>: 0.98 <text:s/>eval took 0.0 last update at: 191 / 229</text:p>
      <text:p text:style-name="Standard">Epoch 199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200 [Accuracy] = <text:s/>0.978 <text:s/>----- update coeff: 0.7</text:p>
      <text:p text:style-name="Standard"><text:s/>Validation metric for slot: restaurants_1_serves_alcohol <text:s/>: 0.978 <text:s/>eval took 0.0 last update at: 191 / 229</text:p>
      <text:p text:style-name="Standard">Epoch 195 to 200 took 5.69 seconds.</text:p>
      <text:p text:style-name="Standard">Epoch 201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202 [Accuracy] = <text:s/>0.978 <text:s/>----- update coeff: 0.7</text:p>
      <text:p text:style-name="Standard"><text:s/>Validation metric for slot: restaurants_1_serves_alcohol <text:s/>: 0.978 <text:s/>eval took 0.0 last update at: 191 / 229</text:p>
      <text:p text:style-name="Standard">Epoch 203 [Accuracy] = <text:s/>0.98 <text:s/>----- update coeff: 0.7</text:p>
      <text:p text:style-name="Standard"><text:s/>Validation metric for slot: restaurants_1_serves_alcohol <text:s/>: 0.98 <text:s/>eval took 0.0 last update at: 191 / 229</text:p>
      <text:p text:style-name="Standard">Epoch 204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205 [Accuracy] = <text:s/>0.971 <text:s/>----- update coeff: 0.7</text:p>
      <text:p text:style-name="Standard"><text:s/>Validation metric for slot: restaurants_1_serves_alcohol <text:s/>: 0.971 <text:s/>eval took 0.0 last update at: 191 / 229</text:p>
      <text:p text:style-name="Standard">Epoch 200 to 205 took 5.85 seconds.</text:p>
      <text:p text:style-name="Standard">Epoch 206 [Accuracy] = <text:s/>0.977 <text:s/>----- update coeff: 0.7</text:p>
      <text:p text:style-name="Standard"><text:s/>Validation metric for slot: restaurants_1_serves_alcohol <text:s/>: 0.977 <text:s/>eval took 0.0 last update at: 191 / 229</text:p>
      <text:p text:style-name="Standard">Epoch 207 [Accuracy] = <text:s/>0.971 <text:s/>----- update coeff: 0.7</text:p>
      <text:p text:style-name="Standard"><text:s/>Validation metric for slot: restaurants_1_serves_alcohol <text:s/>: 0.971 <text:s/>eval took 0.0 last update at: 191 / 229</text:p>
      <text:p text:style-name="Standard">Epoch 208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<text:soft-page-break/>Epoch 209 [Accuracy] = <text:s/>0.977 <text:s/>----- update coeff: 0.7</text:p>
      <text:p text:style-name="Standard"><text:s/>Validation metric for slot: restaurants_1_serves_alcohol <text:s/>: 0.977 <text:s/>eval took 0.0 last update at: 191 / 229</text:p>
      <text:p text:style-name="Standard">Epoch 210 [Accuracy] = <text:s/>0.974 <text:s/>----- update coeff: 0.7</text:p>
      <text:p text:style-name="Standard"><text:s/>Validation metric for slot: restaurants_1_serves_alcohol <text:s/>: 0.974 <text:s/>eval took 0.0 last update at: 191 / 229</text:p>
      <text:p text:style-name="Standard">Epoch 205 to 210 took 5.72 seconds.</text:p>
      <text:p text:style-name="Standard">Epoch 211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212 [Accuracy] = <text:s/>0.968 <text:s/>----- update coeff: 0.7</text:p>
      <text:p text:style-name="Standard"><text:s/>Validation metric for slot: restaurants_1_serves_alcohol <text:s/>: 0.968 <text:s/>eval took 0.0 last update at: 191 / 229</text:p>
      <text:p text:style-name="Standard">Epoch 213 [Accuracy] = <text:s/>0.98 <text:s/>----- update coeff: 0.7</text:p>
      <text:p text:style-name="Standard"><text:s/>Validation metric for slot: restaurants_1_serves_alcohol <text:s/>: 0.98 <text:s/>eval took 0.0 last update at: 191 / 229</text:p>
      <text:p text:style-name="Standard">Epoch 214 [Accuracy] = <text:s/>0.98 <text:s/>----- update coeff: 0.7</text:p>
      <text:p text:style-name="Standard"><text:s/>Validation metric for slot: restaurants_1_serves_alcohol <text:s/>: 0.98 <text:s/>eval took 0.0 last update at: 191 / 229</text:p>
      <text:p text:style-name="Standard">Epoch 215 [Accuracy] = <text:s/>0.975 <text:s/>----- update coeff: 0.7</text:p>
      <text:p text:style-name="Standard"><text:s/>Validation metric for slot: restaurants_1_serves_alcohol <text:s/>: 0.975 <text:s/>eval took 0.0 last update at: 191 / 229</text:p>
      <text:p text:style-name="Standard">Epoch 210 to 215 took 5.93 seconds.</text:p>
      <text:p text:style-name="Standard">Epoch 216 [Accuracy] = <text:s/>0.98 <text:s/>----- update coeff: 0.7</text:p>
      <text:p text:style-name="Standard"><text:s/>Validation metric for slot: restaurants_1_serves_alcohol <text:s/>: 0.98 <text:s/>eval took 0.0 last update at: 191 / 229</text:p>
      <text:p text:style-name="Standard">Epoch 217 [Accuracy] = <text:s/>0.978 <text:s/>----- update coeff: 0.7</text:p>
      <text:p text:style-name="Standard"><text:s/>Validation metric for slot: restaurants_1_serves_alcohol <text:s/>: 0.978 <text:s/>eval took 0.0 last update at: 191 / 229</text:p>
      <text:p text:style-name="Standard">Epoch 218 [Accuracy] = <text:s/>0.968 <text:s/>----- update coeff: 0.7</text:p>
      <text:p text:style-name="Standard"><text:s/>Validation metric for slot: restaurants_1_serves_alcohol <text:s/>: 0.968 <text:s/>eval took 0.0 last update at: 191 / 229</text:p>
      <text:p text:style-name="Standard">Epoch 219 [Accuracy] = <text:s/>0.987 <text:s/>----- update coeff: 0.7</text:p>
      <text:p text:style-name="Standard"><text:s/>Validation metric for slot: restaurants_1_serves_alcohol <text:s/>: 0.987 <text:s/>eval took 0.0 last update at: 191 / 229</text:p>
      <text:p text:style-name="Standard"/>
      <text:p text:style-name="Standard"><text:s/>====================== New best validation metric: 0.987 <text:s/>- saving these parameters. Epoch is: 219 / 261 ---------------- =========== <text:s/></text:p>
      <text:p text:style-name="Standard"/>
      <text:p text:style-name="Standard">Epoch 220 [Accuracy] = <text:s/>0.981 <text:s/>----- update coeff: 0.7</text:p>
      <text:p text:style-name="Standard"><text:s/>Validation metric for slot: restaurants_1_serves_alcohol <text:s/>: 0.981 <text:s/>eval took 0.0 last update at: 218 / 261</text:p>
      <text:p text:style-name="Standard">Epoch 215 to 220 took 5.91 seconds.</text:p>
      <text:p text:style-name="Standard">Epoch 221 [Accuracy] = <text:s/>0.981 <text:s/>----- update coeff: 0.7</text:p>
      <text:p text:style-name="Standard"><text:s/>Validation metric for slot: restaurants_1_serves_alcohol <text:s/>: 0.981 <text:s/>eval took 0.0 last update at: 218 / 261</text:p>
      <text:p text:style-name="Standard">Epoch 222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23 [Accuracy] = <text:s/>0.981 <text:s/>----- update coeff: 0.7</text:p>
      <text:p text:style-name="Standard"><text:s/>Validation metric for slot: restaurants_1_serves_alcohol <text:s/>: 0.981 <text:s/>eval took 0.0 last update at: 218 / 261</text:p>
      <text:p text:style-name="Standard">Epoch 224 [Accuracy] = <text:s/>0.978 <text:s/>----- update coeff: 0.7</text:p>
      <text:p text:style-name="Standard"><text:s/>Validation metric for slot: restaurants_1_serves_alcohol <text:s/>: 0.978 <text:s/>eval took 0.0 last update at: 218 / 261</text:p>
      <text:p text:style-name="Standard">Epoch 225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20 to 225 took 5.76 seconds.</text:p>
      <text:p text:style-name="Standard">Epoch 226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27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28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29 [Accuracy] = <text:s/>0.98 <text:s/>----- update coeff: 0.7</text:p>
      <text:p text:style-name="Standard"><text:soft-page-break/><text:s/>Validation metric for slot: restaurants_1_serves_alcohol <text:s/>: 0.98 <text:s/>eval took 0.0 last update at: 218 / 261</text:p>
      <text:p text:style-name="Standard">Epoch 230 [Accuracy] = <text:s/>0.981 <text:s/>----- update coeff: 0.7</text:p>
      <text:p text:style-name="Standard"><text:s/>Validation metric for slot: restaurants_1_serves_alcohol <text:s/>: 0.981 <text:s/>eval took 0.0 last update at: 218 / 261</text:p>
      <text:p text:style-name="Standard">Epoch 225 to 230 took 5.78 seconds.</text:p>
      <text:p text:style-name="Standard">Epoch 231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32 [Accuracy] = <text:s/>0.981 <text:s/>----- update coeff: 0.7</text:p>
      <text:p text:style-name="Standard"><text:s/>Validation metric for slot: restaurants_1_serves_alcohol <text:s/>: 0.981 <text:s/>eval took 0.0 last update at: 218 / 261</text:p>
      <text:p text:style-name="Standard">Epoch 233 [Accuracy] = <text:s/>0.978 <text:s/>----- update coeff: 0.7</text:p>
      <text:p text:style-name="Standard"><text:s/>Validation metric for slot: restaurants_1_serves_alcohol <text:s/>: 0.978 <text:s/>eval took 0.0 last update at: 218 / 261</text:p>
      <text:p text:style-name="Standard">Epoch 234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35 [Accuracy] = <text:s/>0.978 <text:s/>----- update coeff: 0.7</text:p>
      <text:p text:style-name="Standard"><text:s/>Validation metric for slot: restaurants_1_serves_alcohol <text:s/>: 0.978 <text:s/>eval took 0.0 last update at: 218 / 261</text:p>
      <text:p text:style-name="Standard">Epoch 230 to 235 took 5.87 seconds.</text:p>
      <text:p text:style-name="Standard">Epoch 236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37 [Accuracy] = <text:s/>0.975 <text:s/>----- update coeff: 0.7</text:p>
      <text:p text:style-name="Standard"><text:s/>Validation metric for slot: restaurants_1_serves_alcohol <text:s/>: 0.975 <text:s/>eval took 0.0 last update at: 218 / 261</text:p>
      <text:p text:style-name="Standard">Epoch 238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39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40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35 to 240 took 5.76 seconds.</text:p>
      <text:p text:style-name="Standard">Epoch 241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2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3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44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5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0 to 245 took 5.83 seconds.</text:p>
      <text:p text:style-name="Standard">Epoch 246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7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48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49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50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45 to 250 took 5.88 seconds.</text:p>
      <text:p text:style-name="Standard">Epoch 251 [Accuracy] = <text:s/>0.98 <text:s/>----- update coeff: 0.7</text:p>
      <text:p text:style-name="Standard"><text:soft-page-break/><text:s/>Validation metric for slot: restaurants_1_serves_alcohol <text:s/>: 0.98 <text:s/>eval took 0.0 last update at: 218 / 261</text:p>
      <text:p text:style-name="Standard">Epoch 252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53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54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55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50 to 255 took 6.02 seconds.</text:p>
      <text:p text:style-name="Standard">Epoch 256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57 [Accuracy] = <text:s/>0.98 <text:s/>----- update coeff: 0.7</text:p>
      <text:p text:style-name="Standard"><text:s/>Validation metric for slot: restaurants_1_serves_alcohol <text:s/>: 0.98 <text:s/>eval took 0.0 last update at: 218 / 261</text:p>
      <text:p text:style-name="Standard">Epoch 258 [Accuracy] = <text:s/>0.975 <text:s/>----- update coeff: 0.7</text:p>
      <text:p text:style-name="Standard"><text:s/>Validation metric for slot: restaurants_1_serves_alcohol <text:s/>: 0.975 <text:s/>eval took 0.0 last update at: 218 / 261</text:p>
      <text:p text:style-name="Standard">Epoch 259 [Accuracy] = <text:s/>0.968 <text:s/>----- update coeff: 0.7</text:p>
      <text:p text:style-name="Standard"><text:s/>Validation metric for slot: restaurants_1_serves_alcohol <text:s/>: 0.968 <text:s/>eval took 0.0 last update at: 218 / 261</text:p>
      <text:p text:style-name="Standard">Epoch 260 [Accuracy] = <text:s/>0.975 <text:s/>----- update coeff: 0.7</text:p>
      <text:p text:style-name="Standard"><text:s/>Validation metric for slot: restaurants_1_serves_alcohol <text:s/>: 0.975 <text:s/>eval took 0.0 last update at: 218 / 261</text:p>
      <text:p text:style-name="Standard">Epoch 255 to 260 took 5.76 seconds.</text:p>
      <text:p text:style-name="Standard">Epoch 261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Epoch 262 [Accuracy] = <text:s/>0.977 <text:s/>----- update coeff: 0.7</text:p>
      <text:p text:style-name="Standard"><text:s/>Validation metric for slot: restaurants_1_serves_alcohol <text:s/>: 0.977 <text:s/>eval took 0.0 last update at: 218 / 261</text:p>
      <text:p text:style-name="Standard">The best parameters achieved a validation metric of 0.987</text:p>
      <text:p text:style-name="Standard"/>
      <text:p text:style-name="Standard">============== Training this model took 312.2 seconds. ===================</text:p>
      <text:p text:style-name="Standard"/>
      <text:p text:style-name="Standard">============== <text:s/>Training the NBT Model for slot restaurants_1_has_live_music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2019-09-03 00:13:09.689830: I tensorflow/stream_executor/cuda/cuda_gpu_executor.cc:1005] successful NUMA node read from SysFS had negative value (-1), but there must be at least one NUMA node, so returning NUMA node zero</text:p>
      <text:p text:style-name="Standard">2019-09-03 00:13:09.690675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13:09.690696: I tensorflow/stream_executor/platform/default/dso_loader.cc:42] Successfully opened dynamic library libcudart.so.10.0</text:p>
      <text:p text:style-name="Standard">2019-09-03 00:13:09.690713: I tensorflow/stream_executor/platform/default/dso_loader.cc:42] Successfully opened dynamic library libcublas.so.10.0</text:p>
      <text:p text:style-name="Standard">2019-09-03 00:13:09.690722: I tensorflow/stream_executor/platform/default/dso_loader.cc:42] Successfully opened dynamic library libcufft.so.10.0</text:p>
      <text:p text:style-name="Standard"><text:soft-page-break/>2019-09-03 00:13:09.690743: I tensorflow/stream_executor/platform/default/dso_loader.cc:42] Successfully opened dynamic library libcurand.so.10.0</text:p>
      <text:p text:style-name="Standard">2019-09-03 00:13:09.690750: I tensorflow/stream_executor/platform/default/dso_loader.cc:42] Successfully opened dynamic library libcusolver.so.10.0</text:p>
      <text:p text:style-name="Standard">2019-09-03 00:13:09.690758: I tensorflow/stream_executor/platform/default/dso_loader.cc:42] Successfully opened dynamic library libcusparse.so.10.0</text:p>
      <text:p text:style-name="Standard">2019-09-03 00:13:09.690766: I tensorflow/stream_executor/platform/default/dso_loader.cc:42] Successfully opened dynamic library libcudnn.so.7</text:p>
      <text:p text:style-name="Standard">2019-09-03 00:13:09.690804: I tensorflow/stream_executor/cuda/cuda_gpu_executor.cc:1005] successful NUMA node read from SysFS had negative value (-1), but there must be at least one NUMA node, so returning NUMA node zero</text:p>
      <text:p text:style-name="Standard">2019-09-03 00:13:09.691648: I tensorflow/stream_executor/cuda/cuda_gpu_executor.cc:1005] successful NUMA node read from SysFS had negative value (-1), but there must be at least one NUMA node, so returning NUMA node zero</text:p>
      <text:p text:style-name="Standard">2019-09-03 00:13:09.692414: I tensorflow/core/common_runtime/gpu/gpu_device.cc:1763] Adding visible gpu devices: 0</text:p>
      <text:p text:style-name="Standard">2019-09-03 00:13:09.692433: I tensorflow/core/common_runtime/gpu/gpu_device.cc:1181] Device interconnect StreamExecutor with strength 1 edge matrix:</text:p>
      <text:p text:style-name="Standard">2019-09-03 00:13:09.692438: I tensorflow/core/common_runtime/gpu/gpu_device.cc:1187] <text:s text:c="5"/>0 </text:p>
      <text:p text:style-name="Standard">2019-09-03 00:13:09.692442: I tensorflow/core/common_runtime/gpu/gpu_device.cc:1200] 0: <text:s text:c="2"/>N </text:p>
      <text:p text:style-name="Standard">2019-09-03 00:13:09.692538: I tensorflow/stream_executor/cuda/cuda_gpu_executor.cc:1005] successful NUMA node read from SysFS had negative value (-1), but there must be at least one NUMA node, so returning NUMA node zero</text:p>
      <text:p text:style-name="Standard">2019-09-03 00:13:09.693338: I tensorflow/stream_executor/cuda/cuda_gpu_executor.cc:1005] successful NUMA node read from SysFS had negative value (-1), but there must be at least one NUMA node, so returning NUMA node zero</text:p>
      <text:p text:style-name="Standard">2019-09-03 00:13:09.694101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Epoch 0 to 1 took 1.46 seconds.</text:p>
      <text:p text:style-name="Standard">Epoch 2 [Accuracy] = <text:s/>0.716 <text:s/>----- update coeff: 0.7</text:p>
      <text:p text:style-name="Standard"><text:s/>Validation metric for slot: restaurants_1_has_live_music <text:s/>: 0.716 <text:s/>eval took 0.0 last update at: -1 / 200</text:p>
      <text:p text:style-name="Standard"/>
      <text:p text:style-name="Standard"><text:s/>====================== New best validation metric: 0.716 <text:s/>- saving these parameters. Epoch is: 2 / 200 ---------------- =========== <text:s/></text:p>
      <text:p text:style-name="Standard"/>
      <text:p text:style-name="Standard">Epoch 3 [Accuracy] = <text:s/>0.859 <text:s/>----- update coeff: 0.7</text:p>
      <text:p text:style-name="Standard"><text:s/>Validation metric for slot: restaurants_1_has_live_music <text:s/>: 0.859 <text:s/>eval took 0.0 last update at: 1 / 200</text:p>
      <text:p text:style-name="Standard"/>
      <text:p text:style-name="Standard"><text:s/>====================== New best validation metric: 0.859 <text:s/>- saving these parameters. Epoch is: 3 / 200 ---------------- =========== <text:s/></text:p>
      <text:p text:style-name="Standard"/>
      <text:p text:style-name="Standard">Epoch 4 [Accuracy] = <text:s/>0.918 <text:s/>----- update coeff: 0.7</text:p>
      <text:p text:style-name="Standard"><text:s/>Validation metric for slot: restaurants_1_has_live_music <text:s/>: 0.918 <text:s/>eval took 0.0 last update at: 2 / 200</text:p>
      <text:p text:style-name="Standard"/>
      <text:p text:style-name="Standard"><text:soft-page-break/><text:s/>====================== New best validation metric: 0.918 <text:s/>- saving these parameters. Epoch is: 4 / 200 ---------------- =========== <text:s/></text:p>
      <text:p text:style-name="Standard"/>
      <text:p text:style-name="Standard">Epoch 5 [Accuracy] = <text:s/>0.924 <text:s/>----- update coeff: 0.7</text:p>
      <text:p text:style-name="Standard"><text:s/>Validation metric for slot: restaurants_1_has_live_music <text:s/>: 0.924 <text:s/>eval took 0.0 last update at: 3 / 200</text:p>
      <text:p text:style-name="Standard"/>
      <text:p text:style-name="Standard"><text:s/>====================== New best validation metric: 0.924 <text:s/>- saving these parameters. Epoch is: 5 / 200 ---------------- =========== <text:s/></text:p>
      <text:p text:style-name="Standard"/>
      <text:p text:style-name="Standard">Epoch 0 to 5 took 7.24 seconds.</text:p>
      <text:p text:style-name="Standard">Epoch 6 [Accuracy] = <text:s/>0.931 <text:s/>----- update coeff: 0.7</text:p>
      <text:p text:style-name="Standard"><text:s/>Validation metric for slot: restaurants_1_has_live_music <text:s/>: 0.931 <text:s/>eval took 0.0 last update at: 4 / 200</text:p>
      <text:p text:style-name="Standard"/>
      <text:p text:style-name="Standard"><text:s/>====================== New best validation metric: 0.931 <text:s/>- saving these parameters. Epoch is: 6 / 200 ---------------- =========== <text:s/></text:p>
      <text:p text:style-name="Standard"/>
      <text:p text:style-name="Standard">Epoch 7 [Accuracy] = <text:s/>0.931 <text:s/>----- update coeff: 0.7</text:p>
      <text:p text:style-name="Standard"><text:s/>Validation metric for slot: restaurants_1_has_live_music <text:s/>: 0.931 <text:s/>eval took 0.0 last update at: 5 / 200</text:p>
      <text:p text:style-name="Standard">Epoch 8 [Accuracy] = <text:s/>0.935 <text:s/>----- update coeff: 0.7</text:p>
      <text:p text:style-name="Standard"><text:s/>Validation metric for slot: restaurants_1_has_live_music <text:s/>: 0.935 <text:s/>eval took 0.0 last update at: 5 / 200</text:p>
      <text:p text:style-name="Standard"/>
      <text:p text:style-name="Standard"><text:s/>====================== New best validation metric: 0.935 <text:s/>- saving these parameters. Epoch is: 8 / 200 ---------------- =========== <text:s/></text:p>
      <text:p text:style-name="Standard"/>
      <text:p text:style-name="Standard">Epoch 9 [Accuracy] = <text:s/>0.931 <text:s/>----- update coeff: 0.7</text:p>
      <text:p text:style-name="Standard"><text:s/>Validation metric for slot: restaurants_1_has_live_music <text:s/>: 0.931 <text:s/>eval took 0.0 last update at: 7 / 200</text:p>
      <text:p text:style-name="Standard">Epoch 10 [Accuracy] = <text:s/>0.931 <text:s/>----- update coeff: 0.7</text:p>
      <text:p text:style-name="Standard"><text:s/>Validation metric for slot: restaurants_1_has_live_music <text:s/>: 0.931 <text:s/>eval took 0.0 last update at: 7 / 200</text:p>
      <text:p text:style-name="Standard">Epoch 5 to 10 took 6.13 seconds.</text:p>
      <text:p text:style-name="Standard">Epoch 11 [Accuracy] = <text:s/>0.931 <text:s/>----- update coeff: 0.7</text:p>
      <text:p text:style-name="Standard"><text:s/>Validation metric for slot: restaurants_1_has_live_music <text:s/>: 0.931 <text:s/>eval took 0.0 last update at: 7 / 200</text:p>
      <text:p text:style-name="Standard">Epoch 12 [Accuracy] = <text:s/>0.935 <text:s/>----- update coeff: 0.7</text:p>
      <text:p text:style-name="Standard"><text:s/>Validation metric for slot: restaurants_1_has_live_music <text:s/>: 0.935 <text:s/>eval took 0.0 last update at: 7 / 200</text:p>
      <text:p text:style-name="Standard">Epoch 13 [Accuracy] = <text:s/>0.944 <text:s/>----- update coeff: 0.7</text:p>
      <text:p text:style-name="Standard"><text:s/>Validation metric for slot: restaurants_1_has_live_music <text:s/>: 0.944 <text:s/>eval took 0.0 last update at: 7 / 200</text:p>
      <text:p text:style-name="Standard"/>
      <text:p text:style-name="Standard"><text:s/>====================== New best validation metric: 0.944 <text:s/>- saving these parameters. Epoch is: 13 / 200 ---------------- =========== <text:s/></text:p>
      <text:p text:style-name="Standard"/>
      <text:p text:style-name="Standard">Epoch 14 [Accuracy] = <text:s/>0.94 <text:s/>----- update coeff: 0.7</text:p>
      <text:p text:style-name="Standard"><text:s/>Validation metric for slot: restaurants_1_has_live_music <text:s/>: 0.94 <text:s/>eval took 0.0 last update at: 12 / 200</text:p>
      <text:p text:style-name="Standard">Epoch 15 [Accuracy] = <text:s/>0.944 <text:s/>----- update coeff: 0.7</text:p>
      <text:p text:style-name="Standard"><text:s/>Validation metric for slot: restaurants_1_has_live_music <text:s/>: 0.944 <text:s/>eval took 0.0 last update at: 12 / 200</text:p>
      <text:p text:style-name="Standard">Epoch 10 to 15 took 6.18 seconds.</text:p>
      <text:p text:style-name="Standard">Epoch 16 [Accuracy] = <text:s/>0.931 <text:s/>----- update coeff: 0.7</text:p>
      <text:p text:style-name="Standard"><text:s/>Validation metric for slot: restaurants_1_has_live_music <text:s/>: 0.931 <text:s/>eval took 0.0 last update at: 12 / 200</text:p>
      <text:p text:style-name="Standard">Epoch 17 [Accuracy] = <text:s/>0.952 <text:s/>----- update coeff: 0.7</text:p>
      <text:p text:style-name="Standard"><text:s/>Validation metric for slot: restaurants_1_has_live_music <text:s/>: 0.952 <text:s/>eval took 0.0 last update at: 12 / 200</text:p>
      <text:p text:style-name="Standard"/>
      <text:p text:style-name="Standard"><text:soft-page-break/><text:s/>====================== New best validation metric: 0.952 <text:s/>- saving these parameters. Epoch is: 17 / 200 ---------------- =========== <text:s/></text:p>
      <text:p text:style-name="Standard"/>
      <text:p text:style-name="Standard">Epoch 18 [Accuracy] = <text:s/>0.952 <text:s/>----- update coeff: 0.7</text:p>
      <text:p text:style-name="Standard"><text:s/>Validation metric for slot: restaurants_1_has_live_music <text:s/>: 0.952 <text:s/>eval took 0.0 last update at: 16 / 200</text:p>
      <text:p text:style-name="Standard">Epoch 19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20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15 to 20 took 6.05 seconds.</text:p>
      <text:p text:style-name="Standard">Epoch 21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22 [Accuracy] = <text:s/>0.952 <text:s/>----- update coeff: 0.7</text:p>
      <text:p text:style-name="Standard"><text:s/>Validation metric for slot: restaurants_1_has_live_music <text:s/>: 0.952 <text:s/>eval took 0.0 last update at: 16 / 200</text:p>
      <text:p text:style-name="Standard">Epoch 23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24 [Accuracy] = <text:s/>0.94 <text:s/>----- update coeff: 0.7</text:p>
      <text:p text:style-name="Standard"><text:s/>Validation metric for slot: restaurants_1_has_live_music <text:s/>: 0.94 <text:s/>eval took 0.0 last update at: 16 / 200</text:p>
      <text:p text:style-name="Standard">Epoch 25 [Accuracy] = <text:s/>0.952 <text:s/>----- update coeff: 0.7</text:p>
      <text:p text:style-name="Standard"><text:s/>Validation metric for slot: restaurants_1_has_live_music <text:s/>: 0.952 <text:s/>eval took 0.0 last update at: 16 / 200</text:p>
      <text:p text:style-name="Standard">Epoch 20 to 25 took 5.84 seconds.</text:p>
      <text:p text:style-name="Standard">Epoch 26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27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28 [Accuracy] = <text:s/>0.931 <text:s/>----- update coeff: 0.7</text:p>
      <text:p text:style-name="Standard"><text:s/>Validation metric for slot: restaurants_1_has_live_music <text:s/>: 0.931 <text:s/>eval took 0.0 last update at: 16 / 200</text:p>
      <text:p text:style-name="Standard">Epoch 29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30 [Accuracy] = <text:s/>0.935 <text:s/>----- update coeff: 0.7</text:p>
      <text:p text:style-name="Standard"><text:s/>Validation metric for slot: restaurants_1_has_live_music <text:s/>: 0.935 <text:s/>eval took 0.0 last update at: 16 / 200</text:p>
      <text:p text:style-name="Standard">Epoch 25 to 30 took 5.7 seconds.</text:p>
      <text:p text:style-name="Standard">Epoch 31 [Accuracy] = <text:s/>0.935 <text:s/>----- update coeff: 0.7</text:p>
      <text:p text:style-name="Standard"><text:s/>Validation metric for slot: restaurants_1_has_live_music <text:s/>: 0.935 <text:s/>eval took 0.0 last update at: 16 / 200</text:p>
      <text:p text:style-name="Standard">Epoch 32 [Accuracy] = <text:s/>0.935 <text:s/>----- update coeff: 0.7</text:p>
      <text:p text:style-name="Standard"><text:s/>Validation metric for slot: restaurants_1_has_live_music <text:s/>: 0.935 <text:s/>eval took 0.0 last update at: 16 / 200</text:p>
      <text:p text:style-name="Standard">Epoch 33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34 [Accuracy] = <text:s/>0.935 <text:s/>----- update coeff: 0.7</text:p>
      <text:p text:style-name="Standard"><text:s/>Validation metric for slot: restaurants_1_has_live_music <text:s/>: 0.935 <text:s/>eval took 0.0 last update at: 16 / 200</text:p>
      <text:p text:style-name="Standard">Epoch 35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30 to 35 took 5.86 seconds.</text:p>
      <text:p text:style-name="Standard">Epoch 36 [Accuracy] = <text:s/>0.935 <text:s/>----- update coeff: 0.7</text:p>
      <text:p text:style-name="Standard"><text:s/>Validation metric for slot: restaurants_1_has_live_music <text:s/>: 0.935 <text:s/>eval took 0.0 last update at: 16 / 200</text:p>
      <text:p text:style-name="Standard">Epoch 37 [Accuracy] = <text:s/>0.944 <text:s/>----- update coeff: 0.7</text:p>
      <text:p text:style-name="Standard"><text:s/>Validation metric for slot: restaurants_1_has_live_music <text:s/>: 0.944 <text:s/>eval took 0.0 last update at: 16 / 200</text:p>
      <text:p text:style-name="Standard">Epoch 38 [Accuracy] = <text:s/>0.94 <text:s/>----- update coeff: 0.7</text:p>
      <text:p text:style-name="Standard"><text:s/>Validation metric for slot: restaurants_1_has_live_music <text:s/>: 0.94 <text:s/>eval took 0.0 last update at: 16 / 200</text:p>
      <text:p text:style-name="Standard"><text:soft-page-break/>Epoch 39 [Accuracy] = <text:s/>0.954 <text:s/>----- update coeff: 0.7</text:p>
      <text:p text:style-name="Standard"><text:s/>Validation metric for slot: restaurants_1_has_live_music <text:s/>: 0.954 <text:s/>eval took 0.0 last update at: 16 / 200</text:p>
      <text:p text:style-name="Standard"/>
      <text:p text:style-name="Standard"><text:s/>====================== New best validation metric: 0.954 <text:s/>- saving these parameters. Epoch is: 39 / 200 ---------------- =========== <text:s/></text:p>
      <text:p text:style-name="Standard"/>
      <text:p text:style-name="Standard">Epoch 40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35 to 40 took 6.01 seconds.</text:p>
      <text:p text:style-name="Standard">Epoch 41 [Accuracy] = <text:s/>0.931 <text:s/>----- update coeff: 0.7</text:p>
      <text:p text:style-name="Standard"><text:s/>Validation metric for slot: restaurants_1_has_live_music <text:s/>: 0.931 <text:s/>eval took 0.0 last update at: 38 / 200</text:p>
      <text:p text:style-name="Standard">Epoch 42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43 [Accuracy] = <text:s/>0.931 <text:s/>----- update coeff: 0.7</text:p>
      <text:p text:style-name="Standard"><text:s/>Validation metric for slot: restaurants_1_has_live_music <text:s/>: 0.931 <text:s/>eval took 0.0 last update at: 38 / 200</text:p>
      <text:p text:style-name="Standard">Epoch 44 [Accuracy] = <text:s/>0.931 <text:s/>----- update coeff: 0.7</text:p>
      <text:p text:style-name="Standard"><text:s/>Validation metric for slot: restaurants_1_has_live_music <text:s/>: 0.931 <text:s/>eval took 0.0 last update at: 38 / 200</text:p>
      <text:p text:style-name="Standard">Epoch 45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40 to 45 took 5.81 seconds.</text:p>
      <text:p text:style-name="Standard">Epoch 46 [Accuracy] = <text:s/>0.931 <text:s/>----- update coeff: 0.7</text:p>
      <text:p text:style-name="Standard"><text:s/>Validation metric for slot: restaurants_1_has_live_music <text:s/>: 0.931 <text:s/>eval took 0.0 last update at: 38 / 200</text:p>
      <text:p text:style-name="Standard">Epoch 47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48 [Accuracy] = <text:s/>0.954 <text:s/>----- update coeff: 0.7</text:p>
      <text:p text:style-name="Standard"><text:s/>Validation metric for slot: restaurants_1_has_live_music <text:s/>: 0.954 <text:s/>eval took 0.0 last update at: 38 / 200</text:p>
      <text:p text:style-name="Standard">Epoch 49 [Accuracy] = <text:s/>0.931 <text:s/>----- update coeff: 0.7</text:p>
      <text:p text:style-name="Standard"><text:s/>Validation metric for slot: restaurants_1_has_live_music <text:s/>: 0.931 <text:s/>eval took 0.0 last update at: 38 / 200</text:p>
      <text:p text:style-name="Standard">Epoch 50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45 to 50 took 5.8 seconds.</text:p>
      <text:p text:style-name="Standard">Epoch 51 [Accuracy] = <text:s/>0.935 <text:s/>----- update coeff: 0.7</text:p>
      <text:p text:style-name="Standard"><text:s/>Validation metric for slot: restaurants_1_has_live_music <text:s/>: 0.935 <text:s/>eval took 0.0 last update at: 38 / 200</text:p>
      <text:p text:style-name="Standard">Epoch 52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53 [Accuracy] = <text:s/>0.935 <text:s/>----- update coeff: 0.7</text:p>
      <text:p text:style-name="Standard"><text:s/>Validation metric for slot: restaurants_1_has_live_music <text:s/>: 0.935 <text:s/>eval took 0.0 last update at: 38 / 200</text:p>
      <text:p text:style-name="Standard">Epoch 54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55 [Accuracy] = <text:s/>0.944 <text:s/>----- update coeff: 0.7</text:p>
      <text:p text:style-name="Standard"><text:s/>Validation metric for slot: restaurants_1_has_live_music <text:s/>: 0.944 <text:s/>eval took 0.0 last update at: 38 / 200</text:p>
      <text:p text:style-name="Standard">Epoch 50 to 55 took 5.76 seconds.</text:p>
      <text:p text:style-name="Standard">Epoch 56 [Accuracy] = <text:s/>0.955 <text:s/>----- update coeff: 0.7</text:p>
      <text:p text:style-name="Standard"><text:s/>Validation metric for slot: restaurants_1_has_live_music <text:s/>: 0.955 <text:s/>eval took 0.0 last update at: 38 / 200</text:p>
      <text:p text:style-name="Standard"/>
      <text:p text:style-name="Standard"><text:s/>====================== New best validation metric: 0.955 <text:s/>- saving these parameters. Epoch is: 56 / 200 ---------------- =========== <text:s/></text:p>
      <text:p text:style-name="Standard"/>
      <text:p text:style-name="Standard">Epoch 57 [Accuracy] = <text:s/>0.931 <text:s/>----- update coeff: 0.7</text:p>
      <text:p text:style-name="Standard"><text:soft-page-break/><text:s/>Validation metric for slot: restaurants_1_has_live_music <text:s/>: 0.931 <text:s/>eval took 0.0 last update at: 55 / 200</text:p>
      <text:p text:style-name="Standard">Epoch 58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59 [Accuracy] = <text:s/>0.935 <text:s/>----- update coeff: 0.7</text:p>
      <text:p text:style-name="Standard"><text:s/>Validation metric for slot: restaurants_1_has_live_music <text:s/>: 0.935 <text:s/>eval took 0.0 last update at: 55 / 200</text:p>
      <text:p text:style-name="Standard">Epoch 60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55 to 60 took 6.43 seconds.</text:p>
      <text:p text:style-name="Standard">Epoch 61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62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63 [Accuracy] = <text:s/>0.946 <text:s/>----- update coeff: 0.7</text:p>
      <text:p text:style-name="Standard"><text:s/>Validation metric for slot: restaurants_1_has_live_music <text:s/>: 0.946 <text:s/>eval took 0.0 last update at: 55 / 200</text:p>
      <text:p text:style-name="Standard">Epoch 64 [Accuracy] = <text:s/>0.952 <text:s/>----- update coeff: 0.7</text:p>
      <text:p text:style-name="Standard"><text:s/>Validation metric for slot: restaurants_1_has_live_music <text:s/>: 0.952 <text:s/>eval took 0.0 last update at: 55 / 200</text:p>
      <text:p text:style-name="Standard">Epoch 65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60 to 65 took 5.99 seconds.</text:p>
      <text:p text:style-name="Standard">Epoch 66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67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68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69 [Accuracy] = <text:s/>0.935 <text:s/>----- update coeff: 0.7</text:p>
      <text:p text:style-name="Standard"><text:s/>Validation metric for slot: restaurants_1_has_live_music <text:s/>: 0.935 <text:s/>eval took 0.0 last update at: 55 / 200</text:p>
      <text:p text:style-name="Standard">Epoch 70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65 to 70 took 6.04 seconds.</text:p>
      <text:p text:style-name="Standard">Epoch 71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72 [Accuracy] = <text:s/>0.952 <text:s/>----- update coeff: 0.7</text:p>
      <text:p text:style-name="Standard"><text:s/>Validation metric for slot: restaurants_1_has_live_music <text:s/>: 0.952 <text:s/>eval took 0.0 last update at: 55 / 200</text:p>
      <text:p text:style-name="Standard">Epoch 73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74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75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70 to 75 took 6.14 seconds.</text:p>
      <text:p text:style-name="Standard">Epoch 76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77 [Accuracy] = <text:s/>0.952 <text:s/>----- update coeff: 0.7</text:p>
      <text:p text:style-name="Standard"><text:s/>Validation metric for slot: restaurants_1_has_live_music <text:s/>: 0.952 <text:s/>eval took 0.0 last update at: 55 / 200</text:p>
      <text:p text:style-name="Standard">Epoch 78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79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<text:soft-page-break/>Epoch 80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75 to 80 took 5.78 seconds.</text:p>
      <text:p text:style-name="Standard">Epoch 81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82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83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84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85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80 to 85 took 5.78 seconds.</text:p>
      <text:p text:style-name="Standard">Epoch 86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87 [Accuracy] = <text:s/>0.952 <text:s/>----- update coeff: 0.7</text:p>
      <text:p text:style-name="Standard"><text:s/>Validation metric for slot: restaurants_1_has_live_music <text:s/>: 0.952 <text:s/>eval took 0.0 last update at: 55 / 200</text:p>
      <text:p text:style-name="Standard">Epoch 88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89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0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85 to 90 took 5.86 seconds.</text:p>
      <text:p text:style-name="Standard">Epoch 91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2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93 [Accuracy] = <text:s/>0.954 <text:s/>----- update coeff: 0.7</text:p>
      <text:p text:style-name="Standard"><text:s/>Validation metric for slot: restaurants_1_has_live_music <text:s/>: 0.954 <text:s/>eval took 0.0 last update at: 55 / 200</text:p>
      <text:p text:style-name="Standard">Epoch 94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5 [Accuracy] = <text:s/>0.944 <text:s/>----- update coeff: 0.7</text:p>
      <text:p text:style-name="Standard"><text:s/>Validation metric for slot: restaurants_1_has_live_music <text:s/>: 0.944 <text:s/>eval took 0.0 last update at: 55 / 200</text:p>
      <text:p text:style-name="Standard">Epoch 90 to 95 took 5.85 seconds.</text:p>
      <text:p text:style-name="Standard">Epoch 96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7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8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9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0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95 to 100 took 5.86 seconds.</text:p>
      <text:p text:style-name="Standard">Epoch 101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<text:soft-page-break/>Epoch 102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3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4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5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0 to 105 took 6.1 seconds.</text:p>
      <text:p text:style-name="Standard">Epoch 106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7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8 [Accuracy] = <text:s/>0.955 <text:s/>----- update coeff: 0.7</text:p>
      <text:p text:style-name="Standard"><text:s/>Validation metric for slot: restaurants_1_has_live_music <text:s/>: 0.955 <text:s/>eval took 0.0 last update at: 55 / 200</text:p>
      <text:p text:style-name="Standard">Epoch 109 [Accuracy] = <text:s/>0.957 <text:s/>----- update coeff: 0.7</text:p>
      <text:p text:style-name="Standard"><text:s/>Validation metric for slot: restaurants_1_has_live_music <text:s/>: 0.957 <text:s/>eval took 0.0 last update at: 55 / 200</text:p>
      <text:p text:style-name="Standard"/>
      <text:p text:style-name="Standard"><text:s/>====================== New best validation metric: 0.957 <text:s/>- saving these parameters. Epoch is: 109 / 200 ---------------- =========== <text:s/></text:p>
      <text:p text:style-name="Standard"/>
      <text:p text:style-name="Standard">Epoch 110 [Accuracy] = <text:s/>0.955 <text:s/>----- update coeff: 0.7</text:p>
      <text:p text:style-name="Standard"><text:s/>Validation metric for slot: restaurants_1_has_live_music <text:s/>: 0.955 <text:s/>eval took 0.0 last update at: 108 / 200</text:p>
      <text:p text:style-name="Standard">Epoch 105 to 110 took 6.19 seconds.</text:p>
      <text:p text:style-name="Standard">Epoch 111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2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3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4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5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0 to 115 took 6.04 seconds.</text:p>
      <text:p text:style-name="Standard">Epoch 116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7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8 [Accuracy] = <text:s/>0.957 <text:s/>----- update coeff: 0.7</text:p>
      <text:p text:style-name="Standard"><text:soft-page-break/><text:s/>Validation metric for slot: restaurants_1_has_live_music <text:s/>: 0.957 <text:s/>eval took 0.0 last update at: 108 / 200</text:p>
      <text:p text:style-name="Standard">Epoch 119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0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15 to 120 took 5.97 seconds.</text:p>
      <text:p text:style-name="Standard">Epoch 121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2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3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4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5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0 to 125 took 5.85 seconds.</text:p>
      <text:p text:style-name="Standard">Epoch 126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7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8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9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0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25 to 130 took 5.86 seconds.</text:p>
      <text:p text:style-name="Standard">Epoch 131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2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3 [Accuracy] = <text:s/>0.957 <text:s/>----- update coeff: 0.7</text:p>
      <text:p text:style-name="Standard"><text:soft-page-break/><text:s/>Validation metric for slot: restaurants_1_has_live_music <text:s/>: 0.957 <text:s/>eval took 0.0 last update at: 108 / 200</text:p>
      <text:p text:style-name="Standard">Epoch 134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5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0 to 135 took 5.78 seconds.</text:p>
      <text:p text:style-name="Standard">Epoch 136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7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8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9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0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35 to 140 took 5.8 seconds.</text:p>
      <text:p text:style-name="Standard">Epoch 141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2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3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4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5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0 to 145 took 5.78 seconds.</text:p>
      <text:p text:style-name="Standard">Epoch 146 [Accuracy] = <text:s/>0.957 <text:s/>----- update coeff: 0.7</text:p>
      <text:p text:style-name="Standard"><text:s/>Validation metric for slot: restaurants_1_has_live_music <text:s/>: 0.957 <text:s/>eval took 0.0 last update at: 108 / 200</text:p>
      <text:p text:style-name="Standard">Epoch 147 [Accuracy] = <text:s/>0.963 <text:s/>----- update coeff: 0.7</text:p>
      <text:p text:style-name="Standard"><text:s/>Validation metric for slot: restaurants_1_has_live_music <text:s/>: 0.963 <text:s/>eval took 0.0 last update at: 108 / 200</text:p>
      <text:p text:style-name="Standard"/>
      <text:p text:style-name="Standard"><text:soft-page-break/><text:s/>====================== New best validation metric: 0.963 <text:s/>- saving these parameters. Epoch is: 147 / 200 ---------------- =========== <text:s/></text:p>
      <text:p text:style-name="Standard"/>
      <text:p text:style-name="Standard">Epoch 148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49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0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45 to 150 took 6.21 seconds.</text:p>
      <text:p text:style-name="Standard">Epoch 151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2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3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4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5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0 to 155 took 5.97 seconds.</text:p>
      <text:p text:style-name="Standard">Epoch 156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7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8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9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0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55 to 160 took 5.77 seconds.</text:p>
      <text:p text:style-name="Standard">Epoch 161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2 [Accuracy] = <text:s/>0.957 <text:s/>----- update coeff: 0.7</text:p>
      <text:p text:style-name="Standard"><text:soft-page-break/><text:s/>Validation metric for slot: restaurants_1_has_live_music <text:s/>: 0.957 <text:s/>eval took 0.0 last update at: 146 / 200</text:p>
      <text:p text:style-name="Standard">Epoch 163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4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5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0 to 165 took 6.15 seconds.</text:p>
      <text:p text:style-name="Standard">Epoch 166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7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8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9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0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65 to 170 took 5.8 seconds.</text:p>
      <text:p text:style-name="Standard">Epoch 171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2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73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4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5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0 to 175 took 5.82 seconds.</text:p>
      <text:p text:style-name="Standard">Epoch 176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7 [Accuracy] = <text:s/>0.963 <text:s/>----- update coeff: 0.7</text:p>
      <text:p text:style-name="Standard"><text:soft-page-break/><text:s/>Validation metric for slot: restaurants_1_has_live_music <text:s/>: 0.963 <text:s/>eval took 0.0 last update at: 146 / 200</text:p>
      <text:p text:style-name="Standard">Epoch 178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9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80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75 to 180 took 5.92 seconds.</text:p>
      <text:p text:style-name="Standard">Epoch 181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82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3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4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5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0 to 185 took 5.81 seconds.</text:p>
      <text:p text:style-name="Standard">Epoch 186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7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88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9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90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85 to 190 took 5.83 seconds.</text:p>
      <text:p text:style-name="Standard">Epoch 191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92 [Accuracy] = <text:s/>0.957 <text:s/>----- update coeff: 0.7</text:p>
      <text:p text:style-name="Standard"><text:soft-page-break/><text:s/>Validation metric for slot: restaurants_1_has_live_music <text:s/>: 0.957 <text:s/>eval took 0.0 last update at: 146 / 200</text:p>
      <text:p text:style-name="Standard">Epoch 193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94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95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90 to 195 took 5.68 seconds.</text:p>
      <text:p text:style-name="Standard">Epoch 196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Epoch 197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98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99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200 [Accuracy] = <text:s/>0.963 <text:s/>----- update coeff: 0.7</text:p>
      <text:p text:style-name="Standard"><text:s/>Validation metric for slot: restaurants_1_has_live_music <text:s/>: 0.963 <text:s/>eval took 0.0 last update at: 146 / 200</text:p>
      <text:p text:style-name="Standard">Epoch 195 to 200 took 5.85 seconds.</text:p>
      <text:p text:style-name="Standard">Epoch 201 [Accuracy] = <text:s/>0.957 <text:s/>----- update coeff: 0.7</text:p>
      <text:p text:style-name="Standard"><text:s/>Validation metric for slot: restaurants_1_has_live_music <text:s/>: 0.957 <text:s/>eval took 0.0 last update at: 146 / 200</text:p>
      <text:p text:style-name="Standard">The best parameters achieved a validation metric of 0.963</text:p>
      <text:p text:style-name="Standard"/>
      <text:p text:style-name="Standard">============== Training this model took 241.0 seconds. ===================</text:p>
      <text:p text:style-name="Standard"/>
      <text:p text:style-name="Standard">============== <text:s/>Training the NBT Model for slot restaurants_1_party_size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2019-09-03 00:17:10.630917: I tensorflow/stream_executor/cuda/cuda_gpu_executor.cc:1005] successful NUMA node read from SysFS had negative value (-1), but there must be at least one NUMA node, so returning NUMA node zero</text:p>
      <text:p text:style-name="Standard">2019-09-03 00:17:10.631750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17:10.631771: I tensorflow/stream_executor/platform/default/dso_loader.cc:42] Successfully opened dynamic library libcudart.so.10.0</text:p>
      <text:p text:style-name="Standard"><text:soft-page-break/>2019-09-03 00:17:10.631788: I tensorflow/stream_executor/platform/default/dso_loader.cc:42] Successfully opened dynamic library libcublas.so.10.0</text:p>
      <text:p text:style-name="Standard">2019-09-03 00:17:10.631797: I tensorflow/stream_executor/platform/default/dso_loader.cc:42] Successfully opened dynamic library libcufft.so.10.0</text:p>
      <text:p text:style-name="Standard">2019-09-03 00:17:10.631805: I tensorflow/stream_executor/platform/default/dso_loader.cc:42] Successfully opened dynamic library libcurand.so.10.0</text:p>
      <text:p text:style-name="Standard">2019-09-03 00:17:10.631813: I tensorflow/stream_executor/platform/default/dso_loader.cc:42] Successfully opened dynamic library libcusolver.so.10.0</text:p>
      <text:p text:style-name="Standard">2019-09-03 00:17:10.631820: I tensorflow/stream_executor/platform/default/dso_loader.cc:42] Successfully opened dynamic library libcusparse.so.10.0</text:p>
      <text:p text:style-name="Standard">2019-09-03 00:17:10.631829: I tensorflow/stream_executor/platform/default/dso_loader.cc:42] Successfully opened dynamic library libcudnn.so.7</text:p>
      <text:p text:style-name="Standard">2019-09-03 00:17:10.631870: I tensorflow/stream_executor/cuda/cuda_gpu_executor.cc:1005] successful NUMA node read from SysFS had negative value (-1), but there must be at least one NUMA node, so returning NUMA node zero</text:p>
      <text:p text:style-name="Standard">2019-09-03 00:17:10.632664: I tensorflow/stream_executor/cuda/cuda_gpu_executor.cc:1005] successful NUMA node read from SysFS had negative value (-1), but there must be at least one NUMA node, so returning NUMA node zero</text:p>
      <text:p text:style-name="Standard">2019-09-03 00:17:10.633440: I tensorflow/core/common_runtime/gpu/gpu_device.cc:1763] Adding visible gpu devices: 0</text:p>
      <text:p text:style-name="Standard">2019-09-03 00:17:10.633458: I tensorflow/core/common_runtime/gpu/gpu_device.cc:1181] Device interconnect StreamExecutor with strength 1 edge matrix:</text:p>
      <text:p text:style-name="Standard">2019-09-03 00:17:10.633462: I tensorflow/core/common_runtime/gpu/gpu_device.cc:1187] <text:s text:c="5"/>0 </text:p>
      <text:p text:style-name="Standard">2019-09-03 00:17:10.633465: I tensorflow/core/common_runtime/gpu/gpu_device.cc:1200] 0: <text:s text:c="2"/>N </text:p>
      <text:p text:style-name="Standard">2019-09-03 00:17:10.633560: I tensorflow/stream_executor/cuda/cuda_gpu_executor.cc:1005] successful NUMA node read from SysFS had negative value (-1), but there must be at least one NUMA node, so returning NUMA node zero</text:p>
      <text:p text:style-name="Standard">2019-09-03 00:17:10.634350: I tensorflow/stream_executor/cuda/cuda_gpu_executor.cc:1005] successful NUMA node read from SysFS had negative value (-1), but there must be at least one NUMA node, so returning NUMA node zero</text:p>
      <text:p text:style-name="Standard">2019-09-03 00:17:10.635100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Epoch 0 to 1 took 1.65 seconds.</text:p>
      <text:p text:style-name="Standard">Epoch 2 [Accuracy] = <text:s/>0.893 <text:s/>----- update coeff: 0.7</text:p>
      <text:p text:style-name="Standard"><text:s/>Validation metric for slot: restaurants_1_party_size <text:s/>: 0.893 <text:s/>eval took 0.0 last update at: -1 / 200</text:p>
      <text:p text:style-name="Standard"/>
      <text:p text:style-name="Standard"><text:s/>====================== New best validation metric: 0.893 <text:s/>- saving these parameters. Epoch is: 2 / 200 ---------------- =========== <text:s/></text:p>
      <text:p text:style-name="Standard"/>
      <text:p text:style-name="Standard">Epoch 3 [Accuracy] = <text:s/>0.901 <text:s/>----- update coeff: 0.7</text:p>
      <text:p text:style-name="Standard"><text:s/>Validation metric for slot: restaurants_1_party_size <text:s/>: 0.901 <text:s/>eval took 0.0 last update at: 1 / 200</text:p>
      <text:p text:style-name="Standard"/>
      <text:p text:style-name="Standard"><text:s/>====================== New best validation metric: 0.901 <text:s/>- saving these parameters. Epoch is: 3 / 200 ---------------- =========== <text:s/></text:p>
      <text:p text:style-name="Standard"><text:soft-page-break/></text:p>
      <text:p text:style-name="Standard">Epoch 4 [Accuracy] = <text:s/>0.901 <text:s/>----- update coeff: 0.7</text:p>
      <text:p text:style-name="Standard"><text:s/>Validation metric for slot: restaurants_1_party_size <text:s/>: 0.901 <text:s/>eval took 0.0 last update at: 2 / 200</text:p>
      <text:p text:style-name="Standard">Epoch 5 [Accuracy] = <text:s/>0.899 <text:s/>----- update coeff: 0.7</text:p>
      <text:p text:style-name="Standard"><text:s/>Validation metric for slot: restaurants_1_party_size <text:s/>: 0.899 <text:s/>eval took 0.0 last update at: 2 / 200</text:p>
      <text:p text:style-name="Standard">Epoch 0 to 5 took 8.07 seconds.</text:p>
      <text:p text:style-name="Standard">Epoch 6 [Accuracy] = <text:s/>0.894 <text:s/>----- update coeff: 0.7</text:p>
      <text:p text:style-name="Standard"><text:s/>Validation metric for slot: restaurants_1_party_size <text:s/>: 0.894 <text:s/>eval took 0.0 last update at: 2 / 200</text:p>
      <text:p text:style-name="Standard">Epoch 7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8 [Accuracy] = <text:s/>0.895 <text:s/>----- update coeff: 0.7</text:p>
      <text:p text:style-name="Standard"><text:s/>Validation metric for slot: restaurants_1_party_size <text:s/>: 0.895 <text:s/>eval took 0.0 last update at: 2 / 200</text:p>
      <text:p text:style-name="Standard">Epoch 9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0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5 to 10 took 7.02 seconds.</text:p>
      <text:p text:style-name="Standard">Epoch 11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2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3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4 [Accuracy] = <text:s/>0.892 <text:s/>----- update coeff: 0.7</text:p>
      <text:p text:style-name="Standard"><text:s/>Validation metric for slot: restaurants_1_party_size <text:s/>: 0.892 <text:s/>eval took 0.0 last update at: 2 / 200</text:p>
      <text:p text:style-name="Standard">Epoch 15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0 to 15 took 6.87 seconds.</text:p>
      <text:p text:style-name="Standard">Epoch 16 [Accuracy] = <text:s/>0.893 <text:s/>----- update coeff: 0.7</text:p>
      <text:p text:style-name="Standard"><text:s/>Validation metric for slot: restaurants_1_party_size <text:s/>: 0.893 <text:s/>eval took 0.0 last update at: 2 / 200</text:p>
      <text:p text:style-name="Standard">Epoch 17 [Accuracy] = <text:s/>0.895 <text:s/>----- update coeff: 0.7</text:p>
      <text:p text:style-name="Standard"><text:s/>Validation metric for slot: restaurants_1_party_size <text:s/>: 0.895 <text:s/>eval took 0.0 last update at: 2 / 200</text:p>
      <text:p text:style-name="Standard">Epoch 18 [Accuracy] = <text:s/>0.901 <text:s/>----- update coeff: 0.7</text:p>
      <text:p text:style-name="Standard"><text:s/>Validation metric for slot: restaurants_1_party_size <text:s/>: 0.901 <text:s/>eval took 0.0 last update at: 2 / 200</text:p>
      <text:p text:style-name="Standard">Epoch 19 [Accuracy] = <text:s/>0.898 <text:s/>----- update coeff: 0.7</text:p>
      <text:p text:style-name="Standard"><text:s/>Validation metric for slot: restaurants_1_party_size <text:s/>: 0.898 <text:s/>eval took 0.0 last update at: 2 / 200</text:p>
      <text:p text:style-name="Standard">Epoch 20 [Accuracy] = <text:s/>0.899 <text:s/>----- update coeff: 0.7</text:p>
      <text:p text:style-name="Standard"><text:s/>Validation metric for slot: restaurants_1_party_size <text:s/>: 0.899 <text:s/>eval took 0.0 last update at: 2 / 200</text:p>
      <text:p text:style-name="Standard">Epoch 15 to 20 took 6.86 seconds.</text:p>
      <text:p text:style-name="Standard">Epoch 21 [Accuracy] = <text:s/>0.897 <text:s/>----- update coeff: 0.7</text:p>
      <text:p text:style-name="Standard"><text:s/>Validation metric for slot: restaurants_1_party_size <text:s/>: 0.897 <text:s/>eval took 0.0 last update at: 2 / 200</text:p>
      <text:p text:style-name="Standard">Epoch 22 [Accuracy] = <text:s/>0.899 <text:s/>----- update coeff: 0.7</text:p>
      <text:p text:style-name="Standard"><text:s/>Validation metric for slot: restaurants_1_party_size <text:s/>: 0.899 <text:s/>eval took 0.0 last update at: 2 / 200</text:p>
      <text:p text:style-name="Standard">Epoch 23 [Accuracy] = <text:s/>0.902 <text:s/>----- update coeff: 0.7</text:p>
      <text:p text:style-name="Standard"><text:s/>Validation metric for slot: restaurants_1_party_size <text:s/>: 0.902 <text:s/>eval took 0.0 last update at: 2 / 200</text:p>
      <text:p text:style-name="Standard"/>
      <text:p text:style-name="Standard"><text:s/>====================== New best validation metric: 0.902 <text:s/>- saving these parameters. Epoch is: 23 / 200 ---------------- =========== <text:s/></text:p>
      <text:p text:style-name="Standard"/>
      <text:p text:style-name="Standard"><text:soft-page-break/>Epoch 24 [Accuracy] = <text:s/>0.904 <text:s/>----- update coeff: 0.7</text:p>
      <text:p text:style-name="Standard"><text:s/>Validation metric for slot: restaurants_1_party_size <text:s/>: 0.904 <text:s/>eval took 0.0 last update at: 22 / 200</text:p>
      <text:p text:style-name="Standard"/>
      <text:p text:style-name="Standard"><text:s/>====================== New best validation metric: 0.904 <text:s/>- saving these parameters. Epoch is: 24 / 200 ---------------- =========== <text:s/></text:p>
      <text:p text:style-name="Standard"/>
      <text:p text:style-name="Standard">Epoch 25 [Accuracy] = <text:s/>0.904 <text:s/>----- update coeff: 0.7</text:p>
      <text:p text:style-name="Standard"><text:s/>Validation metric for slot: restaurants_1_party_size <text:s/>: 0.904 <text:s/>eval took 0.0 last update at: 23 / 200</text:p>
      <text:p text:style-name="Standard">Epoch 20 to 25 took 7.15 seconds.</text:p>
      <text:p text:style-name="Standard">Epoch 26 [Accuracy] = <text:s/>0.901 <text:s/>----- update coeff: 0.7</text:p>
      <text:p text:style-name="Standard"><text:s/>Validation metric for slot: restaurants_1_party_size <text:s/>: 0.901 <text:s/>eval took 0.0 last update at: 23 / 200</text:p>
      <text:p text:style-name="Standard">Epoch 27 [Accuracy] = <text:s/>0.903 <text:s/>----- update coeff: 0.7</text:p>
      <text:p text:style-name="Standard"><text:s/>Validation metric for slot: restaurants_1_party_size <text:s/>: 0.903 <text:s/>eval took 0.0 last update at: 23 / 200</text:p>
      <text:p text:style-name="Standard">Epoch 28 [Accuracy] = <text:s/>0.903 <text:s/>----- update coeff: 0.7</text:p>
      <text:p text:style-name="Standard"><text:s/>Validation metric for slot: restaurants_1_party_size <text:s/>: 0.903 <text:s/>eval took 0.0 last update at: 23 / 200</text:p>
      <text:p text:style-name="Standard">Epoch 29 [Accuracy] = <text:s/>0.903 <text:s/>----- update coeff: 0.7</text:p>
      <text:p text:style-name="Standard"><text:s/>Validation metric for slot: restaurants_1_party_size <text:s/>: 0.903 <text:s/>eval took 0.0 last update at: 23 / 200</text:p>
      <text:p text:style-name="Standard">Epoch 30 [Accuracy] = <text:s/>0.908 <text:s/>----- update coeff: 0.7</text:p>
      <text:p text:style-name="Standard"><text:s/>Validation metric for slot: restaurants_1_party_size <text:s/>: 0.908 <text:s/>eval took 0.0 last update at: 23 / 200</text:p>
      <text:p text:style-name="Standard"/>
      <text:p text:style-name="Standard"><text:s/>====================== New best validation metric: 0.908 <text:s/>- saving these parameters. Epoch is: 30 / 200 ---------------- =========== <text:s/></text:p>
      <text:p text:style-name="Standard"/>
      <text:p text:style-name="Standard">Epoch 25 to 30 took 7.13 seconds.</text:p>
      <text:p text:style-name="Standard">Epoch 31 [Accuracy] = <text:s/>0.908 <text:s/>----- update coeff: 0.7</text:p>
      <text:p text:style-name="Standard"><text:s/>Validation metric for slot: restaurants_1_party_size <text:s/>: 0.908 <text:s/>eval took 0.0 last update at: 29 / 200</text:p>
      <text:p text:style-name="Standard">Epoch 32 [Accuracy] = <text:s/>0.908 <text:s/>----- update coeff: 0.7</text:p>
      <text:p text:style-name="Standard"><text:s/>Validation metric for slot: restaurants_1_party_size <text:s/>: 0.908 <text:s/>eval took 0.0 last update at: 29 / 200</text:p>
      <text:p text:style-name="Standard">Epoch 33 [Accuracy] = <text:s/>0.909 <text:s/>----- update coeff: 0.7</text:p>
      <text:p text:style-name="Standard"><text:s/>Validation metric for slot: restaurants_1_party_size <text:s/>: 0.909 <text:s/>eval took 0.0 last update at: 29 / 200</text:p>
      <text:p text:style-name="Standard"/>
      <text:p text:style-name="Standard"><text:s/>====================== New best validation metric: 0.909 <text:s/>- saving these parameters. Epoch is: 33 / 200 ---------------- =========== <text:s/></text:p>
      <text:p text:style-name="Standard"/>
      <text:p text:style-name="Standard">Epoch 34 [Accuracy] = <text:s/>0.905 <text:s/>----- update coeff: 0.7</text:p>
      <text:p text:style-name="Standard"><text:s/>Validation metric for slot: restaurants_1_party_size <text:s/>: 0.905 <text:s/>eval took 0.0 last update at: 32 / 200</text:p>
      <text:p text:style-name="Standard">Epoch 35 [Accuracy] = <text:s/>0.907 <text:s/>----- update coeff: 0.7</text:p>
      <text:p text:style-name="Standard"><text:s/>Validation metric for slot: restaurants_1_party_size <text:s/>: 0.907 <text:s/>eval took 0.0 last update at: 32 / 200</text:p>
      <text:p text:style-name="Standard">Epoch 30 to 35 took 6.95 seconds.</text:p>
      <text:p text:style-name="Standard">Epoch 36 [Accuracy] = <text:s/>0.907 <text:s/>----- update coeff: 0.7</text:p>
      <text:p text:style-name="Standard"><text:s/>Validation metric for slot: restaurants_1_party_size <text:s/>: 0.907 <text:s/>eval took 0.0 last update at: 32 / 200</text:p>
      <text:p text:style-name="Standard">Epoch 37 [Accuracy] = <text:s/>0.903 <text:s/>----- update coeff: 0.7</text:p>
      <text:p text:style-name="Standard"><text:s/>Validation metric for slot: restaurants_1_party_size <text:s/>: 0.903 <text:s/>eval took 0.0 last update at: 32 / 200</text:p>
      <text:p text:style-name="Standard">Epoch 38 [Accuracy] = <text:s/>0.904 <text:s/>----- update coeff: 0.7</text:p>
      <text:p text:style-name="Standard"><text:s/>Validation metric for slot: restaurants_1_party_size <text:s/>: 0.904 <text:s/>eval took 0.0 last update at: 32 / 200</text:p>
      <text:p text:style-name="Standard">Epoch 39 [Accuracy] = <text:s/>0.905 <text:s/>----- update coeff: 0.7</text:p>
      <text:p text:style-name="Standard"><text:s/>Validation metric for slot: restaurants_1_party_size <text:s/>: 0.905 <text:s/>eval took 0.0 last update at: 32 / 200</text:p>
      <text:p text:style-name="Standard">Epoch 40 [Accuracy] = <text:s/>0.905 <text:s/>----- update coeff: 0.7</text:p>
      <text:p text:style-name="Standard"><text:s/>Validation metric for slot: restaurants_1_party_size <text:s/>: 0.905 <text:s/>eval took 0.0 last update at: 32 / 200</text:p>
      <text:p text:style-name="Standard"><text:soft-page-break/>Epoch 35 to 40 took 6.68 seconds.</text:p>
      <text:p text:style-name="Standard">Epoch 41 [Accuracy] = <text:s/>0.907 <text:s/>----- update coeff: 0.7</text:p>
      <text:p text:style-name="Standard"><text:s/>Validation metric for slot: restaurants_1_party_size <text:s/>: 0.907 <text:s/>eval took 0.0 last update at: 32 / 200</text:p>
      <text:p text:style-name="Standard">Epoch 42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43 [Accuracy] = <text:s/>0.902 <text:s/>----- update coeff: 0.7</text:p>
      <text:p text:style-name="Standard"><text:s/>Validation metric for slot: restaurants_1_party_size <text:s/>: 0.902 <text:s/>eval took 0.0 last update at: 32 / 200</text:p>
      <text:p text:style-name="Standard">Epoch 44 [Accuracy] = <text:s/>0.909 <text:s/>----- update coeff: 0.7</text:p>
      <text:p text:style-name="Standard"><text:s/>Validation metric for slot: restaurants_1_party_size <text:s/>: 0.909 <text:s/>eval took 0.0 last update at: 32 / 200</text:p>
      <text:p text:style-name="Standard">Epoch 45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40 to 45 took 6.69 seconds.</text:p>
      <text:p text:style-name="Standard">Epoch 46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47 [Accuracy] = <text:s/>0.907 <text:s/>----- update coeff: 0.7</text:p>
      <text:p text:style-name="Standard"><text:s/>Validation metric for slot: restaurants_1_party_size <text:s/>: 0.907 <text:s/>eval took 0.0 last update at: 32 / 200</text:p>
      <text:p text:style-name="Standard">Epoch 48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49 [Accuracy] = <text:s/>0.904 <text:s/>----- update coeff: 0.7</text:p>
      <text:p text:style-name="Standard"><text:s/>Validation metric for slot: restaurants_1_party_size <text:s/>: 0.904 <text:s/>eval took 0.0 last update at: 32 / 200</text:p>
      <text:p text:style-name="Standard">Epoch 50 [Accuracy] = <text:s/>0.907 <text:s/>----- update coeff: 0.7</text:p>
      <text:p text:style-name="Standard"><text:s/>Validation metric for slot: restaurants_1_party_size <text:s/>: 0.907 <text:s/>eval took 0.0 last update at: 32 / 200</text:p>
      <text:p text:style-name="Standard">Epoch 45 to 50 took 6.84 seconds.</text:p>
      <text:p text:style-name="Standard">Epoch 51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52 [Accuracy] = <text:s/>0.908 <text:s/>----- update coeff: 0.7</text:p>
      <text:p text:style-name="Standard"><text:s/>Validation metric for slot: restaurants_1_party_size <text:s/>: 0.908 <text:s/>eval took 0.0 last update at: 32 / 200</text:p>
      <text:p text:style-name="Standard">Epoch 53 [Accuracy] = <text:s/>0.91 <text:s/>----- update coeff: 0.7</text:p>
      <text:p text:style-name="Standard"><text:s/>Validation metric for slot: restaurants_1_party_size <text:s/>: 0.91 <text:s/>eval took 0.0 last update at: 32 / 200</text:p>
      <text:p text:style-name="Standard"/>
      <text:p text:style-name="Standard"><text:s/>====================== New best validation metric: 0.91 <text:s/>- saving these parameters. Epoch is: 53 / 200 ---------------- =========== <text:s/></text:p>
      <text:p text:style-name="Standard"/>
      <text:p text:style-name="Standard">Epoch 54 [Accuracy] = <text:s/>0.91 <text:s/>----- update coeff: 0.7</text:p>
      <text:p text:style-name="Standard"><text:s/>Validation metric for slot: restaurants_1_party_size <text:s/>: 0.91 <text:s/>eval took 0.0 last update at: 52 / 200</text:p>
      <text:p text:style-name="Standard">Epoch 55 [Accuracy] = <text:s/>0.91 <text:s/>----- update coeff: 0.7</text:p>
      <text:p text:style-name="Standard"><text:s/>Validation metric for slot: restaurants_1_party_size <text:s/>: 0.91 <text:s/>eval took 0.0 last update at: 52 / 200</text:p>
      <text:p text:style-name="Standard">Epoch 50 to 55 took 7.08 seconds.</text:p>
      <text:p text:style-name="Standard">Epoch 56 [Accuracy] = <text:s/>0.912 <text:s/>----- update coeff: 0.7</text:p>
      <text:p text:style-name="Standard"><text:s/>Validation metric for slot: restaurants_1_party_size <text:s/>: 0.912 <text:s/>eval took 0.0 last update at: 52 / 200</text:p>
      <text:p text:style-name="Standard"/>
      <text:p text:style-name="Standard"><text:s/>====================== New best validation metric: 0.912 <text:s/>- saving these parameters. Epoch is: 56 / 200 ---------------- =========== <text:s/></text:p>
      <text:p text:style-name="Standard"/>
      <text:p text:style-name="Standard">Epoch 57 [Accuracy] = <text:s/>0.909 <text:s/>----- update coeff: 0.7</text:p>
      <text:p text:style-name="Standard"><text:s/>Validation metric for slot: restaurants_1_party_size <text:s/>: 0.909 <text:s/>eval took 0.0 last update at: 55 / 200</text:p>
      <text:p text:style-name="Standard">Epoch 58 [Accuracy] = <text:s/>0.913 <text:s/>----- update coeff: 0.7</text:p>
      <text:p text:style-name="Standard"><text:s/>Validation metric for slot: restaurants_1_party_size <text:s/>: 0.913 <text:s/>eval took 0.0 last update at: 55 / 200</text:p>
      <text:p text:style-name="Standard"/>
      <text:p text:style-name="Standard"><text:soft-page-break/><text:s/>====================== New best validation metric: 0.913 <text:s/>- saving these parameters. Epoch is: 58 / 200 ---------------- =========== <text:s/></text:p>
      <text:p text:style-name="Standard"/>
      <text:p text:style-name="Standard">Epoch 59 [Accuracy] = <text:s/>0.909 <text:s/>----- update coeff: 0.7</text:p>
      <text:p text:style-name="Standard"><text:s/>Validation metric for slot: restaurants_1_party_size <text:s/>: 0.909 <text:s/>eval took 0.0 last update at: 57 / 200</text:p>
      <text:p text:style-name="Standard">Epoch 60 [Accuracy] = <text:s/>0.91 <text:s/>----- update coeff: 0.7</text:p>
      <text:p text:style-name="Standard"><text:s/>Validation metric for slot: restaurants_1_party_size <text:s/>: 0.91 <text:s/>eval took 0.0 last update at: 57 / 200</text:p>
      <text:p text:style-name="Standard">Epoch 55 to 60 took 7.24 seconds.</text:p>
      <text:p text:style-name="Standard">Epoch 61 [Accuracy] = <text:s/>0.908 <text:s/>----- update coeff: 0.7</text:p>
      <text:p text:style-name="Standard"><text:s/>Validation metric for slot: restaurants_1_party_size <text:s/>: 0.908 <text:s/>eval took 0.0 last update at: 57 / 200</text:p>
      <text:p text:style-name="Standard">Epoch 62 [Accuracy] = <text:s/>0.913 <text:s/>----- update coeff: 0.7</text:p>
      <text:p text:style-name="Standard"><text:s/>Validation metric for slot: restaurants_1_party_size <text:s/>: 0.913 <text:s/>eval took 0.0 last update at: 57 / 200</text:p>
      <text:p text:style-name="Standard">Epoch 63 [Accuracy] = <text:s/>0.914 <text:s/>----- update coeff: 0.7</text:p>
      <text:p text:style-name="Standard"><text:s/>Validation metric for slot: restaurants_1_party_size <text:s/>: 0.914 <text:s/>eval took 0.0 last update at: 57 / 200</text:p>
      <text:p text:style-name="Standard"/>
      <text:p text:style-name="Standard"><text:s/>====================== New best validation metric: 0.914 <text:s/>- saving these parameters. Epoch is: 63 / 200 ---------------- =========== <text:s/></text:p>
      <text:p text:style-name="Standard"/>
      <text:p text:style-name="Standard">Epoch 64 [Accuracy] = <text:s/>0.912 <text:s/>----- update coeff: 0.7</text:p>
      <text:p text:style-name="Standard"><text:s/>Validation metric for slot: restaurants_1_party_size <text:s/>: 0.912 <text:s/>eval took 0.0 last update at: 62 / 200</text:p>
      <text:p text:style-name="Standard">Epoch 65 [Accuracy] = <text:s/>0.91 <text:s/>----- update coeff: 0.7</text:p>
      <text:p text:style-name="Standard"><text:s/>Validation metric for slot: restaurants_1_party_size <text:s/>: 0.91 <text:s/>eval took 0.0 last update at: 62 / 200</text:p>
      <text:p text:style-name="Standard">Epoch 60 to 65 took 6.95 seconds.</text:p>
      <text:p text:style-name="Standard">Epoch 66 [Accuracy] = <text:s/>0.909 <text:s/>----- update coeff: 0.7</text:p>
      <text:p text:style-name="Standard"><text:s/>Validation metric for slot: restaurants_1_party_size <text:s/>: 0.909 <text:s/>eval took 0.0 last update at: 62 / 200</text:p>
      <text:p text:style-name="Standard">Epoch 67 [Accuracy] = <text:s/>0.912 <text:s/>----- update coeff: 0.7</text:p>
      <text:p text:style-name="Standard"><text:s/>Validation metric for slot: restaurants_1_party_size <text:s/>: 0.912 <text:s/>eval took 0.0 last update at: 62 / 200</text:p>
      <text:p text:style-name="Standard">Epoch 68 [Accuracy] = <text:s/>0.911 <text:s/>----- update coeff: 0.7</text:p>
      <text:p text:style-name="Standard"><text:s/>Validation metric for slot: restaurants_1_party_size <text:s/>: 0.911 <text:s/>eval took 0.0 last update at: 62 / 200</text:p>
      <text:p text:style-name="Standard">Epoch 69 [Accuracy] = <text:s/>0.908 <text:s/>----- update coeff: 0.7</text:p>
      <text:p text:style-name="Standard"><text:s/>Validation metric for slot: restaurants_1_party_size <text:s/>: 0.908 <text:s/>eval took 0.0 last update at: 62 / 200</text:p>
      <text:p text:style-name="Standard">Epoch 70 [Accuracy] = <text:s/>0.91 <text:s/>----- update coeff: 0.7</text:p>
      <text:p text:style-name="Standard"><text:s/>Validation metric for slot: restaurants_1_party_size <text:s/>: 0.91 <text:s/>eval took 0.0 last update at: 62 / 200</text:p>
      <text:p text:style-name="Standard">Epoch 65 to 70 took 6.77 seconds.</text:p>
      <text:p text:style-name="Standard">Epoch 71 [Accuracy] = <text:s/>0.92 <text:s/>----- update coeff: 0.7</text:p>
      <text:p text:style-name="Standard"><text:s/>Validation metric for slot: restaurants_1_party_size <text:s/>: 0.92 <text:s/>eval took 0.0 last update at: 62 / 200</text:p>
      <text:p text:style-name="Standard"/>
      <text:p text:style-name="Standard"><text:s/>====================== New best validation metric: 0.92 <text:s/>- saving these parameters. Epoch is: 71 / 200 ---------------- =========== <text:s/></text:p>
      <text:p text:style-name="Standard"/>
      <text:p text:style-name="Standard">Epoch 72 [Accuracy] = <text:s/>0.91 <text:s/>----- update coeff: 0.7</text:p>
      <text:p text:style-name="Standard"><text:s/>Validation metric for slot: restaurants_1_party_size <text:s/>: 0.91 <text:s/>eval took 0.0 last update at: 70 / 200</text:p>
      <text:p text:style-name="Standard">Epoch 73 [Accuracy] = <text:s/>0.909 <text:s/>----- update coeff: 0.7</text:p>
      <text:p text:style-name="Standard"><text:s/>Validation metric for slot: restaurants_1_party_size <text:s/>: 0.909 <text:s/>eval took 0.0 last update at: 70 / 200</text:p>
      <text:p text:style-name="Standard">Epoch 74 [Accuracy] = <text:s/>0.909 <text:s/>----- update coeff: 0.7</text:p>
      <text:p text:style-name="Standard"><text:s/>Validation metric for slot: restaurants_1_party_size <text:s/>: 0.909 <text:s/>eval took 0.0 last update at: 70 / 200</text:p>
      <text:p text:style-name="Standard">Epoch 75 [Accuracy] = <text:s/>0.909 <text:s/>----- update coeff: 0.7</text:p>
      <text:p text:style-name="Standard"><text:s/>Validation metric for slot: restaurants_1_party_size <text:s/>: 0.909 <text:s/>eval took 0.0 last update at: 70 / 200</text:p>
      <text:p text:style-name="Standard">Epoch 70 to 75 took 7.07 seconds.</text:p>
      <text:p text:style-name="Standard"><text:soft-page-break/>Epoch 76 [Accuracy] = <text:s/>0.911 <text:s/>----- update coeff: 0.7</text:p>
      <text:p text:style-name="Standard"><text:s/>Validation metric for slot: restaurants_1_party_size <text:s/>: 0.911 <text:s/>eval took 0.0 last update at: 70 / 200</text:p>
      <text:p text:style-name="Standard">Epoch 77 [Accuracy] = <text:s/>0.91 <text:s/>----- update coeff: 0.7</text:p>
      <text:p text:style-name="Standard"><text:s/>Validation metric for slot: restaurants_1_party_size <text:s/>: 0.91 <text:s/>eval took 0.0 last update at: 70 / 200</text:p>
      <text:p text:style-name="Standard">Epoch 78 [Accuracy] = <text:s/>0.912 <text:s/>----- update coeff: 0.7</text:p>
      <text:p text:style-name="Standard"><text:s/>Validation metric for slot: restaurants_1_party_size <text:s/>: 0.912 <text:s/>eval took 0.0 last update at: 70 / 200</text:p>
      <text:p text:style-name="Standard">Epoch 79 [Accuracy] = <text:s/>0.908 <text:s/>----- update coeff: 0.7</text:p>
      <text:p text:style-name="Standard"><text:s/>Validation metric for slot: restaurants_1_party_size <text:s/>: 0.908 <text:s/>eval took 0.0 last update at: 70 / 200</text:p>
      <text:p text:style-name="Standard">Epoch 80 [Accuracy] = <text:s/>0.913 <text:s/>----- update coeff: 0.7</text:p>
      <text:p text:style-name="Standard"><text:s/>Validation metric for slot: restaurants_1_party_size <text:s/>: 0.913 <text:s/>eval took 0.0 last update at: 70 / 200</text:p>
      <text:p text:style-name="Standard">Epoch 75 to 80 took 6.74 seconds.</text:p>
      <text:p text:style-name="Standard">Epoch 81 [Accuracy] = <text:s/>0.908 <text:s/>----- update coeff: 0.7</text:p>
      <text:p text:style-name="Standard"><text:s/>Validation metric for slot: restaurants_1_party_size <text:s/>: 0.908 <text:s/>eval took 0.0 last update at: 70 / 200</text:p>
      <text:p text:style-name="Standard">Epoch 82 [Accuracy] = <text:s/>0.91 <text:s/>----- update coeff: 0.7</text:p>
      <text:p text:style-name="Standard"><text:s/>Validation metric for slot: restaurants_1_party_size <text:s/>: 0.91 <text:s/>eval took 0.0 last update at: 70 / 200</text:p>
      <text:p text:style-name="Standard">Epoch 83 [Accuracy] = <text:s/>0.91 <text:s/>----- update coeff: 0.7</text:p>
      <text:p text:style-name="Standard"><text:s/>Validation metric for slot: restaurants_1_party_size <text:s/>: 0.91 <text:s/>eval took 0.0 last update at: 70 / 200</text:p>
      <text:p text:style-name="Standard">Epoch 84 [Accuracy] = <text:s/>0.915 <text:s/>----- update coeff: 0.7</text:p>
      <text:p text:style-name="Standard"><text:s/>Validation metric for slot: restaurants_1_party_size <text:s/>: 0.915 <text:s/>eval took 0.0 last update at: 70 / 200</text:p>
      <text:p text:style-name="Standard">Epoch 85 [Accuracy] = <text:s/>0.914 <text:s/>----- update coeff: 0.7</text:p>
      <text:p text:style-name="Standard"><text:s/>Validation metric for slot: restaurants_1_party_size <text:s/>: 0.914 <text:s/>eval took 0.0 last update at: 70 / 200</text:p>
      <text:p text:style-name="Standard">Epoch 80 to 85 took 6.75 seconds.</text:p>
      <text:p text:style-name="Standard">Epoch 86 [Accuracy] = <text:s/>0.909 <text:s/>----- update coeff: 0.7</text:p>
      <text:p text:style-name="Standard"><text:s/>Validation metric for slot: restaurants_1_party_size <text:s/>: 0.909 <text:s/>eval took 0.0 last update at: 70 / 200</text:p>
      <text:p text:style-name="Standard">Epoch 87 [Accuracy] = <text:s/>0.922 <text:s/>----- update coeff: 0.7</text:p>
      <text:p text:style-name="Standard"><text:s/>Validation metric for slot: restaurants_1_party_size <text:s/>: 0.922 <text:s/>eval took 0.0 last update at: 70 / 200</text:p>
      <text:p text:style-name="Standard"/>
      <text:p text:style-name="Standard"><text:s/>====================== New best validation metric: 0.922 <text:s/>- saving these parameters. Epoch is: 87 / 200 ---------------- =========== <text:s/></text:p>
      <text:p text:style-name="Standard"/>
      <text:p text:style-name="Standard">Epoch 88 [Accuracy] = <text:s/>0.913 <text:s/>----- update coeff: 0.7</text:p>
      <text:p text:style-name="Standard"><text:s/>Validation metric for slot: restaurants_1_party_size <text:s/>: 0.913 <text:s/>eval took 0.0 last update at: 86 / 200</text:p>
      <text:p text:style-name="Standard">Epoch 89 [Accuracy] = <text:s/>0.923 <text:s/>----- update coeff: 0.7</text:p>
      <text:p text:style-name="Standard"><text:s/>Validation metric for slot: restaurants_1_party_size <text:s/>: 0.923 <text:s/>eval took 0.0 last update at: 86 / 200</text:p>
      <text:p text:style-name="Standard"/>
      <text:p text:style-name="Standard"><text:s/>====================== New best validation metric: 0.923 <text:s/>- saving these parameters. Epoch is: 89 / 200 ---------------- =========== <text:s/></text:p>
      <text:p text:style-name="Standard"/>
      <text:p text:style-name="Standard">Epoch 90 [Accuracy] = <text:s/>0.921 <text:s/>----- update coeff: 0.7</text:p>
      <text:p text:style-name="Standard"><text:s/>Validation metric for slot: restaurants_1_party_size <text:s/>: 0.921 <text:s/>eval took 0.0 last update at: 88 / 200</text:p>
      <text:p text:style-name="Standard">Epoch 85 to 90 took 7.39 seconds.</text:p>
      <text:p text:style-name="Standard">Epoch 91 [Accuracy] = <text:s/>0.92 <text:s/>----- update coeff: 0.7</text:p>
      <text:p text:style-name="Standard"><text:s/>Validation metric for slot: restaurants_1_party_size <text:s/>: 0.92 <text:s/>eval took 0.0 last update at: 88 / 200</text:p>
      <text:p text:style-name="Standard">Epoch 92 [Accuracy] = <text:s/>0.915 <text:s/>----- update coeff: 0.7</text:p>
      <text:p text:style-name="Standard"><text:s/>Validation metric for slot: restaurants_1_party_size <text:s/>: 0.915 <text:s/>eval took 0.0 last update at: 88 / 200</text:p>
      <text:p text:style-name="Standard">Epoch 93 [Accuracy] = <text:s/>0.92 <text:s/>----- update coeff: 0.7</text:p>
      <text:p text:style-name="Standard"><text:s/>Validation metric for slot: restaurants_1_party_size <text:s/>: 0.92 <text:s/>eval took 0.0 last update at: 88 / 200</text:p>
      <text:p text:style-name="Standard">Epoch 94 [Accuracy] = <text:s/>0.917 <text:s/>----- update coeff: 0.7</text:p>
      <text:p text:style-name="Standard"><text:s/>Validation metric for slot: restaurants_1_party_size <text:s/>: 0.917 <text:s/>eval took 0.0 last update at: 88 / 200</text:p>
      <text:p text:style-name="Standard"><text:soft-page-break/>Epoch 95 [Accuracy] = <text:s/>0.914 <text:s/>----- update coeff: 0.7</text:p>
      <text:p text:style-name="Standard"><text:s/>Validation metric for slot: restaurants_1_party_size <text:s/>: 0.914 <text:s/>eval took 0.0 last update at: 88 / 200</text:p>
      <text:p text:style-name="Standard">Epoch 90 to 95 took 6.85 seconds.</text:p>
      <text:p text:style-name="Standard">Epoch 96 [Accuracy] = <text:s/>0.913 <text:s/>----- update coeff: 0.7</text:p>
      <text:p text:style-name="Standard"><text:s/>Validation metric for slot: restaurants_1_party_size <text:s/>: 0.913 <text:s/>eval took 0.0 last update at: 88 / 200</text:p>
      <text:p text:style-name="Standard">Epoch 97 [Accuracy] = <text:s/>0.918 <text:s/>----- update coeff: 0.7</text:p>
      <text:p text:style-name="Standard"><text:s/>Validation metric for slot: restaurants_1_party_size <text:s/>: 0.918 <text:s/>eval took 0.0 last update at: 88 / 200</text:p>
      <text:p text:style-name="Standard">Epoch 98 [Accuracy] = <text:s/>0.917 <text:s/>----- update coeff: 0.7</text:p>
      <text:p text:style-name="Standard"><text:s/>Validation metric for slot: restaurants_1_party_size <text:s/>: 0.917 <text:s/>eval took 0.0 last update at: 88 / 200</text:p>
      <text:p text:style-name="Standard">Epoch 99 [Accuracy] = <text:s/>0.91 <text:s/>----- update coeff: 0.7</text:p>
      <text:p text:style-name="Standard"><text:s/>Validation metric for slot: restaurants_1_party_size <text:s/>: 0.91 <text:s/>eval took 0.0 last update at: 88 / 200</text:p>
      <text:p text:style-name="Standard">Epoch 100 [Accuracy] = <text:s/>0.921 <text:s/>----- update coeff: 0.7</text:p>
      <text:p text:style-name="Standard"><text:s/>Validation metric for slot: restaurants_1_party_size <text:s/>: 0.921 <text:s/>eval took 0.0 last update at: 88 / 200</text:p>
      <text:p text:style-name="Standard">Epoch 95 to 100 took 6.82 seconds.</text:p>
      <text:p text:style-name="Standard">Epoch 101 [Accuracy] = <text:s/>0.92 <text:s/>----- update coeff: 0.7</text:p>
      <text:p text:style-name="Standard"><text:s/>Validation metric for slot: restaurants_1_party_size <text:s/>: 0.92 <text:s/>eval took 0.0 last update at: 88 / 200</text:p>
      <text:p text:style-name="Standard">Epoch 102 [Accuracy] = <text:s/>0.915 <text:s/>----- update coeff: 0.7</text:p>
      <text:p text:style-name="Standard"><text:s/>Validation metric for slot: restaurants_1_party_size <text:s/>: 0.915 <text:s/>eval took 0.0 last update at: 88 / 200</text:p>
      <text:p text:style-name="Standard">Epoch 103 [Accuracy] = <text:s/>0.915 <text:s/>----- update coeff: 0.7</text:p>
      <text:p text:style-name="Standard"><text:s/>Validation metric for slot: restaurants_1_party_size <text:s/>: 0.915 <text:s/>eval took 0.0 last update at: 88 / 200</text:p>
      <text:p text:style-name="Standard">Epoch 104 [Accuracy] = <text:s/>0.926 <text:s/>----- update coeff: 0.7</text:p>
      <text:p text:style-name="Standard"><text:s/>Validation metric for slot: restaurants_1_party_size <text:s/>: 0.926 <text:s/>eval took 0.0 last update at: 88 / 200</text:p>
      <text:p text:style-name="Standard"/>
      <text:p text:style-name="Standard"><text:s/>====================== New best validation metric: 0.926 <text:s/>- saving these parameters. Epoch is: 104 / 200 ---------------- =========== <text:s/></text:p>
      <text:p text:style-name="Standard"/>
      <text:p text:style-name="Standard">Epoch 105 [Accuracy] = <text:s/>0.909 <text:s/>----- update coeff: 0.7</text:p>
      <text:p text:style-name="Standard"><text:s/>Validation metric for slot: restaurants_1_party_size <text:s/>: 0.909 <text:s/>eval took 0.0 last update at: 103 / 200</text:p>
      <text:p text:style-name="Standard">Epoch 100 to 105 took 6.87 seconds.</text:p>
      <text:p text:style-name="Standard">Epoch 106 [Accuracy] = <text:s/>0.901 <text:s/>----- update coeff: 0.7</text:p>
      <text:p text:style-name="Standard"><text:s/>Validation metric for slot: restaurants_1_party_size <text:s/>: 0.901 <text:s/>eval took 0.0 last update at: 103 / 200</text:p>
      <text:p text:style-name="Standard">Epoch 107 [Accuracy] = <text:s/>0.918 <text:s/>----- update coeff: 0.7</text:p>
      <text:p text:style-name="Standard"><text:s/>Validation metric for slot: restaurants_1_party_size <text:s/>: 0.918 <text:s/>eval took 0.0 last update at: 103 / 200</text:p>
      <text:p text:style-name="Standard">Epoch 108 [Accuracy] = <text:s/>0.907 <text:s/>----- update coeff: 0.7</text:p>
      <text:p text:style-name="Standard"><text:s/>Validation metric for slot: restaurants_1_party_size <text:s/>: 0.907 <text:s/>eval took 0.0 last update at: 103 / 200</text:p>
      <text:p text:style-name="Standard">Epoch 109 [Accuracy] = <text:s/>0.908 <text:s/>----- update coeff: 0.7</text:p>
      <text:p text:style-name="Standard"><text:s/>Validation metric for slot: restaurants_1_party_size <text:s/>: 0.908 <text:s/>eval took 0.0 last update at: 103 / 200</text:p>
      <text:p text:style-name="Standard">Epoch 110 [Accuracy] = <text:s/>0.906 <text:s/>----- update coeff: 0.7</text:p>
      <text:p text:style-name="Standard"><text:s/>Validation metric for slot: restaurants_1_party_size <text:s/>: 0.906 <text:s/>eval took 0.0 last update at: 103 / 200</text:p>
      <text:p text:style-name="Standard">Epoch 105 to 110 took 6.81 seconds.</text:p>
      <text:p text:style-name="Standard">Epoch 111 [Accuracy] = <text:s/>0.912 <text:s/>----- update coeff: 0.7</text:p>
      <text:p text:style-name="Standard"><text:s/>Validation metric for slot: restaurants_1_party_size <text:s/>: 0.912 <text:s/>eval took 0.0 last update at: 103 / 200</text:p>
      <text:p text:style-name="Standard">Epoch 112 [Accuracy] = <text:s/>0.91 <text:s/>----- update coeff: 0.7</text:p>
      <text:p text:style-name="Standard"><text:s/>Validation metric for slot: restaurants_1_party_size <text:s/>: 0.91 <text:s/>eval took 0.0 last update at: 103 / 200</text:p>
      <text:p text:style-name="Standard">Epoch 113 [Accuracy] = <text:s/>0.91 <text:s/>----- update coeff: 0.7</text:p>
      <text:p text:style-name="Standard"><text:s/>Validation metric for slot: restaurants_1_party_size <text:s/>: 0.91 <text:s/>eval took 0.0 last update at: 103 / 200</text:p>
      <text:p text:style-name="Standard">Epoch 114 [Accuracy] = <text:s/>0.923 <text:s/>----- update coeff: 0.7</text:p>
      <text:p text:style-name="Standard"><text:s/>Validation metric for slot: restaurants_1_party_size <text:s/>: 0.923 <text:s/>eval took 0.0 last update at: 103 / 200</text:p>
      <text:p text:style-name="Standard">Epoch 115 [Accuracy] = <text:s/>0.911 <text:s/>----- update coeff: 0.7</text:p>
      <text:p text:style-name="Standard"><text:soft-page-break/><text:s/>Validation metric for slot: restaurants_1_party_size <text:s/>: 0.911 <text:s/>eval took 0.0 last update at: 103 / 200</text:p>
      <text:p text:style-name="Standard">Epoch 110 to 115 took 6.69 seconds.</text:p>
      <text:p text:style-name="Standard">Epoch 116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17 [Accuracy] = <text:s/>0.924 <text:s/>----- update coeff: 0.7</text:p>
      <text:p text:style-name="Standard"><text:s/>Validation metric for slot: restaurants_1_party_size <text:s/>: 0.924 <text:s/>eval took 0.0 last update at: 103 / 200</text:p>
      <text:p text:style-name="Standard">Epoch 118 [Accuracy] = <text:s/>0.917 <text:s/>----- update coeff: 0.7</text:p>
      <text:p text:style-name="Standard"><text:s/>Validation metric for slot: restaurants_1_party_size <text:s/>: 0.917 <text:s/>eval took 0.0 last update at: 103 / 200</text:p>
      <text:p text:style-name="Standard">Epoch 119 [Accuracy] = <text:s/>0.913 <text:s/>----- update coeff: 0.7</text:p>
      <text:p text:style-name="Standard"><text:s/>Validation metric for slot: restaurants_1_party_size <text:s/>: 0.913 <text:s/>eval took 0.0 last update at: 103 / 200</text:p>
      <text:p text:style-name="Standard">Epoch 120 [Accuracy] = <text:s/>0.912 <text:s/>----- update coeff: 0.7</text:p>
      <text:p text:style-name="Standard"><text:s/>Validation metric for slot: restaurants_1_party_size <text:s/>: 0.912 <text:s/>eval took 0.0 last update at: 103 / 200</text:p>
      <text:p text:style-name="Standard">Epoch 115 to 120 took 6.68 seconds.</text:p>
      <text:p text:style-name="Standard">Epoch 121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22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23 [Accuracy] = <text:s/>0.923 <text:s/>----- update coeff: 0.7</text:p>
      <text:p text:style-name="Standard"><text:s/>Validation metric for slot: restaurants_1_party_size <text:s/>: 0.923 <text:s/>eval took 0.0 last update at: 103 / 200</text:p>
      <text:p text:style-name="Standard">Epoch 124 [Accuracy] = <text:s/>0.913 <text:s/>----- update coeff: 0.7</text:p>
      <text:p text:style-name="Standard"><text:s/>Validation metric for slot: restaurants_1_party_size <text:s/>: 0.913 <text:s/>eval took 0.0 last update at: 103 / 200</text:p>
      <text:p text:style-name="Standard">Epoch 125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20 to 125 took 6.74 seconds.</text:p>
      <text:p text:style-name="Standard">Epoch 126 [Accuracy] = <text:s/>0.921 <text:s/>----- update coeff: 0.7</text:p>
      <text:p text:style-name="Standard"><text:s/>Validation metric for slot: restaurants_1_party_size <text:s/>: 0.921 <text:s/>eval took 0.0 last update at: 103 / 200</text:p>
      <text:p text:style-name="Standard">Epoch 127 [Accuracy] = <text:s/>0.917 <text:s/>----- update coeff: 0.7</text:p>
      <text:p text:style-name="Standard"><text:s/>Validation metric for slot: restaurants_1_party_size <text:s/>: 0.917 <text:s/>eval took 0.0 last update at: 103 / 200</text:p>
      <text:p text:style-name="Standard">Epoch 128 [Accuracy] = <text:s/>0.918 <text:s/>----- update coeff: 0.7</text:p>
      <text:p text:style-name="Standard"><text:s/>Validation metric for slot: restaurants_1_party_size <text:s/>: 0.918 <text:s/>eval took 0.0 last update at: 103 / 200</text:p>
      <text:p text:style-name="Standard">Epoch 129 [Accuracy] = <text:s/>0.918 <text:s/>----- update coeff: 0.7</text:p>
      <text:p text:style-name="Standard"><text:s/>Validation metric for slot: restaurants_1_party_size <text:s/>: 0.918 <text:s/>eval took 0.0 last update at: 103 / 200</text:p>
      <text:p text:style-name="Standard">Epoch 130 [Accuracy] = <text:s/>0.918 <text:s/>----- update coeff: 0.7</text:p>
      <text:p text:style-name="Standard"><text:s/>Validation metric for slot: restaurants_1_party_size <text:s/>: 0.918 <text:s/>eval took 0.0 last update at: 103 / 200</text:p>
      <text:p text:style-name="Standard">Epoch 125 to 130 took 6.8 seconds.</text:p>
      <text:p text:style-name="Standard">Epoch 131 [Accuracy] = <text:s/>0.916 <text:s/>----- update coeff: 0.7</text:p>
      <text:p text:style-name="Standard"><text:s/>Validation metric for slot: restaurants_1_party_size <text:s/>: 0.916 <text:s/>eval took 0.0 last update at: 103 / 200</text:p>
      <text:p text:style-name="Standard">Epoch 132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33 [Accuracy] = <text:s/>0.924 <text:s/>----- update coeff: 0.7</text:p>
      <text:p text:style-name="Standard"><text:s/>Validation metric for slot: restaurants_1_party_size <text:s/>: 0.924 <text:s/>eval took 0.0 last update at: 103 / 200</text:p>
      <text:p text:style-name="Standard">Epoch 134 [Accuracy] = <text:s/>0.913 <text:s/>----- update coeff: 0.7</text:p>
      <text:p text:style-name="Standard"><text:s/>Validation metric for slot: restaurants_1_party_size <text:s/>: 0.913 <text:s/>eval took 0.0 last update at: 103 / 200</text:p>
      <text:p text:style-name="Standard">Epoch 135 [Accuracy] = <text:s/>0.916 <text:s/>----- update coeff: 0.7</text:p>
      <text:p text:style-name="Standard"><text:s/>Validation metric for slot: restaurants_1_party_size <text:s/>: 0.916 <text:s/>eval took 0.0 last update at: 103 / 200</text:p>
      <text:p text:style-name="Standard">Epoch 130 to 135 took 7.02 seconds.</text:p>
      <text:p text:style-name="Standard">Epoch 136 [Accuracy] = <text:s/>0.912 <text:s/>----- update coeff: 0.7</text:p>
      <text:p text:style-name="Standard"><text:s/>Validation metric for slot: restaurants_1_party_size <text:s/>: 0.912 <text:s/>eval took 0.0 last update at: 103 / 200</text:p>
      <text:p text:style-name="Standard">Epoch 137 [Accuracy] = <text:s/>0.919 <text:s/>----- update coeff: 0.7</text:p>
      <text:p text:style-name="Standard"><text:soft-page-break/><text:s/>Validation metric for slot: restaurants_1_party_size <text:s/>: 0.919 <text:s/>eval took 0.0 last update at: 103 / 200</text:p>
      <text:p text:style-name="Standard">Epoch 138 [Accuracy] = <text:s/>0.901 <text:s/>----- update coeff: 0.7</text:p>
      <text:p text:style-name="Standard"><text:s/>Validation metric for slot: restaurants_1_party_size <text:s/>: 0.901 <text:s/>eval took 0.0 last update at: 103 / 200</text:p>
      <text:p text:style-name="Standard">Epoch 139 [Accuracy] = <text:s/>0.915 <text:s/>----- update coeff: 0.7</text:p>
      <text:p text:style-name="Standard"><text:s/>Validation metric for slot: restaurants_1_party_size <text:s/>: 0.915 <text:s/>eval took 0.0 last update at: 103 / 200</text:p>
      <text:p text:style-name="Standard">Epoch 140 [Accuracy] = <text:s/>0.907 <text:s/>----- update coeff: 0.7</text:p>
      <text:p text:style-name="Standard"><text:s/>Validation metric for slot: restaurants_1_party_size <text:s/>: 0.907 <text:s/>eval took 0.0 last update at: 103 / 200</text:p>
      <text:p text:style-name="Standard">Epoch 135 to 140 took 6.9 seconds.</text:p>
      <text:p text:style-name="Standard">Epoch 141 [Accuracy] = <text:s/>0.93 <text:s/>----- update coeff: 0.7</text:p>
      <text:p text:style-name="Standard"><text:s/>Validation metric for slot: restaurants_1_party_size <text:s/>: 0.93 <text:s/>eval took 0.0 last update at: 103 / 200</text:p>
      <text:p text:style-name="Standard"/>
      <text:p text:style-name="Standard"><text:s/>====================== New best validation metric: 0.93 <text:s/>- saving these parameters. Epoch is: 141 / 200 ---------------- =========== <text:s/></text:p>
      <text:p text:style-name="Standard"/>
      <text:p text:style-name="Standard">Epoch 142 [Accuracy] = <text:s/>0.918 <text:s/>----- update coeff: 0.7</text:p>
      <text:p text:style-name="Standard"><text:s/>Validation metric for slot: restaurants_1_party_size <text:s/>: 0.918 <text:s/>eval took 0.0 last update at: 140 / 200</text:p>
      <text:p text:style-name="Standard">Epoch 143 [Accuracy] = <text:s/>0.903 <text:s/>----- update coeff: 0.7</text:p>
      <text:p text:style-name="Standard"><text:s/>Validation metric for slot: restaurants_1_party_size <text:s/>: 0.903 <text:s/>eval took 0.0 last update at: 140 / 200</text:p>
      <text:p text:style-name="Standard">Epoch 144 [Accuracy] = <text:s/>0.916 <text:s/>----- update coeff: 0.7</text:p>
      <text:p text:style-name="Standard"><text:s/>Validation metric for slot: restaurants_1_party_size <text:s/>: 0.916 <text:s/>eval took 0.0 last update at: 140 / 200</text:p>
      <text:p text:style-name="Standard">Epoch 145 [Accuracy] = <text:s/>0.916 <text:s/>----- update coeff: 0.7</text:p>
      <text:p text:style-name="Standard"><text:s/>Validation metric for slot: restaurants_1_party_size <text:s/>: 0.916 <text:s/>eval took 0.0 last update at: 140 / 200</text:p>
      <text:p text:style-name="Standard">Epoch 140 to 145 took 7.06 seconds.</text:p>
      <text:p text:style-name="Standard">Epoch 146 [Accuracy] = <text:s/>0.916 <text:s/>----- update coeff: 0.7</text:p>
      <text:p text:style-name="Standard"><text:s/>Validation metric for slot: restaurants_1_party_size <text:s/>: 0.916 <text:s/>eval took 0.0 last update at: 140 / 200</text:p>
      <text:p text:style-name="Standard">Epoch 147 [Accuracy] = <text:s/>0.931 <text:s/>----- update coeff: 0.7</text:p>
      <text:p text:style-name="Standard"><text:s/>Validation metric for slot: restaurants_1_party_size <text:s/>: 0.931 <text:s/>eval took 0.0 last update at: 140 / 200</text:p>
      <text:p text:style-name="Standard"/>
      <text:p text:style-name="Standard"><text:s/>====================== New best validation metric: 0.931 <text:s/>- saving these parameters. Epoch is: 147 / 200 ---------------- =========== <text:s/></text:p>
      <text:p text:style-name="Standard"/>
      <text:p text:style-name="Standard">Epoch 148 [Accuracy] = <text:s/>0.918 <text:s/>----- update coeff: 0.7</text:p>
      <text:p text:style-name="Standard"><text:s/>Validation metric for slot: restaurants_1_party_size <text:s/>: 0.918 <text:s/>eval took 0.0 last update at: 146 / 200</text:p>
      <text:p text:style-name="Standard">Epoch 149 [Accuracy] = <text:s/>0.925 <text:s/>----- update coeff: 0.7</text:p>
      <text:p text:style-name="Standard"><text:s/>Validation metric for slot: restaurants_1_party_size <text:s/>: 0.925 <text:s/>eval took 0.0 last update at: 146 / 200</text:p>
      <text:p text:style-name="Standard">Epoch 150 [Accuracy] = <text:s/>0.915 <text:s/>----- update coeff: 0.7</text:p>
      <text:p text:style-name="Standard"><text:s/>Validation metric for slot: restaurants_1_party_size <text:s/>: 0.915 <text:s/>eval took 0.0 last update at: 146 / 200</text:p>
      <text:p text:style-name="Standard">Epoch 145 to 150 took 6.96 seconds.</text:p>
      <text:p text:style-name="Standard">Epoch 151 [Accuracy] = <text:s/>0.906 <text:s/>----- update coeff: 0.7</text:p>
      <text:p text:style-name="Standard"><text:s/>Validation metric for slot: restaurants_1_party_size <text:s/>: 0.906 <text:s/>eval took 0.0 last update at: 146 / 200</text:p>
      <text:p text:style-name="Standard">Epoch 152 [Accuracy] = <text:s/>0.908 <text:s/>----- update coeff: 0.7</text:p>
      <text:p text:style-name="Standard"><text:s/>Validation metric for slot: restaurants_1_party_size <text:s/>: 0.908 <text:s/>eval took 0.0 last update at: 146 / 200</text:p>
      <text:p text:style-name="Standard">Epoch 153 [Accuracy] = <text:s/>0.907 <text:s/>----- update coeff: 0.7</text:p>
      <text:p text:style-name="Standard"><text:s/>Validation metric for slot: restaurants_1_party_size <text:s/>: 0.907 <text:s/>eval took 0.0 last update at: 146 / 200</text:p>
      <text:p text:style-name="Standard">Epoch 154 [Accuracy] = <text:s/>0.915 <text:s/>----- update coeff: 0.7</text:p>
      <text:p text:style-name="Standard"><text:s/>Validation metric for slot: restaurants_1_party_size <text:s/>: 0.915 <text:s/>eval took 0.0 last update at: 146 / 200</text:p>
      <text:p text:style-name="Standard">Epoch 155 [Accuracy] = <text:s/>0.921 <text:s/>----- update coeff: 0.7</text:p>
      <text:p text:style-name="Standard"><text:s/>Validation metric for slot: restaurants_1_party_size <text:s/>: 0.921 <text:s/>eval took 0.0 last update at: 146 / 200</text:p>
      <text:p text:style-name="Standard">Epoch 150 to 155 took 6.56 seconds.</text:p>
      <text:p text:style-name="Standard"><text:soft-page-break/>Epoch 156 [Accuracy] = <text:s/>0.919 <text:s/>----- update coeff: 0.7</text:p>
      <text:p text:style-name="Standard"><text:s/>Validation metric for slot: restaurants_1_party_size <text:s/>: 0.919 <text:s/>eval took 0.0 last update at: 146 / 200</text:p>
      <text:p text:style-name="Standard">Epoch 157 [Accuracy] = <text:s/>0.915 <text:s/>----- update coeff: 0.7</text:p>
      <text:p text:style-name="Standard"><text:s/>Validation metric for slot: restaurants_1_party_size <text:s/>: 0.915 <text:s/>eval took 0.0 last update at: 146 / 200</text:p>
      <text:p text:style-name="Standard">Epoch 158 [Accuracy] = <text:s/>0.906 <text:s/>----- update coeff: 0.7</text:p>
      <text:p text:style-name="Standard"><text:s/>Validation metric for slot: restaurants_1_party_size <text:s/>: 0.906 <text:s/>eval took 0.0 last update at: 146 / 200</text:p>
      <text:p text:style-name="Standard">Epoch 159 [Accuracy] = <text:s/>0.92 <text:s/>----- update coeff: 0.7</text:p>
      <text:p text:style-name="Standard"><text:s/>Validation metric for slot: restaurants_1_party_size <text:s/>: 0.92 <text:s/>eval took 0.0 last update at: 146 / 200</text:p>
      <text:p text:style-name="Standard">Epoch 160 [Accuracy] = <text:s/>0.903 <text:s/>----- update coeff: 0.7</text:p>
      <text:p text:style-name="Standard"><text:s/>Validation metric for slot: restaurants_1_party_size <text:s/>: 0.903 <text:s/>eval took 0.0 last update at: 146 / 200</text:p>
      <text:p text:style-name="Standard">Epoch 155 to 160 took 6.85 seconds.</text:p>
      <text:p text:style-name="Standard">Epoch 161 [Accuracy] = <text:s/>0.918 <text:s/>----- update coeff: 0.7</text:p>
      <text:p text:style-name="Standard"><text:s/>Validation metric for slot: restaurants_1_party_size <text:s/>: 0.918 <text:s/>eval took 0.0 last update at: 146 / 200</text:p>
      <text:p text:style-name="Standard">Epoch 162 [Accuracy] = <text:s/>0.901 <text:s/>----- update coeff: 0.7</text:p>
      <text:p text:style-name="Standard"><text:s/>Validation metric for slot: restaurants_1_party_size <text:s/>: 0.901 <text:s/>eval took 0.0 last update at: 146 / 200</text:p>
      <text:p text:style-name="Standard">Epoch 163 [Accuracy] = <text:s/>0.918 <text:s/>----- update coeff: 0.7</text:p>
      <text:p text:style-name="Standard"><text:s/>Validation metric for slot: restaurants_1_party_size <text:s/>: 0.918 <text:s/>eval took 0.0 last update at: 146 / 200</text:p>
      <text:p text:style-name="Standard">Epoch 164 [Accuracy] = <text:s/>0.918 <text:s/>----- update coeff: 0.7</text:p>
      <text:p text:style-name="Standard"><text:s/>Validation metric for slot: restaurants_1_party_size <text:s/>: 0.918 <text:s/>eval took 0.0 last update at: 146 / 200</text:p>
      <text:p text:style-name="Standard">Epoch 165 [Accuracy] = <text:s/>0.908 <text:s/>----- update coeff: 0.7</text:p>
      <text:p text:style-name="Standard"><text:s/>Validation metric for slot: restaurants_1_party_size <text:s/>: 0.908 <text:s/>eval took 0.0 last update at: 146 / 200</text:p>
      <text:p text:style-name="Standard">Epoch 160 to 165 took 6.71 seconds.</text:p>
      <text:p text:style-name="Standard">Epoch 166 [Accuracy] = <text:s/>0.927 <text:s/>----- update coeff: 0.7</text:p>
      <text:p text:style-name="Standard"><text:s/>Validation metric for slot: restaurants_1_party_size <text:s/>: 0.927 <text:s/>eval took 0.0 last update at: 146 / 200</text:p>
      <text:p text:style-name="Standard">Epoch 167 [Accuracy] = <text:s/>0.921 <text:s/>----- update coeff: 0.7</text:p>
      <text:p text:style-name="Standard"><text:s/>Validation metric for slot: restaurants_1_party_size <text:s/>: 0.921 <text:s/>eval took 0.0 last update at: 146 / 200</text:p>
      <text:p text:style-name="Standard">Epoch 168 [Accuracy] = <text:s/>0.923 <text:s/>----- update coeff: 0.7</text:p>
      <text:p text:style-name="Standard"><text:s/>Validation metric for slot: restaurants_1_party_size <text:s/>: 0.923 <text:s/>eval took 0.0 last update at: 146 / 200</text:p>
      <text:p text:style-name="Standard">Epoch 169 [Accuracy] = <text:s/>0.924 <text:s/>----- update coeff: 0.7</text:p>
      <text:p text:style-name="Standard"><text:s/>Validation metric for slot: restaurants_1_party_size <text:s/>: 0.924 <text:s/>eval took 0.0 last update at: 146 / 200</text:p>
      <text:p text:style-name="Standard">Epoch 170 [Accuracy] = <text:s/>0.91 <text:s/>----- update coeff: 0.7</text:p>
      <text:p text:style-name="Standard"><text:s/>Validation metric for slot: restaurants_1_party_size <text:s/>: 0.91 <text:s/>eval took 0.0 last update at: 146 / 200</text:p>
      <text:p text:style-name="Standard">Epoch 165 to 170 took 6.8 seconds.</text:p>
      <text:p text:style-name="Standard">Epoch 171 [Accuracy] = <text:s/>0.908 <text:s/>----- update coeff: 0.7</text:p>
      <text:p text:style-name="Standard"><text:s/>Validation metric for slot: restaurants_1_party_size <text:s/>: 0.908 <text:s/>eval took 0.0 last update at: 146 / 200</text:p>
      <text:p text:style-name="Standard">Epoch 172 [Accuracy] = <text:s/>0.917 <text:s/>----- update coeff: 0.7</text:p>
      <text:p text:style-name="Standard"><text:s/>Validation metric for slot: restaurants_1_party_size <text:s/>: 0.917 <text:s/>eval took 0.0 last update at: 146 / 200</text:p>
      <text:p text:style-name="Standard">Epoch 173 [Accuracy] = <text:s/>0.927 <text:s/>----- update coeff: 0.7</text:p>
      <text:p text:style-name="Standard"><text:s/>Validation metric for slot: restaurants_1_party_size <text:s/>: 0.927 <text:s/>eval took 0.0 last update at: 146 / 200</text:p>
      <text:p text:style-name="Standard">Epoch 174 [Accuracy] = <text:s/>0.929 <text:s/>----- update coeff: 0.7</text:p>
      <text:p text:style-name="Standard"><text:s/>Validation metric for slot: restaurants_1_party_size <text:s/>: 0.929 <text:s/>eval took 0.0 last update at: 146 / 200</text:p>
      <text:p text:style-name="Standard">Epoch 175 [Accuracy] = <text:s/>0.911 <text:s/>----- update coeff: 0.7</text:p>
      <text:p text:style-name="Standard"><text:s/>Validation metric for slot: restaurants_1_party_size <text:s/>: 0.911 <text:s/>eval took 0.0 last update at: 146 / 200</text:p>
      <text:p text:style-name="Standard">Epoch 170 to 175 took 6.82 seconds.</text:p>
      <text:p text:style-name="Standard">Epoch 176 [Accuracy] = <text:s/>0.919 <text:s/>----- update coeff: 0.7</text:p>
      <text:p text:style-name="Standard"><text:s/>Validation metric for slot: restaurants_1_party_size <text:s/>: 0.919 <text:s/>eval took 0.0 last update at: 146 / 200</text:p>
      <text:p text:style-name="Standard">Epoch 177 [Accuracy] = <text:s/>0.927 <text:s/>----- update coeff: 0.7</text:p>
      <text:p text:style-name="Standard"><text:s/>Validation metric for slot: restaurants_1_party_size <text:s/>: 0.927 <text:s/>eval took 0.0 last update at: 146 / 200</text:p>
      <text:p text:style-name="Standard">Epoch 178 [Accuracy] = <text:s/>0.905 <text:s/>----- update coeff: 0.7</text:p>
      <text:p text:style-name="Standard"><text:soft-page-break/><text:s/>Validation metric for slot: restaurants_1_party_size <text:s/>: 0.905 <text:s/>eval took 0.0 last update at: 146 / 200</text:p>
      <text:p text:style-name="Standard">Epoch 179 [Accuracy] = <text:s/>0.907 <text:s/>----- update coeff: 0.7</text:p>
      <text:p text:style-name="Standard"><text:s/>Validation metric for slot: restaurants_1_party_size <text:s/>: 0.907 <text:s/>eval took 0.0 last update at: 146 / 200</text:p>
      <text:p text:style-name="Standard">Epoch 180 [Accuracy] = <text:s/>0.916 <text:s/>----- update coeff: 0.7</text:p>
      <text:p text:style-name="Standard"><text:s/>Validation metric for slot: restaurants_1_party_size <text:s/>: 0.916 <text:s/>eval took 0.0 last update at: 146 / 200</text:p>
      <text:p text:style-name="Standard">Epoch 175 to 180 took 6.75 seconds.</text:p>
      <text:p text:style-name="Standard">Epoch 181 [Accuracy] = <text:s/>0.923 <text:s/>----- update coeff: 0.7</text:p>
      <text:p text:style-name="Standard"><text:s/>Validation metric for slot: restaurants_1_party_size <text:s/>: 0.923 <text:s/>eval took 0.0 last update at: 146 / 200</text:p>
      <text:p text:style-name="Standard">Epoch 182 [Accuracy] = <text:s/>0.925 <text:s/>----- update coeff: 0.7</text:p>
      <text:p text:style-name="Standard"><text:s/>Validation metric for slot: restaurants_1_party_size <text:s/>: 0.925 <text:s/>eval took 0.0 last update at: 146 / 200</text:p>
      <text:p text:style-name="Standard">Epoch 183 [Accuracy] = <text:s/>0.922 <text:s/>----- update coeff: 0.7</text:p>
      <text:p text:style-name="Standard"><text:s/>Validation metric for slot: restaurants_1_party_size <text:s/>: 0.922 <text:s/>eval took 0.0 last update at: 146 / 200</text:p>
      <text:p text:style-name="Standard">Epoch 184 [Accuracy] = <text:s/>0.924 <text:s/>----- update coeff: 0.7</text:p>
      <text:p text:style-name="Standard"><text:s/>Validation metric for slot: restaurants_1_party_size <text:s/>: 0.924 <text:s/>eval took 0.0 last update at: 146 / 200</text:p>
      <text:p text:style-name="Standard">Epoch 185 [Accuracy] = <text:s/>0.923 <text:s/>----- update coeff: 0.7</text:p>
      <text:p text:style-name="Standard"><text:s/>Validation metric for slot: restaurants_1_party_size <text:s/>: 0.923 <text:s/>eval took 0.0 last update at: 146 / 200</text:p>
      <text:p text:style-name="Standard">Epoch 180 to 185 took 6.66 seconds.</text:p>
      <text:p text:style-name="Standard">Epoch 186 [Accuracy] = <text:s/>0.921 <text:s/>----- update coeff: 0.7</text:p>
      <text:p text:style-name="Standard"><text:s/>Validation metric for slot: restaurants_1_party_size <text:s/>: 0.921 <text:s/>eval took 0.0 last update at: 146 / 200</text:p>
      <text:p text:style-name="Standard">Epoch 187 [Accuracy] = <text:s/>0.923 <text:s/>----- update coeff: 0.7</text:p>
      <text:p text:style-name="Standard"><text:s/>Validation metric for slot: restaurants_1_party_size <text:s/>: 0.923 <text:s/>eval took 0.0 last update at: 146 / 200</text:p>
      <text:p text:style-name="Standard">Epoch 188 [Accuracy] = <text:s/>0.91 <text:s/>----- update coeff: 0.7</text:p>
      <text:p text:style-name="Standard"><text:s/>Validation metric for slot: restaurants_1_party_size <text:s/>: 0.91 <text:s/>eval took 0.0 last update at: 146 / 200</text:p>
      <text:p text:style-name="Standard">Epoch 189 [Accuracy] = <text:s/>0.917 <text:s/>----- update coeff: 0.7</text:p>
      <text:p text:style-name="Standard"><text:s/>Validation metric for slot: restaurants_1_party_size <text:s/>: 0.917 <text:s/>eval took 0.0 last update at: 146 / 200</text:p>
      <text:p text:style-name="Standard">Epoch 190 [Accuracy] = <text:s/>0.919 <text:s/>----- update coeff: 0.7</text:p>
      <text:p text:style-name="Standard"><text:s/>Validation metric for slot: restaurants_1_party_size <text:s/>: 0.919 <text:s/>eval took 0.0 last update at: 146 / 200</text:p>
      <text:p text:style-name="Standard">Epoch 185 to 190 took 6.9 seconds.</text:p>
      <text:p text:style-name="Standard">Epoch 191 [Accuracy] = <text:s/>0.911 <text:s/>----- update coeff: 0.7</text:p>
      <text:p text:style-name="Standard"><text:s/>Validation metric for slot: restaurants_1_party_size <text:s/>: 0.911 <text:s/>eval took 0.0 last update at: 146 / 200</text:p>
      <text:p text:style-name="Standard">Epoch 192 [Accuracy] = <text:s/>0.916 <text:s/>----- update coeff: 0.7</text:p>
      <text:p text:style-name="Standard"><text:s/>Validation metric for slot: restaurants_1_party_size <text:s/>: 0.916 <text:s/>eval took 0.0 last update at: 146 / 200</text:p>
      <text:p text:style-name="Standard">Epoch 193 [Accuracy] = <text:s/>0.922 <text:s/>----- update coeff: 0.7</text:p>
      <text:p text:style-name="Standard"><text:s/>Validation metric for slot: restaurants_1_party_size <text:s/>: 0.922 <text:s/>eval took 0.0 last update at: 146 / 200</text:p>
      <text:p text:style-name="Standard">Epoch 194 [Accuracy] = <text:s/>0.898 <text:s/>----- update coeff: 0.7</text:p>
      <text:p text:style-name="Standard"><text:s/>Validation metric for slot: restaurants_1_party_size <text:s/>: 0.898 <text:s/>eval took 0.0 last update at: 146 / 200</text:p>
      <text:p text:style-name="Standard">Epoch 195 [Accuracy] = <text:s/>0.922 <text:s/>----- update coeff: 0.7</text:p>
      <text:p text:style-name="Standard"><text:s/>Validation metric for slot: restaurants_1_party_size <text:s/>: 0.922 <text:s/>eval took 0.0 last update at: 146 / 200</text:p>
      <text:p text:style-name="Standard">Epoch 190 to 195 took 6.81 seconds.</text:p>
      <text:p text:style-name="Standard">Epoch 196 [Accuracy] = <text:s/>0.922 <text:s/>----- update coeff: 0.7</text:p>
      <text:p text:style-name="Standard"><text:s/>Validation metric for slot: restaurants_1_party_size <text:s/>: 0.922 <text:s/>eval took 0.0 last update at: 146 / 200</text:p>
      <text:p text:style-name="Standard">Epoch 197 [Accuracy] = <text:s/>0.893 <text:s/>----- update coeff: 0.7</text:p>
      <text:p text:style-name="Standard"><text:s/>Validation metric for slot: restaurants_1_party_size <text:s/>: 0.893 <text:s/>eval took 0.0 last update at: 146 / 200</text:p>
      <text:p text:style-name="Standard">Epoch 198 [Accuracy] = <text:s/>0.908 <text:s/>----- update coeff: 0.7</text:p>
      <text:p text:style-name="Standard"><text:s/>Validation metric for slot: restaurants_1_party_size <text:s/>: 0.908 <text:s/>eval took 0.0 last update at: 146 / 200</text:p>
      <text:p text:style-name="Standard">Epoch 199 [Accuracy] = <text:s/>0.915 <text:s/>----- update coeff: 0.7</text:p>
      <text:p text:style-name="Standard"><text:s/>Validation metric for slot: restaurants_1_party_size <text:s/>: 0.915 <text:s/>eval took 0.0 last update at: 146 / 200</text:p>
      <text:p text:style-name="Standard">Epoch 200 [Accuracy] = <text:s/>0.916 <text:s/>----- update coeff: 0.7</text:p>
      <text:p text:style-name="Standard"><text:s/>Validation metric for slot: restaurants_1_party_size <text:s/>: 0.916 <text:s/>eval took 0.0 last update at: 146 / 200</text:p>
      <text:p text:style-name="Standard"><text:soft-page-break/>Epoch 195 to 200 took 6.83 seconds.</text:p>
      <text:p text:style-name="Standard">Epoch 201 [Accuracy] = <text:s/>0.912 <text:s/>----- update coeff: 0.7</text:p>
      <text:p text:style-name="Standard"><text:s/>Validation metric for slot: restaurants_1_party_size <text:s/>: 0.912 <text:s/>eval took 0.0 last update at: 146 / 200</text:p>
      <text:p text:style-name="Standard">The best parameters achieved a validation metric of 0.931</text:p>
      <text:p text:style-name="Standard"/>
      <text:p text:style-name="Standard">============== Training this model took 279.0 seconds. ===================</text:p>
      <text:p text:style-name="Standard"/>
      <text:p text:style-name="Standard">============== <text:s/>Training the NBT Model for slot restaurants_1_price_range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2019-09-03 00:21:49.668386: I tensorflow/stream_executor/cuda/cuda_gpu_executor.cc:1005] successful NUMA node read from SysFS had negative value (-1), but there must be at least one NUMA node, so returning NUMA node zero</text:p>
      <text:p text:style-name="Standard">2019-09-03 00:21:49.669196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21:49.669215: I tensorflow/stream_executor/platform/default/dso_loader.cc:42] Successfully opened dynamic library libcudart.so.10.0</text:p>
      <text:p text:style-name="Standard">2019-09-03 00:21:49.669230: I tensorflow/stream_executor/platform/default/dso_loader.cc:42] Successfully opened dynamic library libcublas.so.10.0</text:p>
      <text:p text:style-name="Standard">2019-09-03 00:21:49.669239: I tensorflow/stream_executor/platform/default/dso_loader.cc:42] Successfully opened dynamic library libcufft.so.10.0</text:p>
      <text:p text:style-name="Standard">2019-09-03 00:21:49.669246: I tensorflow/stream_executor/platform/default/dso_loader.cc:42] Successfully opened dynamic library libcurand.so.10.0</text:p>
      <text:p text:style-name="Standard">2019-09-03 00:21:49.669254: I tensorflow/stream_executor/platform/default/dso_loader.cc:42] Successfully opened dynamic library libcusolver.so.10.0</text:p>
      <text:p text:style-name="Standard">2019-09-03 00:21:49.669261: I tensorflow/stream_executor/platform/default/dso_loader.cc:42] Successfully opened dynamic library libcusparse.so.10.0</text:p>
      <text:p text:style-name="Standard">2019-09-03 00:21:49.669269: I tensorflow/stream_executor/platform/default/dso_loader.cc:42] Successfully opened dynamic library libcudnn.so.7</text:p>
      <text:p text:style-name="Standard">2019-09-03 00:21:49.669307: I tensorflow/stream_executor/cuda/cuda_gpu_executor.cc:1005] successful NUMA node read from SysFS had negative value (-1), but there must be at least one NUMA node, so returning NUMA node zero</text:p>
      <text:p text:style-name="Standard">2019-09-03 00:21:49.670093: I tensorflow/stream_executor/cuda/cuda_gpu_executor.cc:1005] successful NUMA node read from SysFS had negative value (-1), but there must be at least one NUMA node, so returning NUMA node zero</text:p>
      <text:p text:style-name="Standard">2019-09-03 00:21:49.670902: I tensorflow/core/common_runtime/gpu/gpu_device.cc:1763] Adding visible gpu devices: 0</text:p>
      <text:p text:style-name="Standard">2019-09-03 00:21:49.670919: I tensorflow/core/common_runtime/gpu/gpu_device.cc:1181] Device interconnect StreamExecutor with strength 1 edge matrix:</text:p>
      <text:p text:style-name="Standard">2019-09-03 00:21:49.670923: I tensorflow/core/common_runtime/gpu/gpu_device.cc:1187] <text:s text:c="5"/>0 </text:p>
      <text:p text:style-name="Standard">2019-09-03 00:21:49.670926: I tensorflow/core/common_runtime/gpu/gpu_device.cc:1200] 0: <text:s text:c="2"/>N </text:p>
      <text:p text:style-name="Standard">2019-09-03 00:21:49.671020: I tensorflow/stream_executor/cuda/cuda_gpu_executor.cc:1005] successful NUMA node read from SysFS had negative value (-1), but there must be at least one NUMA node, so returning NUMA node zero</text:p>
      <text:p text:style-name="Standard"><text:soft-page-break/>2019-09-03 00:21:49.671863: I tensorflow/stream_executor/cuda/cuda_gpu_executor.cc:1005] successful NUMA node read from SysFS had negative value (-1), but there must be at least one NUMA node, so returning NUMA node zero</text:p>
      <text:p text:style-name="Standard">2019-09-03 00:21:49.672805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Epoch 0 to 1 took 1.51 seconds.</text:p>
      <text:p text:style-name="Standard">Epoch 2 [Accuracy] = <text:s/>0.932 <text:s/>----- update coeff: 0.7</text:p>
      <text:p text:style-name="Standard"><text:s/>Validation metric for slot: restaurants_1_price_range <text:s/>: 0.932 <text:s/>eval took 0.0 last update at: -1 / 200</text:p>
      <text:p text:style-name="Standard"/>
      <text:p text:style-name="Standard"><text:s/>====================== New best validation metric: 0.932 <text:s/>- saving these parameters. Epoch is: 2 / 200 ---------------- =========== <text:s/></text:p>
      <text:p text:style-name="Standard"/>
      <text:p text:style-name="Standard">Epoch 3 [Accuracy] = <text:s/>0.922 <text:s/>----- update coeff: 0.7</text:p>
      <text:p text:style-name="Standard"><text:s/>Validation metric for slot: restaurants_1_price_range <text:s/>: 0.922 <text:s/>eval took 0.0 last update at: 1 / 200</text:p>
      <text:p text:style-name="Standard">Epoch 4 [Accuracy] = <text:s/>0.939 <text:s/>----- update coeff: 0.7</text:p>
      <text:p text:style-name="Standard"><text:s/>Validation metric for slot: restaurants_1_price_range <text:s/>: 0.939 <text:s/>eval took 0.0 last update at: 1 / 200</text:p>
      <text:p text:style-name="Standard"/>
      <text:p text:style-name="Standard"><text:s/>====================== New best validation metric: 0.939 <text:s/>- saving these parameters. Epoch is: 4 / 200 ---------------- =========== <text:s/></text:p>
      <text:p text:style-name="Standard"/>
      <text:p text:style-name="Standard">Epoch 5 [Accuracy] = <text:s/>0.947 <text:s/>----- update coeff: 0.7</text:p>
      <text:p text:style-name="Standard"><text:s/>Validation metric for slot: restaurants_1_price_range <text:s/>: 0.947 <text:s/>eval took 0.0 last update at: 3 / 200</text:p>
      <text:p text:style-name="Standard"/>
      <text:p text:style-name="Standard"><text:s/>====================== New best validation metric: 0.947 <text:s/>- saving these parameters. Epoch is: 5 / 200 ---------------- =========== <text:s/></text:p>
      <text:p text:style-name="Standard"/>
      <text:p text:style-name="Standard">Epoch 0 to 5 took 7.47 seconds.</text:p>
      <text:p text:style-name="Standard">Epoch 6 [Accuracy] = <text:s/>0.964 <text:s/>----- update coeff: 0.7</text:p>
      <text:p text:style-name="Standard"><text:s/>Validation metric for slot: restaurants_1_price_range <text:s/>: 0.964 <text:s/>eval took 0.0 last update at: 4 / 200</text:p>
      <text:p text:style-name="Standard"/>
      <text:p text:style-name="Standard"><text:s/>====================== New best validation metric: 0.964 <text:s/>- saving these parameters. Epoch is: 6 / 200 ---------------- =========== <text:s/></text:p>
      <text:p text:style-name="Standard"/>
      <text:p text:style-name="Standard">Epoch 7 [Accuracy] = <text:s/>0.964 <text:s/>----- update coeff: 0.7</text:p>
      <text:p text:style-name="Standard"><text:s/>Validation metric for slot: restaurants_1_price_range <text:s/>: 0.964 <text:s/>eval took 0.0 last update at: 5 / 200</text:p>
      <text:p text:style-name="Standard">Epoch 8 [Accuracy] = <text:s/>0.969 <text:s/>----- update coeff: 0.7</text:p>
      <text:p text:style-name="Standard"><text:s/>Validation metric for slot: restaurants_1_price_range <text:s/>: 0.969 <text:s/>eval took 0.0 last update at: 5 / 200</text:p>
      <text:p text:style-name="Standard"/>
      <text:p text:style-name="Standard"><text:s/>====================== New best validation metric: 0.969 <text:s/>- saving these parameters. Epoch is: 8 / 200 ---------------- =========== <text:s/></text:p>
      <text:p text:style-name="Standard"/>
      <text:p text:style-name="Standard">Epoch 9 [Accuracy] = <text:s/>0.969 <text:s/>----- update coeff: 0.7</text:p>
      <text:p text:style-name="Standard"><text:s/>Validation metric for slot: restaurants_1_price_range <text:s/>: 0.969 <text:s/>eval took 0.0 last update at: 7 / 200</text:p>
      <text:p text:style-name="Standard">Epoch 10 [Accuracy] = <text:s/>0.97 <text:s/>----- update coeff: 0.7</text:p>
      <text:p text:style-name="Standard"><text:soft-page-break/><text:s/>Validation metric for slot: restaurants_1_price_range <text:s/>: 0.97 <text:s/>eval took 0.0 last update at: 7 / 200</text:p>
      <text:p text:style-name="Standard"/>
      <text:p text:style-name="Standard"><text:s/>====================== New best validation metric: 0.97 <text:s/>- saving these parameters. Epoch is: 10 / 200 ---------------- =========== <text:s/></text:p>
      <text:p text:style-name="Standard"/>
      <text:p text:style-name="Standard">Epoch 5 to 10 took 6.72 seconds.</text:p>
      <text:p text:style-name="Standard">Epoch 11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2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3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4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5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0 to 15 took 5.95 seconds.</text:p>
      <text:p text:style-name="Standard">Epoch 16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7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8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9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0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15 to 20 took 5.92 seconds.</text:p>
      <text:p text:style-name="Standard">Epoch 21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2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3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4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5 [Accuracy] = <text:s/>0.965 <text:s/>----- update coeff: 0.7</text:p>
      <text:p text:style-name="Standard"><text:s/>Validation metric for slot: restaurants_1_price_range <text:s/>: 0.965 <text:s/>eval took 0.0 last update at: 9 / 200</text:p>
      <text:p text:style-name="Standard">Epoch 20 to 25 took 5.98 seconds.</text:p>
      <text:p text:style-name="Standard">Epoch 26 [Accuracy] = <text:s/>0.97 <text:s/>----- update coeff: 0.7</text:p>
      <text:p text:style-name="Standard"><text:s/>Validation metric for slot: restaurants_1_price_range <text:s/>: 0.97 <text:s/>eval took 0.0 last update at: 9 / 200</text:p>
      <text:p text:style-name="Standard">Epoch 27 [Accuracy] = <text:s/>0.965 <text:s/>----- update coeff: 0.7</text:p>
      <text:p text:style-name="Standard"><text:s/>Validation metric for slot: restaurants_1_price_range <text:s/>: 0.965 <text:s/>eval took 0.0 last update at: 9 / 200</text:p>
      <text:p text:style-name="Standard">Epoch 28 [Accuracy] = <text:s/>0.959 <text:s/>----- update coeff: 0.7</text:p>
      <text:p text:style-name="Standard"><text:s/>Validation metric for slot: restaurants_1_price_range <text:s/>: 0.959 <text:s/>eval took 0.0 last update at: 9 / 200</text:p>
      <text:p text:style-name="Standard">Epoch 29 [Accuracy] = <text:s/>0.957 <text:s/>----- update coeff: 0.7</text:p>
      <text:p text:style-name="Standard"><text:s/>Validation metric for slot: restaurants_1_price_range <text:s/>: 0.957 <text:s/>eval took 0.0 last update at: 9 / 200</text:p>
      <text:p text:style-name="Standard">Epoch 30 [Accuracy] = <text:s/>0.944 <text:s/>----- update coeff: 0.7</text:p>
      <text:p text:style-name="Standard"><text:s/>Validation metric for slot: restaurants_1_price_range <text:s/>: 0.944 <text:s/>eval took 0.0 last update at: 9 / 200</text:p>
      <text:p text:style-name="Standard"><text:soft-page-break/>Epoch 25 to 30 took 6.02 seconds.</text:p>
      <text:p text:style-name="Standard">Epoch 31 [Accuracy] = <text:s/>0.954 <text:s/>----- update coeff: 0.7</text:p>
      <text:p text:style-name="Standard"><text:s/>Validation metric for slot: restaurants_1_price_range <text:s/>: 0.954 <text:s/>eval took 0.0 last update at: 9 / 200</text:p>
      <text:p text:style-name="Standard">Epoch 32 [Accuracy] = <text:s/>0.941 <text:s/>----- update coeff: 0.7</text:p>
      <text:p text:style-name="Standard"><text:s/>Validation metric for slot: restaurants_1_price_range <text:s/>: 0.941 <text:s/>eval took 0.0 last update at: 9 / 200</text:p>
      <text:p text:style-name="Standard">Epoch 33 [Accuracy] = <text:s/>0.947 <text:s/>----- update coeff: 0.7</text:p>
      <text:p text:style-name="Standard"><text:s/>Validation metric for slot: restaurants_1_price_range <text:s/>: 0.947 <text:s/>eval took 0.0 last update at: 9 / 200</text:p>
      <text:p text:style-name="Standard">Epoch 34 [Accuracy] = <text:s/>0.951 <text:s/>----- update coeff: 0.7</text:p>
      <text:p text:style-name="Standard"><text:s/>Validation metric for slot: restaurants_1_price_range <text:s/>: 0.951 <text:s/>eval took 0.0 last update at: 9 / 200</text:p>
      <text:p text:style-name="Standard">Epoch 35 [Accuracy] = <text:s/>0.936 <text:s/>----- update coeff: 0.7</text:p>
      <text:p text:style-name="Standard"><text:s/>Validation metric for slot: restaurants_1_price_range <text:s/>: 0.936 <text:s/>eval took 0.0 last update at: 9 / 200</text:p>
      <text:p text:style-name="Standard">Epoch 30 to 35 took 5.94 seconds.</text:p>
      <text:p text:style-name="Standard">Epoch 36 [Accuracy] = <text:s/>0.951 <text:s/>----- update coeff: 0.7</text:p>
      <text:p text:style-name="Standard"><text:s/>Validation metric for slot: restaurants_1_price_range <text:s/>: 0.951 <text:s/>eval took 0.0 last update at: 9 / 200</text:p>
      <text:p text:style-name="Standard">Epoch 37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38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39 [Accuracy] = <text:s/>0.942 <text:s/>----- update coeff: 0.7</text:p>
      <text:p text:style-name="Standard"><text:s/>Validation metric for slot: restaurants_1_price_range <text:s/>: 0.942 <text:s/>eval took 0.0 last update at: 9 / 200</text:p>
      <text:p text:style-name="Standard">Epoch 40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35 to 40 took 6.03 seconds.</text:p>
      <text:p text:style-name="Standard">Epoch 41 [Accuracy] = <text:s/>0.938 <text:s/>----- update coeff: 0.7</text:p>
      <text:p text:style-name="Standard"><text:s/>Validation metric for slot: restaurants_1_price_range <text:s/>: 0.938 <text:s/>eval took 0.0 last update at: 9 / 200</text:p>
      <text:p text:style-name="Standard">Epoch 42 [Accuracy] = <text:s/>0.941 <text:s/>----- update coeff: 0.7</text:p>
      <text:p text:style-name="Standard"><text:s/>Validation metric for slot: restaurants_1_price_range <text:s/>: 0.941 <text:s/>eval took 0.0 last update at: 9 / 200</text:p>
      <text:p text:style-name="Standard">Epoch 43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44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45 [Accuracy] = <text:s/>0.938 <text:s/>----- update coeff: 0.7</text:p>
      <text:p text:style-name="Standard"><text:s/>Validation metric for slot: restaurants_1_price_range <text:s/>: 0.938 <text:s/>eval took 0.0 last update at: 9 / 200</text:p>
      <text:p text:style-name="Standard">Epoch 40 to 45 took 5.95 seconds.</text:p>
      <text:p text:style-name="Standard">Epoch 46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47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48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49 [Accuracy] = <text:s/>0.934 <text:s/>----- update coeff: 0.7</text:p>
      <text:p text:style-name="Standard"><text:s/>Validation metric for slot: restaurants_1_price_range <text:s/>: 0.934 <text:s/>eval took 0.0 last update at: 9 / 200</text:p>
      <text:p text:style-name="Standard">Epoch 50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45 to 50 took 6.0 seconds.</text:p>
      <text:p text:style-name="Standard">Epoch 51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52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<text:soft-page-break/>Epoch 53 [Accuracy] = <text:s/>0.938 <text:s/>----- update coeff: 0.7</text:p>
      <text:p text:style-name="Standard"><text:s/>Validation metric for slot: restaurants_1_price_range <text:s/>: 0.938 <text:s/>eval took 0.0 last update at: 9 / 200</text:p>
      <text:p text:style-name="Standard">Epoch 54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Epoch 55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Epoch 50 to 55 took 6.01 seconds.</text:p>
      <text:p text:style-name="Standard">Epoch 56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57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58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59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60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55 to 60 took 6.04 seconds.</text:p>
      <text:p text:style-name="Standard">Epoch 61 [Accuracy] = <text:s/>0.936 <text:s/>----- update coeff: 0.7</text:p>
      <text:p text:style-name="Standard"><text:s/>Validation metric for slot: restaurants_1_price_range <text:s/>: 0.936 <text:s/>eval took 0.0 last update at: 9 / 200</text:p>
      <text:p text:style-name="Standard">Epoch 62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63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64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65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60 to 65 took 6.02 seconds.</text:p>
      <text:p text:style-name="Standard">Epoch 66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67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68 [Accuracy] = <text:s/>0.919 <text:s/>----- update coeff: 0.7</text:p>
      <text:p text:style-name="Standard"><text:s/>Validation metric for slot: restaurants_1_price_range <text:s/>: 0.919 <text:s/>eval took 0.0 last update at: 9 / 200</text:p>
      <text:p text:style-name="Standard">Epoch 69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70 [Accuracy] = <text:s/>0.922 <text:s/>----- update coeff: 0.7</text:p>
      <text:p text:style-name="Standard"><text:s/>Validation metric for slot: restaurants_1_price_range <text:s/>: 0.922 <text:s/>eval took 0.0 last update at: 9 / 200</text:p>
      <text:p text:style-name="Standard">Epoch 65 to 70 took 6.07 seconds.</text:p>
      <text:p text:style-name="Standard">Epoch 71 [Accuracy] = <text:s/>0.939 <text:s/>----- update coeff: 0.7</text:p>
      <text:p text:style-name="Standard"><text:s/>Validation metric for slot: restaurants_1_price_range <text:s/>: 0.939 <text:s/>eval took 0.0 last update at: 9 / 200</text:p>
      <text:p text:style-name="Standard">Epoch 72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73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Epoch 74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75 [Accuracy] = <text:s/>0.925 <text:s/>----- update coeff: 0.7</text:p>
      <text:p text:style-name="Standard"><text:soft-page-break/><text:s/>Validation metric for slot: restaurants_1_price_range <text:s/>: 0.925 <text:s/>eval took 0.0 last update at: 9 / 200</text:p>
      <text:p text:style-name="Standard">Epoch 70 to 75 took 5.97 seconds.</text:p>
      <text:p text:style-name="Standard">Epoch 76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77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78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79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80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75 to 80 took 5.92 seconds.</text:p>
      <text:p text:style-name="Standard">Epoch 81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82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83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84 [Accuracy] = <text:s/>0.922 <text:s/>----- update coeff: 0.7</text:p>
      <text:p text:style-name="Standard"><text:s/>Validation metric for slot: restaurants_1_price_range <text:s/>: 0.922 <text:s/>eval took 0.0 last update at: 9 / 200</text:p>
      <text:p text:style-name="Standard">Epoch 85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80 to 85 took 5.92 seconds.</text:p>
      <text:p text:style-name="Standard">Epoch 86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87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88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89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90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Epoch 85 to 90 took 5.95 seconds.</text:p>
      <text:p text:style-name="Standard">Epoch 91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92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93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94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95 [Accuracy] = <text:s/>0.94 <text:s/>----- update coeff: 0.7</text:p>
      <text:p text:style-name="Standard"><text:s/>Validation metric for slot: restaurants_1_price_range <text:s/>: 0.94 <text:s/>eval took 0.0 last update at: 9 / 200</text:p>
      <text:p text:style-name="Standard">Epoch 90 to 95 took 6.14 seconds.</text:p>
      <text:p text:style-name="Standard">Epoch 96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97 [Accuracy] = <text:s/>0.928 <text:s/>----- update coeff: 0.7</text:p>
      <text:p text:style-name="Standard"><text:soft-page-break/><text:s/>Validation metric for slot: restaurants_1_price_range <text:s/>: 0.928 <text:s/>eval took 0.0 last update at: 9 / 200</text:p>
      <text:p text:style-name="Standard">Epoch 98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99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Epoch 100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95 to 100 took 5.98 seconds.</text:p>
      <text:p text:style-name="Standard">Epoch 101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02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03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104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05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00 to 105 took 5.89 seconds.</text:p>
      <text:p text:style-name="Standard">Epoch 106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07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Epoch 108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109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110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05 to 110 took 5.92 seconds.</text:p>
      <text:p text:style-name="Standard">Epoch 111 [Accuracy] = <text:s/>0.917 <text:s/>----- update coeff: 0.7</text:p>
      <text:p text:style-name="Standard"><text:s/>Validation metric for slot: restaurants_1_price_range <text:s/>: 0.917 <text:s/>eval took 0.0 last update at: 9 / 200</text:p>
      <text:p text:style-name="Standard">Epoch 112 [Accuracy] = <text:s/>0.917 <text:s/>----- update coeff: 0.7</text:p>
      <text:p text:style-name="Standard"><text:s/>Validation metric for slot: restaurants_1_price_range <text:s/>: 0.917 <text:s/>eval took 0.0 last update at: 9 / 200</text:p>
      <text:p text:style-name="Standard">Epoch 113 [Accuracy] = <text:s/>0.919 <text:s/>----- update coeff: 0.7</text:p>
      <text:p text:style-name="Standard"><text:s/>Validation metric for slot: restaurants_1_price_range <text:s/>: 0.919 <text:s/>eval took 0.0 last update at: 9 / 200</text:p>
      <text:p text:style-name="Standard">Epoch 114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Epoch 115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110 to 115 took 5.92 seconds.</text:p>
      <text:p text:style-name="Standard">Epoch 116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17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18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19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<text:soft-page-break/>Epoch 120 [Accuracy] = <text:s/>0.94 <text:s/>----- update coeff: 0.7</text:p>
      <text:p text:style-name="Standard"><text:s/>Validation metric for slot: restaurants_1_price_range <text:s/>: 0.94 <text:s/>eval took 0.0 last update at: 9 / 200</text:p>
      <text:p text:style-name="Standard">Epoch 115 to 120 took 6.09 seconds.</text:p>
      <text:p text:style-name="Standard">Epoch 121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122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123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24 [Accuracy] = <text:s/>0.911 <text:s/>----- update coeff: 0.7</text:p>
      <text:p text:style-name="Standard"><text:s/>Validation metric for slot: restaurants_1_price_range <text:s/>: 0.911 <text:s/>eval took 0.0 last update at: 9 / 200</text:p>
      <text:p text:style-name="Standard">Epoch 125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20 to 125 took 5.91 seconds.</text:p>
      <text:p text:style-name="Standard">Epoch 126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Epoch 127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128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29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30 [Accuracy] = <text:s/>0.894 <text:s/>----- update coeff: 0.7</text:p>
      <text:p text:style-name="Standard"><text:s/>Validation metric for slot: restaurants_1_price_range <text:s/>: 0.894 <text:s/>eval took 0.0 last update at: 9 / 200</text:p>
      <text:p text:style-name="Standard">Epoch 125 to 130 took 5.95 seconds.</text:p>
      <text:p text:style-name="Standard">Epoch 131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32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33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134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35 [Accuracy] = <text:s/>0.9 <text:s/>----- update coeff: 0.7</text:p>
      <text:p text:style-name="Standard"><text:s/>Validation metric for slot: restaurants_1_price_range <text:s/>: 0.9 <text:s/>eval took 0.0 last update at: 9 / 200</text:p>
      <text:p text:style-name="Standard">Epoch 130 to 135 took 6.02 seconds.</text:p>
      <text:p text:style-name="Standard">Epoch 136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137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138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39 [Accuracy] = <text:s/>0.919 <text:s/>----- update coeff: 0.7</text:p>
      <text:p text:style-name="Standard"><text:s/>Validation metric for slot: restaurants_1_price_range <text:s/>: 0.919 <text:s/>eval took 0.0 last update at: 9 / 200</text:p>
      <text:p text:style-name="Standard">Epoch 140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35 to 140 took 5.93 seconds.</text:p>
      <text:p text:style-name="Standard">Epoch 141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<text:soft-page-break/>Epoch 142 [Accuracy] = <text:s/>0.94 <text:s/>----- update coeff: 0.7</text:p>
      <text:p text:style-name="Standard"><text:s/>Validation metric for slot: restaurants_1_price_range <text:s/>: 0.94 <text:s/>eval took 0.0 last update at: 9 / 200</text:p>
      <text:p text:style-name="Standard">Epoch 143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44 [Accuracy] = <text:s/>0.924 <text:s/>----- update coeff: 0.7</text:p>
      <text:p text:style-name="Standard"><text:s/>Validation metric for slot: restaurants_1_price_range <text:s/>: 0.924 <text:s/>eval took 0.0 last update at: 9 / 200</text:p>
      <text:p text:style-name="Standard">Epoch 145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40 to 145 took 5.98 seconds.</text:p>
      <text:p text:style-name="Standard">Epoch 146 [Accuracy] = <text:s/>0.933 <text:s/>----- update coeff: 0.7</text:p>
      <text:p text:style-name="Standard"><text:s/>Validation metric for slot: restaurants_1_price_range <text:s/>: 0.933 <text:s/>eval took 0.0 last update at: 9 / 200</text:p>
      <text:p text:style-name="Standard">Epoch 147 [Accuracy] = <text:s/>0.91 <text:s/>----- update coeff: 0.7</text:p>
      <text:p text:style-name="Standard"><text:s/>Validation metric for slot: restaurants_1_price_range <text:s/>: 0.91 <text:s/>eval took 0.0 last update at: 9 / 200</text:p>
      <text:p text:style-name="Standard">Epoch 148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49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50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45 to 150 took 6.01 seconds.</text:p>
      <text:p text:style-name="Standard">Epoch 151 [Accuracy] = <text:s/>0.916 <text:s/>----- update coeff: 0.7</text:p>
      <text:p text:style-name="Standard"><text:s/>Validation metric for slot: restaurants_1_price_range <text:s/>: 0.916 <text:s/>eval took 0.0 last update at: 9 / 200</text:p>
      <text:p text:style-name="Standard">Epoch 152 [Accuracy] = <text:s/>0.935 <text:s/>----- update coeff: 0.7</text:p>
      <text:p text:style-name="Standard"><text:s/>Validation metric for slot: restaurants_1_price_range <text:s/>: 0.935 <text:s/>eval took 0.0 last update at: 9 / 200</text:p>
      <text:p text:style-name="Standard">Epoch 153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54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55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50 to 155 took 5.91 seconds.</text:p>
      <text:p text:style-name="Standard">Epoch 156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57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58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59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160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55 to 160 took 5.96 seconds.</text:p>
      <text:p text:style-name="Standard">Epoch 161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62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163 [Accuracy] = <text:s/>0.922 <text:s/>----- update coeff: 0.7</text:p>
      <text:p text:style-name="Standard"><text:s/>Validation metric for slot: restaurants_1_price_range <text:s/>: 0.922 <text:s/>eval took 0.0 last update at: 9 / 200</text:p>
      <text:p text:style-name="Standard">Epoch 164 [Accuracy] = <text:s/>0.934 <text:s/>----- update coeff: 0.7</text:p>
      <text:p text:style-name="Standard"><text:soft-page-break/><text:s/>Validation metric for slot: restaurants_1_price_range <text:s/>: 0.934 <text:s/>eval took 0.0 last update at: 9 / 200</text:p>
      <text:p text:style-name="Standard">Epoch 165 [Accuracy] = <text:s/>0.926 <text:s/>----- update coeff: 0.7</text:p>
      <text:p text:style-name="Standard"><text:s/>Validation metric for slot: restaurants_1_price_range <text:s/>: 0.926 <text:s/>eval took 0.0 last update at: 9 / 200</text:p>
      <text:p text:style-name="Standard">Epoch 160 to 165 took 5.92 seconds.</text:p>
      <text:p text:style-name="Standard">Epoch 166 [Accuracy] = <text:s/>0.936 <text:s/>----- update coeff: 0.7</text:p>
      <text:p text:style-name="Standard"><text:s/>Validation metric for slot: restaurants_1_price_range <text:s/>: 0.936 <text:s/>eval took 0.0 last update at: 9 / 200</text:p>
      <text:p text:style-name="Standard">Epoch 167 [Accuracy] = <text:s/>0.939 <text:s/>----- update coeff: 0.7</text:p>
      <text:p text:style-name="Standard"><text:s/>Validation metric for slot: restaurants_1_price_range <text:s/>: 0.939 <text:s/>eval took 0.0 last update at: 9 / 200</text:p>
      <text:p text:style-name="Standard">Epoch 168 [Accuracy] = <text:s/>0.928 <text:s/>----- update coeff: 0.7</text:p>
      <text:p text:style-name="Standard"><text:s/>Validation metric for slot: restaurants_1_price_range <text:s/>: 0.928 <text:s/>eval took 0.0 last update at: 9 / 200</text:p>
      <text:p text:style-name="Standard">Epoch 169 [Accuracy] = <text:s/>0.921 <text:s/>----- update coeff: 0.7</text:p>
      <text:p text:style-name="Standard"><text:s/>Validation metric for slot: restaurants_1_price_range <text:s/>: 0.921 <text:s/>eval took 0.0 last update at: 9 / 200</text:p>
      <text:p text:style-name="Standard">Epoch 170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165 to 170 took 5.99 seconds.</text:p>
      <text:p text:style-name="Standard">Epoch 171 [Accuracy] = <text:s/>0.917 <text:s/>----- update coeff: 0.7</text:p>
      <text:p text:style-name="Standard"><text:s/>Validation metric for slot: restaurants_1_price_range <text:s/>: 0.917 <text:s/>eval took 0.0 last update at: 9 / 200</text:p>
      <text:p text:style-name="Standard">Epoch 172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173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174 [Accuracy] = <text:s/>0.912 <text:s/>----- update coeff: 0.7</text:p>
      <text:p text:style-name="Standard"><text:s/>Validation metric for slot: restaurants_1_price_range <text:s/>: 0.912 <text:s/>eval took 0.0 last update at: 9 / 200</text:p>
      <text:p text:style-name="Standard">Epoch 175 [Accuracy] = <text:s/>0.911 <text:s/>----- update coeff: 0.7</text:p>
      <text:p text:style-name="Standard"><text:s/>Validation metric for slot: restaurants_1_price_range <text:s/>: 0.911 <text:s/>eval took 0.0 last update at: 9 / 200</text:p>
      <text:p text:style-name="Standard">Epoch 170 to 175 took 6.04 seconds.</text:p>
      <text:p text:style-name="Standard">Epoch 176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77 [Accuracy] = <text:s/>0.904 <text:s/>----- update coeff: 0.7</text:p>
      <text:p text:style-name="Standard"><text:s/>Validation metric for slot: restaurants_1_price_range <text:s/>: 0.904 <text:s/>eval took 0.0 last update at: 9 / 200</text:p>
      <text:p text:style-name="Standard">Epoch 178 [Accuracy] = <text:s/>0.918 <text:s/>----- update coeff: 0.7</text:p>
      <text:p text:style-name="Standard"><text:s/>Validation metric for slot: restaurants_1_price_range <text:s/>: 0.918 <text:s/>eval took 0.0 last update at: 9 / 200</text:p>
      <text:p text:style-name="Standard">Epoch 179 [Accuracy] = <text:s/>0.916 <text:s/>----- update coeff: 0.7</text:p>
      <text:p text:style-name="Standard"><text:s/>Validation metric for slot: restaurants_1_price_range <text:s/>: 0.916 <text:s/>eval took 0.0 last update at: 9 / 200</text:p>
      <text:p text:style-name="Standard">Epoch 180 [Accuracy] = <text:s/>0.929 <text:s/>----- update coeff: 0.7</text:p>
      <text:p text:style-name="Standard"><text:s/>Validation metric for slot: restaurants_1_price_range <text:s/>: 0.929 <text:s/>eval took 0.0 last update at: 9 / 200</text:p>
      <text:p text:style-name="Standard">Epoch 175 to 180 took 6.03 seconds.</text:p>
      <text:p text:style-name="Standard">Epoch 181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82 [Accuracy] = <text:s/>0.925 <text:s/>----- update coeff: 0.7</text:p>
      <text:p text:style-name="Standard"><text:s/>Validation metric for slot: restaurants_1_price_range <text:s/>: 0.925 <text:s/>eval took 0.0 last update at: 9 / 200</text:p>
      <text:p text:style-name="Standard">Epoch 183 [Accuracy] = <text:s/>0.927 <text:s/>----- update coeff: 0.7</text:p>
      <text:p text:style-name="Standard"><text:s/>Validation metric for slot: restaurants_1_price_range <text:s/>: 0.927 <text:s/>eval took 0.0 last update at: 9 / 200</text:p>
      <text:p text:style-name="Standard">Epoch 184 [Accuracy] = <text:s/>0.931 <text:s/>----- update coeff: 0.7</text:p>
      <text:p text:style-name="Standard"><text:s/>Validation metric for slot: restaurants_1_price_range <text:s/>: 0.931 <text:s/>eval took 0.0 last update at: 9 / 200</text:p>
      <text:p text:style-name="Standard">Epoch 185 [Accuracy] = <text:s/>0.92 <text:s/>----- update coeff: 0.7</text:p>
      <text:p text:style-name="Standard"><text:s/>Validation metric for slot: restaurants_1_price_range <text:s/>: 0.92 <text:s/>eval took 0.0 last update at: 9 / 200</text:p>
      <text:p text:style-name="Standard">Epoch 180 to 185 took 6.05 seconds.</text:p>
      <text:p text:style-name="Standard">Epoch 186 [Accuracy] = <text:s/>0.933 <text:s/>----- update coeff: 0.7</text:p>
      <text:p text:style-name="Standard"><text:soft-page-break/><text:s/>Validation metric for slot: restaurants_1_price_range <text:s/>: 0.933 <text:s/>eval took 0.0 last update at: 9 / 200</text:p>
      <text:p text:style-name="Standard">Epoch 187 [Accuracy] = <text:s/>0.922 <text:s/>----- update coeff: 0.7</text:p>
      <text:p text:style-name="Standard"><text:s/>Validation metric for slot: restaurants_1_price_range <text:s/>: 0.922 <text:s/>eval took 0.0 last update at: 9 / 200</text:p>
      <text:p text:style-name="Standard">Epoch 188 [Accuracy] = <text:s/>0.932 <text:s/>----- update coeff: 0.7</text:p>
      <text:p text:style-name="Standard"><text:s/>Validation metric for slot: restaurants_1_price_range <text:s/>: 0.932 <text:s/>eval took 0.0 last update at: 9 / 200</text:p>
      <text:p text:style-name="Standard">Epoch 189 [Accuracy] = <text:s/>0.914 <text:s/>----- update coeff: 0.7</text:p>
      <text:p text:style-name="Standard"><text:s/>Validation metric for slot: restaurants_1_price_range <text:s/>: 0.914 <text:s/>eval took 0.0 last update at: 9 / 200</text:p>
      <text:p text:style-name="Standard">Epoch 190 [Accuracy] = <text:s/>0.962 <text:s/>----- update coeff: 0.7</text:p>
      <text:p text:style-name="Standard"><text:s/>Validation metric for slot: restaurants_1_price_range <text:s/>: 0.962 <text:s/>eval took 0.0 last update at: 9 / 200</text:p>
      <text:p text:style-name="Standard">Epoch 185 to 190 took 6.0 seconds.</text:p>
      <text:p text:style-name="Standard">Epoch 191 [Accuracy] = <text:s/>0.962 <text:s/>----- update coeff: 0.7</text:p>
      <text:p text:style-name="Standard"><text:s/>Validation metric for slot: restaurants_1_price_range <text:s/>: 0.962 <text:s/>eval took 0.0 last update at: 9 / 200</text:p>
      <text:p text:style-name="Standard">Epoch 192 [Accuracy] = <text:s/>0.978 <text:s/>----- update coeff: 0.7</text:p>
      <text:p text:style-name="Standard"><text:s/>Validation metric for slot: restaurants_1_price_range <text:s/>: 0.978 <text:s/>eval took 0.0 last update at: 9 / 200</text:p>
      <text:p text:style-name="Standard"/>
      <text:p text:style-name="Standard"><text:s/>====================== New best validation metric: 0.978 <text:s/>- saving these parameters. Epoch is: 192 / 229 ---------------- =========== <text:s/></text:p>
      <text:p text:style-name="Standard"/>
      <text:p text:style-name="Standard">Epoch 193 [Accuracy] = <text:s/>0.984 <text:s/>----- update coeff: 0.7</text:p>
      <text:p text:style-name="Standard"><text:s/>Validation metric for slot: restaurants_1_price_range <text:s/>: 0.984 <text:s/>eval took 0.0 last update at: 191 / 229</text:p>
      <text:p text:style-name="Standard"/>
      <text:p text:style-name="Standard"><text:s/>====================== New best validation metric: 0.984 <text:s/>- saving these parameters. Epoch is: 193 / 230 ---------------- =========== <text:s/></text:p>
      <text:p text:style-name="Standard"/>
      <text:p text:style-name="Standard">Epoch 194 [Accuracy] = <text:s/>0.977 <text:s/>----- update coeff: 0.7</text:p>
      <text:p text:style-name="Standard"><text:s/>Validation metric for slot: restaurants_1_price_range <text:s/>: 0.977 <text:s/>eval took 0.0 last update at: 192 / 230</text:p>
      <text:p text:style-name="Standard">Epoch 195 [Accuracy] = <text:s/>0.968 <text:s/>----- update coeff: 0.7</text:p>
      <text:p text:style-name="Standard"><text:s/>Validation metric for slot: restaurants_1_price_range <text:s/>: 0.968 <text:s/>eval took 0.0 last update at: 192 / 230</text:p>
      <text:p text:style-name="Standard">Epoch 190 to 195 took 6.53 seconds.</text:p>
      <text:p text:style-name="Standard">Epoch 196 [Accuracy] = <text:s/>0.972 <text:s/>----- update coeff: 0.7</text:p>
      <text:p text:style-name="Standard"><text:s/>Validation metric for slot: restaurants_1_price_range <text:s/>: 0.972 <text:s/>eval took 0.0 last update at: 192 / 230</text:p>
      <text:p text:style-name="Standard">Epoch 197 [Accuracy] = <text:s/>0.966 <text:s/>----- update coeff: 0.7</text:p>
      <text:p text:style-name="Standard"><text:s/>Validation metric for slot: restaurants_1_price_range <text:s/>: 0.966 <text:s/>eval took 0.0 last update at: 192 / 230</text:p>
      <text:p text:style-name="Standard">Epoch 198 [Accuracy] = <text:s/>0.968 <text:s/>----- update coeff: 0.7</text:p>
      <text:p text:style-name="Standard"><text:s/>Validation metric for slot: restaurants_1_price_range <text:s/>: 0.968 <text:s/>eval took 0.0 last update at: 192 / 230</text:p>
      <text:p text:style-name="Standard">Epoch 199 [Accuracy] = <text:s/>0.956 <text:s/>----- update coeff: 0.7</text:p>
      <text:p text:style-name="Standard"><text:s/>Validation metric for slot: restaurants_1_price_range <text:s/>: 0.956 <text:s/>eval took 0.0 last update at: 192 / 230</text:p>
      <text:p text:style-name="Standard">Epoch 200 [Accuracy] = <text:s/>0.957 <text:s/>----- update coeff: 0.7</text:p>
      <text:p text:style-name="Standard"><text:s/>Validation metric for slot: restaurants_1_price_range <text:s/>: 0.957 <text:s/>eval took 0.0 last update at: 192 / 230</text:p>
      <text:p text:style-name="Standard">Epoch 195 to 200 took 6.01 seconds.</text:p>
      <text:p text:style-name="Standard">Epoch 201 [Accuracy] = <text:s/>0.957 <text:s/>----- update coeff: 0.7</text:p>
      <text:p text:style-name="Standard"><text:s/>Validation metric for slot: restaurants_1_price_range <text:s/>: 0.957 <text:s/>eval took 0.0 last update at: 192 / 230</text:p>
      <text:p text:style-name="Standard">Epoch 202 [Accuracy] = <text:s/>0.958 <text:s/>----- update coeff: 0.7</text:p>
      <text:p text:style-name="Standard"><text:s/>Validation metric for slot: restaurants_1_price_range <text:s/>: 0.958 <text:s/>eval took 0.0 last update at: 192 / 230</text:p>
      <text:p text:style-name="Standard">Epoch 203 [Accuracy] = <text:s/>0.956 <text:s/>----- update coeff: 0.7</text:p>
      <text:p text:style-name="Standard"><text:s/>Validation metric for slot: restaurants_1_price_range <text:s/>: 0.956 <text:s/>eval took 0.0 last update at: 192 / 230</text:p>
      <text:p text:style-name="Standard">Epoch 204 [Accuracy] = <text:s/>0.954 <text:s/>----- update coeff: 0.7</text:p>
      <text:p text:style-name="Standard"><text:s/>Validation metric for slot: restaurants_1_price_range <text:s/>: 0.954 <text:s/>eval took 0.0 last update at: 192 / 230</text:p>
      <text:p text:style-name="Standard">Epoch 205 [Accuracy] = <text:s/>0.954 <text:s/>----- update coeff: 0.7</text:p>
      <text:p text:style-name="Standard"><text:soft-page-break/><text:s/>Validation metric for slot: restaurants_1_price_range <text:s/>: 0.954 <text:s/>eval took 0.0 last update at: 192 / 230</text:p>
      <text:p text:style-name="Standard">Epoch 200 to 205 took 5.93 seconds.</text:p>
      <text:p text:style-name="Standard">Epoch 206 [Accuracy] = <text:s/>0.948 <text:s/>----- update coeff: 0.7</text:p>
      <text:p text:style-name="Standard"><text:s/>Validation metric for slot: restaurants_1_price_range <text:s/>: 0.948 <text:s/>eval took 0.0 last update at: 192 / 230</text:p>
      <text:p text:style-name="Standard">Epoch 207 [Accuracy] = <text:s/>0.958 <text:s/>----- update coeff: 0.7</text:p>
      <text:p text:style-name="Standard"><text:s/>Validation metric for slot: restaurants_1_price_range <text:s/>: 0.958 <text:s/>eval took 0.0 last update at: 192 / 230</text:p>
      <text:p text:style-name="Standard">Epoch 208 [Accuracy] = <text:s/>0.949 <text:s/>----- update coeff: 0.7</text:p>
      <text:p text:style-name="Standard"><text:s/>Validation metric for slot: restaurants_1_price_range <text:s/>: 0.949 <text:s/>eval took 0.0 last update at: 192 / 230</text:p>
      <text:p text:style-name="Standard">Epoch 209 [Accuracy] = <text:s/>0.942 <text:s/>----- update coeff: 0.7</text:p>
      <text:p text:style-name="Standard"><text:s/>Validation metric for slot: restaurants_1_price_range <text:s/>: 0.942 <text:s/>eval took 0.0 last update at: 192 / 230</text:p>
      <text:p text:style-name="Standard">Epoch 210 [Accuracy] = <text:s/>0.956 <text:s/>----- update coeff: 0.7</text:p>
      <text:p text:style-name="Standard"><text:s/>Validation metric for slot: restaurants_1_price_range <text:s/>: 0.956 <text:s/>eval took 0.0 last update at: 192 / 230</text:p>
      <text:p text:style-name="Standard">Epoch 205 to 210 took 6.02 seconds.</text:p>
      <text:p text:style-name="Standard">Epoch 211 [Accuracy] = <text:s/>0.958 <text:s/>----- update coeff: 0.7</text:p>
      <text:p text:style-name="Standard"><text:s/>Validation metric for slot: restaurants_1_price_range <text:s/>: 0.958 <text:s/>eval took 0.0 last update at: 192 / 230</text:p>
      <text:p text:style-name="Standard">Epoch 212 [Accuracy] = <text:s/>0.947 <text:s/>----- update coeff: 0.7</text:p>
      <text:p text:style-name="Standard"><text:s/>Validation metric for slot: restaurants_1_price_range <text:s/>: 0.947 <text:s/>eval took 0.0 last update at: 192 / 230</text:p>
      <text:p text:style-name="Standard">Epoch 213 [Accuracy] = <text:s/>0.942 <text:s/>----- update coeff: 0.7</text:p>
      <text:p text:style-name="Standard"><text:s/>Validation metric for slot: restaurants_1_price_range <text:s/>: 0.942 <text:s/>eval took 0.0 last update at: 192 / 230</text:p>
      <text:p text:style-name="Standard">Epoch 214 [Accuracy] = <text:s/>0.936 <text:s/>----- update coeff: 0.7</text:p>
      <text:p text:style-name="Standard"><text:s/>Validation metric for slot: restaurants_1_price_range <text:s/>: 0.936 <text:s/>eval took 0.0 last update at: 192 / 230</text:p>
      <text:p text:style-name="Standard">Epoch 215 [Accuracy] = <text:s/>0.941 <text:s/>----- update coeff: 0.7</text:p>
      <text:p text:style-name="Standard"><text:s/>Validation metric for slot: restaurants_1_price_range <text:s/>: 0.941 <text:s/>eval took 0.0 last update at: 192 / 230</text:p>
      <text:p text:style-name="Standard">Epoch 210 to 215 took 6.01 seconds.</text:p>
      <text:p text:style-name="Standard">Epoch 216 [Accuracy] = <text:s/>0.948 <text:s/>----- update coeff: 0.7</text:p>
      <text:p text:style-name="Standard"><text:s/>Validation metric for slot: restaurants_1_price_range <text:s/>: 0.948 <text:s/>eval took 0.0 last update at: 192 / 230</text:p>
      <text:p text:style-name="Standard">Epoch 217 [Accuracy] = <text:s/>0.963 <text:s/>----- update coeff: 0.7</text:p>
      <text:p text:style-name="Standard"><text:s/>Validation metric for slot: restaurants_1_price_range <text:s/>: 0.963 <text:s/>eval took 0.0 last update at: 192 / 230</text:p>
      <text:p text:style-name="Standard">Epoch 218 [Accuracy] = <text:s/>0.942 <text:s/>----- update coeff: 0.7</text:p>
      <text:p text:style-name="Standard"><text:s/>Validation metric for slot: restaurants_1_price_range <text:s/>: 0.942 <text:s/>eval took 0.0 last update at: 192 / 230</text:p>
      <text:p text:style-name="Standard">Epoch 219 [Accuracy] = <text:s/>0.942 <text:s/>----- update coeff: 0.7</text:p>
      <text:p text:style-name="Standard"><text:s/>Validation metric for slot: restaurants_1_price_range <text:s/>: 0.942 <text:s/>eval took 0.0 last update at: 192 / 230</text:p>
      <text:p text:style-name="Standard">Epoch 220 [Accuracy] = <text:s/>0.931 <text:s/>----- update coeff: 0.7</text:p>
      <text:p text:style-name="Standard"><text:s/>Validation metric for slot: restaurants_1_price_range <text:s/>: 0.931 <text:s/>eval took 0.0 last update at: 192 / 230</text:p>
      <text:p text:style-name="Standard">Epoch 215 to 220 took 5.91 seconds.</text:p>
      <text:p text:style-name="Standard">Epoch 221 [Accuracy] = <text:s/>0.929 <text:s/>----- update coeff: 0.7</text:p>
      <text:p text:style-name="Standard"><text:s/>Validation metric for slot: restaurants_1_price_range <text:s/>: 0.929 <text:s/>eval took 0.0 last update at: 192 / 230</text:p>
      <text:p text:style-name="Standard">Epoch 222 [Accuracy] = <text:s/>0.946 <text:s/>----- update coeff: 0.7</text:p>
      <text:p text:style-name="Standard"><text:s/>Validation metric for slot: restaurants_1_price_range <text:s/>: 0.946 <text:s/>eval took 0.0 last update at: 192 / 230</text:p>
      <text:p text:style-name="Standard">Epoch 223 [Accuracy] = <text:s/>0.929 <text:s/>----- update coeff: 0.7</text:p>
      <text:p text:style-name="Standard"><text:s/>Validation metric for slot: restaurants_1_price_range <text:s/>: 0.929 <text:s/>eval took 0.0 last update at: 192 / 230</text:p>
      <text:p text:style-name="Standard">Epoch 224 [Accuracy] = <text:s/>0.928 <text:s/>----- update coeff: 0.7</text:p>
      <text:p text:style-name="Standard"><text:s/>Validation metric for slot: restaurants_1_price_range <text:s/>: 0.928 <text:s/>eval took 0.0 last update at: 192 / 230</text:p>
      <text:p text:style-name="Standard">Epoch 225 [Accuracy] = <text:s/>0.928 <text:s/>----- update coeff: 0.7</text:p>
      <text:p text:style-name="Standard"><text:s/>Validation metric for slot: restaurants_1_price_range <text:s/>: 0.928 <text:s/>eval took 0.0 last update at: 192 / 230</text:p>
      <text:p text:style-name="Standard">Epoch 220 to 225 took 5.89 seconds.</text:p>
      <text:p text:style-name="Standard">Epoch 226 [Accuracy] = <text:s/>0.924 <text:s/>----- update coeff: 0.7</text:p>
      <text:p text:style-name="Standard"><text:s/>Validation metric for slot: restaurants_1_price_range <text:s/>: 0.924 <text:s/>eval took 0.0 last update at: 192 / 230</text:p>
      <text:p text:style-name="Standard">Epoch 227 [Accuracy] = <text:s/>0.932 <text:s/>----- update coeff: 0.7</text:p>
      <text:p text:style-name="Standard"><text:soft-page-break/><text:s/>Validation metric for slot: restaurants_1_price_range <text:s/>: 0.932 <text:s/>eval took 0.0 last update at: 192 / 230</text:p>
      <text:p text:style-name="Standard">Epoch 228 [Accuracy] = <text:s/>0.936 <text:s/>----- update coeff: 0.7</text:p>
      <text:p text:style-name="Standard"><text:s/>Validation metric for slot: restaurants_1_price_range <text:s/>: 0.936 <text:s/>eval took 0.0 last update at: 192 / 230</text:p>
      <text:p text:style-name="Standard">Epoch 229 [Accuracy] = <text:s/>0.949 <text:s/>----- update coeff: 0.7</text:p>
      <text:p text:style-name="Standard"><text:s/>Validation metric for slot: restaurants_1_price_range <text:s/>: 0.949 <text:s/>eval took 0.0 last update at: 192 / 230</text:p>
      <text:p text:style-name="Standard">Epoch 230 [Accuracy] = <text:s/>0.932 <text:s/>----- update coeff: 0.7</text:p>
      <text:p text:style-name="Standard"><text:s/>Validation metric for slot: restaurants_1_price_range <text:s/>: 0.932 <text:s/>eval took 0.0 last update at: 192 / 230</text:p>
      <text:p text:style-name="Standard">Epoch 225 to 230 took 5.98 seconds.</text:p>
      <text:p text:style-name="Standard">Epoch 231 [Accuracy] = <text:s/>0.932 <text:s/>----- update coeff: 0.7</text:p>
      <text:p text:style-name="Standard"><text:s/>Validation metric for slot: restaurants_1_price_range <text:s/>: 0.932 <text:s/>eval took 0.0 last update at: 192 / 230</text:p>
      <text:p text:style-name="Standard">The best parameters achieved a validation metric of 0.984</text:p>
      <text:p text:style-name="Standard"/>
      <text:p text:style-name="Standard">============== Training this model took 280.6 seconds. ===================</text:p>
      <text:p text:style-name="Standard"/>
      <text:p text:style-name="Standard">============== <text:s/>Training the NBT Model for slot restaurants_1_request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2019-09-03 00:26:30.309931: I tensorflow/stream_executor/cuda/cuda_gpu_executor.cc:1005] successful NUMA node read from SysFS had negative value (-1), but there must be at least one NUMA node, so returning NUMA node zero</text:p>
      <text:p text:style-name="Standard">2019-09-03 00:26:30.310756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26:30.310775: I tensorflow/stream_executor/platform/default/dso_loader.cc:42] Successfully opened dynamic library libcudart.so.10.0</text:p>
      <text:p text:style-name="Standard">2019-09-03 00:26:30.310791: I tensorflow/stream_executor/platform/default/dso_loader.cc:42] Successfully opened dynamic library libcublas.so.10.0</text:p>
      <text:p text:style-name="Standard">2019-09-03 00:26:30.310799: I tensorflow/stream_executor/platform/default/dso_loader.cc:42] Successfully opened dynamic library libcufft.so.10.0</text:p>
      <text:p text:style-name="Standard">2019-09-03 00:26:30.310807: I tensorflow/stream_executor/platform/default/dso_loader.cc:42] Successfully opened dynamic library libcurand.so.10.0</text:p>
      <text:p text:style-name="Standard">2019-09-03 00:26:30.310815: I tensorflow/stream_executor/platform/default/dso_loader.cc:42] Successfully opened dynamic library libcusolver.so.10.0</text:p>
      <text:p text:style-name="Standard">2019-09-03 00:26:30.310823: I tensorflow/stream_executor/platform/default/dso_loader.cc:42] Successfully opened dynamic library libcusparse.so.10.0</text:p>
      <text:p text:style-name="Standard">2019-09-03 00:26:30.310831: I tensorflow/stream_executor/platform/default/dso_loader.cc:42] Successfully opened dynamic library libcudnn.so.7</text:p>
      <text:p text:style-name="Standard">2019-09-03 00:26:30.310869: I tensorflow/stream_executor/cuda/cuda_gpu_executor.cc:1005] successful NUMA node read from SysFS had negative value (-1), but there must be at least one NUMA node, so returning NUMA node zero</text:p>
      <text:p text:style-name="Standard">2019-09-03 00:26:30.311688: I tensorflow/stream_executor/cuda/cuda_gpu_executor.cc:1005] successful NUMA node read from SysFS had negative value (-1), but there must be at least one NUMA node, so returning NUMA node zero</text:p>
      <text:p text:style-name="Standard">2019-09-03 00:26:30.312474: I tensorflow/core/common_runtime/gpu/gpu_device.cc:1763] Adding visible gpu devices: 0</text:p>
      <text:p text:style-name="Standard"><text:soft-page-break/>2019-09-03 00:26:30.312494: I tensorflow/core/common_runtime/gpu/gpu_device.cc:1181] Device interconnect StreamExecutor with strength 1 edge matrix:</text:p>
      <text:p text:style-name="Standard">2019-09-03 00:26:30.312498: I tensorflow/core/common_runtime/gpu/gpu_device.cc:1187] <text:s text:c="5"/>0 </text:p>
      <text:p text:style-name="Standard">2019-09-03 00:26:30.312501: I tensorflow/core/common_runtime/gpu/gpu_device.cc:1200] 0: <text:s text:c="2"/>N </text:p>
      <text:p text:style-name="Standard">2019-09-03 00:26:30.312598: I tensorflow/stream_executor/cuda/cuda_gpu_executor.cc:1005] successful NUMA node read from SysFS had negative value (-1), but there must be at least one NUMA node, so returning NUMA node zero</text:p>
      <text:p text:style-name="Standard">2019-09-03 00:26:30.313402: I tensorflow/stream_executor/cuda/cuda_gpu_executor.cc:1005] successful NUMA node read from SysFS had negative value (-1), but there must be at least one NUMA node, so returning NUMA node zero</text:p>
      <text:p text:style-name="Standard">2019-09-03 00:26:30.314151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Epoch 0 to 1 took 1.3 seconds.</text:p>
      <text:p text:style-name="Standard">Epoch 2 [Accuracy] = <text:s/>0.975 <text:s/>----- update coeff: 0.49</text:p>
      <text:p text:style-name="Standard"><text:s/>Validation metric for slot: restaurants_1_request <text:s/>: 0.975 <text:s/>eval took 0.0 last update at: -1 / 200</text:p>
      <text:p text:style-name="Standard"/>
      <text:p text:style-name="Standard"><text:s/>====================== New best validation metric: 0.975 <text:s/>- saving these parameters. Epoch is: 2 / 200 ---------------- =========== <text:s/></text:p>
      <text:p text:style-name="Standard"/>
      <text:p text:style-name="Standard"/>
      <text:p text:style-name="Standard">============== Training this model took 4.8 seconds. ===================</text:p>
      <text:p text:style-name="Standard"/>
      <text:p text:style-name="Standard">============== <text:s/>Training the NBT Model for slot restaurants_1_active_intent ===============</text:p>
      <text:p text:style-name="Standard"/>
      <text:p text:style-name="Standard"/>
      <text:p text:style-name="Standard">Training using: dstc8 <text:s/>data - Utterance count: 1233</text:p>
      <text:p text:style-name="Standard">Generating data for training set and validation set: </text:p>
      <text:p text:style-name="Standard">2019-09-03 00:26:35.114288: I tensorflow/stream_executor/cuda/cuda_gpu_executor.cc:1005] successful NUMA node read from SysFS had negative value (-1), but there must be at least one NUMA node, so returning NUMA node zero</text:p>
      <text:p text:style-name="Standard">2019-09-03 00:26:35.115165: I tensorflow/core/common_runtime/gpu/gpu_device.cc:1640] Found device 0 with properties: </text:p>
      <text:p text:style-name="Standard">name: GeForce RTX 2070 with Max-Q Design major: 7 minor: 5 memoryClockRate(GHz): 1.185</text:p>
      <text:p text:style-name="Standard">pciBusID: 0000:01:00.0</text:p>
      <text:p text:style-name="Standard">2019-09-03 00:26:35.115185: I tensorflow/stream_executor/platform/default/dso_loader.cc:42] Successfully opened dynamic library libcudart.so.10.0</text:p>
      <text:p text:style-name="Standard">2019-09-03 00:26:35.115203: I tensorflow/stream_executor/platform/default/dso_loader.cc:42] Successfully opened dynamic library libcublas.so.10.0</text:p>
      <text:p text:style-name="Standard">2019-09-03 00:26:35.115211: I tensorflow/stream_executor/platform/default/dso_loader.cc:42] Successfully opened dynamic library libcufft.so.10.0</text:p>
      <text:p text:style-name="Standard">2019-09-03 00:26:35.115219: I tensorflow/stream_executor/platform/default/dso_loader.cc:42] Successfully opened dynamic library libcurand.so.10.0</text:p>
      <text:p text:style-name="Standard">2019-09-03 00:26:35.115228: I tensorflow/stream_executor/platform/default/dso_loader.cc:42] Successfully opened dynamic library libcusolver.so.10.0</text:p>
      <text:p text:style-name="Standard"><text:soft-page-break/>2019-09-03 00:26:35.115236: I tensorflow/stream_executor/platform/default/dso_loader.cc:42] Successfully opened dynamic library libcusparse.so.10.0</text:p>
      <text:p text:style-name="Standard">2019-09-03 00:26:35.115244: I tensorflow/stream_executor/platform/default/dso_loader.cc:42] Successfully opened dynamic library libcudnn.so.7</text:p>
      <text:p text:style-name="Standard">2019-09-03 00:26:35.115284: I tensorflow/stream_executor/cuda/cuda_gpu_executor.cc:1005] successful NUMA node read from SysFS had negative value (-1), but there must be at least one NUMA node, so returning NUMA node zero</text:p>
      <text:p text:style-name="Standard">2019-09-03 00:26:35.116136: I tensorflow/stream_executor/cuda/cuda_gpu_executor.cc:1005] successful NUMA node read from SysFS had negative value (-1), but there must be at least one NUMA node, so returning NUMA node zero</text:p>
      <text:p text:style-name="Standard">2019-09-03 00:26:35.116911: I tensorflow/core/common_runtime/gpu/gpu_device.cc:1763] Adding visible gpu devices: 0</text:p>
      <text:p text:style-name="Standard">2019-09-03 00:26:35.116930: I tensorflow/core/common_runtime/gpu/gpu_device.cc:1181] Device interconnect StreamExecutor with strength 1 edge matrix:</text:p>
      <text:p text:style-name="Standard">2019-09-03 00:26:35.116935: I tensorflow/core/common_runtime/gpu/gpu_device.cc:1187] <text:s text:c="5"/>0 </text:p>
      <text:p text:style-name="Standard">2019-09-03 00:26:35.116939: I tensorflow/core/common_runtime/gpu/gpu_device.cc:1200] 0: <text:s text:c="2"/>N </text:p>
      <text:p text:style-name="Standard">2019-09-03 00:26:35.117037: I tensorflow/stream_executor/cuda/cuda_gpu_executor.cc:1005] successful NUMA node read from SysFS had negative value (-1), but there must be at least one NUMA node, so returning NUMA node zero</text:p>
      <text:p text:style-name="Standard">2019-09-03 00:26:35.117843: I tensorflow/stream_executor/cuda/cuda_gpu_executor.cc:1005] successful NUMA node read from SysFS had negative value (-1), but there must be at least one NUMA node, so returning NUMA node zero</text:p>
      <text:p text:style-name="Standard">2019-09-03 00:26:35.118626: I tensorflow/core/common_runtime/gpu/gpu_device.cc:1326] Created TensorFlow device (/job:localhost/replica:0/task:0/device:GPU:0 with 6598 MB memory) -&gt; physical GPU (device: 0, name: GeForce RTX 2070 with Max-Q Design, pci bus id: 0000:01:00.0, compute capability: 7.5)</text:p>
      <text:p text:style-name="Standard"/>
      <text:p text:style-name="Standard">Doing 64 randomly drawn batches of size 256 for 200 training epochs.</text:p>
      <text:p text:style-name="Standard"/>
      <text:p text:style-name="Standard">Epoch 0 to 1 took 1.44 seconds.</text:p>
      <text:p text:style-name="Standard">Epoch 2 [Accuracy] = <text:s/>0.526 <text:s/>----- update coeff: 0.7</text:p>
      <text:p text:style-name="Standard"><text:s/>Validation metric for slot: restaurants_1_active_intent <text:s/>: 0.526 <text:s/>eval took 0.0 last update at: -1 / 200</text:p>
      <text:p text:style-name="Standard"/>
      <text:p text:style-name="Standard"><text:s/>====================== New best validation metric: 0.526 <text:s/>- saving these parameters. Epoch is: 2 / 200 ---------------- =========== <text:s/></text:p>
      <text:p text:style-name="Standard"/>
      <text:p text:style-name="Standard">Epoch 3 [Accuracy] = <text:s/>0.82 <text:s/>----- update coeff: 0.7</text:p>
      <text:p text:style-name="Standard"><text:s/>Validation metric for slot: restaurants_1_active_intent <text:s/>: 0.82 <text:s/>eval took 0.0 last update at: 1 / 200</text:p>
      <text:p text:style-name="Standard"/>
      <text:p text:style-name="Standard"><text:s/>====================== New best validation metric: 0.82 <text:s/>- saving these parameters. Epoch is: 3 / 200 ---------------- =========== <text:s/></text:p>
      <text:p text:style-name="Standard"/>
      <text:p text:style-name="Standard">Epoch 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0 to 5 took 6.73 seconds.</text:p>
      <text:p text:style-name="Standard">Epoch 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<text:soft-page-break/>Epoch 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 to 10 took 5.32 seconds.</text:p>
      <text:p text:style-name="Standard">Epoch 1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 to 15 took 5.38 seconds.</text:p>
      <text:p text:style-name="Standard">Epoch 1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 to 20 took 5.41 seconds.</text:p>
      <text:p text:style-name="Standard">Epoch 2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0 to 25 took 5.36 seconds.</text:p>
      <text:p text:style-name="Standard">Epoch 2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9 [Accuracy] = <text:s/>0.82 <text:s/>----- update coeff: 0.7</text:p>
      <text:p text:style-name="Standard"><text:soft-page-break/><text:s/>Validation metric for slot: restaurants_1_active_intent <text:s/>: 0.82 <text:s/>eval took 0.0 last update at: 2 / 200</text:p>
      <text:p text:style-name="Standard">Epoch 3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5 to 30 took 5.31 seconds.</text:p>
      <text:p text:style-name="Standard">Epoch 3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0 to 35 took 5.56 seconds.</text:p>
      <text:p text:style-name="Standard">Epoch 3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35 to 40 took 5.5 seconds.</text:p>
      <text:p text:style-name="Standard">Epoch 4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0 to 45 took 5.3 seconds.</text:p>
      <text:p text:style-name="Standard">Epoch 4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45 to 50 took 5.42 seconds.</text:p>
      <text:p text:style-name="Standard">Epoch 51 [Accuracy] = <text:s/>0.82 <text:s/>----- update coeff: 0.7</text:p>
      <text:p text:style-name="Standard"><text:soft-page-break/><text:s/>Validation metric for slot: restaurants_1_active_intent <text:s/>: 0.82 <text:s/>eval took 0.0 last update at: 2 / 200</text:p>
      <text:p text:style-name="Standard">Epoch 5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0 to 55 took 5.53 seconds.</text:p>
      <text:p text:style-name="Standard">Epoch 5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55 to 60 took 5.44 seconds.</text:p>
      <text:p text:style-name="Standard">Epoch 6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0 to 65 took 5.34 seconds.</text:p>
      <text:p text:style-name="Standard">Epoch 6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65 to 70 took 5.39 seconds.</text:p>
      <text:p text:style-name="Standard">Epoch 7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<text:soft-page-break/>Epoch 7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0 to 75 took 5.41 seconds.</text:p>
      <text:p text:style-name="Standard">Epoch 7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75 to 80 took 5.39 seconds.</text:p>
      <text:p text:style-name="Standard">Epoch 8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0 to 85 took 5.5 seconds.</text:p>
      <text:p text:style-name="Standard">Epoch 8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85 to 90 took 5.46 seconds.</text:p>
      <text:p text:style-name="Standard">Epoch 9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0 to 95 took 5.37 seconds.</text:p>
      <text:p text:style-name="Standard"><text:soft-page-break/>Epoch 9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95 to 100 took 5.4 seconds.</text:p>
      <text:p text:style-name="Standard">Epoch 10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0 to 105 took 5.55 seconds.</text:p>
      <text:p text:style-name="Standard">Epoch 10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05 to 110 took 5.64 seconds.</text:p>
      <text:p text:style-name="Standard">Epoch 11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0 to 115 took 5.43 seconds.</text:p>
      <text:p text:style-name="Standard">Epoch 11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8 [Accuracy] = <text:s/>0.82 <text:s/>----- update coeff: 0.7</text:p>
      <text:p text:style-name="Standard"><text:soft-page-break/><text:s/>Validation metric for slot: restaurants_1_active_intent <text:s/>: 0.82 <text:s/>eval took 0.0 last update at: 2 / 200</text:p>
      <text:p text:style-name="Standard">Epoch 11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15 to 120 took 5.45 seconds.</text:p>
      <text:p text:style-name="Standard">Epoch 12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0 to 125 took 5.35 seconds.</text:p>
      <text:p text:style-name="Standard">Epoch 12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25 to 130 took 5.4 seconds.</text:p>
      <text:p text:style-name="Standard">Epoch 13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0 to 135 took 5.49 seconds.</text:p>
      <text:p text:style-name="Standard">Epoch 13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3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<text:soft-page-break/>Epoch 135 to 140 took 5.47 seconds.</text:p>
      <text:p text:style-name="Standard">Epoch 14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0 to 145 took 5.31 seconds.</text:p>
      <text:p text:style-name="Standard">Epoch 14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45 to 150 took 5.33 seconds.</text:p>
      <text:p text:style-name="Standard">Epoch 15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0 to 155 took 5.39 seconds.</text:p>
      <text:p text:style-name="Standard">Epoch 15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55 to 160 took 5.39 seconds.</text:p>
      <text:p text:style-name="Standard">Epoch 16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<text:soft-page-break/>Epoch 16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0 to 165 took 5.4 seconds.</text:p>
      <text:p text:style-name="Standard">Epoch 16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65 to 170 took 5.47 seconds.</text:p>
      <text:p text:style-name="Standard">Epoch 17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0 to 175 took 5.39 seconds.</text:p>
      <text:p text:style-name="Standard">Epoch 17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75 to 180 took 5.3 seconds.</text:p>
      <text:p text:style-name="Standard">Epoch 18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5 [Accuracy] = <text:s/>0.82 <text:s/>----- update coeff: 0.7</text:p>
      <text:p text:style-name="Standard"><text:soft-page-break/><text:s/>Validation metric for slot: restaurants_1_active_intent <text:s/>: 0.82 <text:s/>eval took 0.0 last update at: 2 / 200</text:p>
      <text:p text:style-name="Standard">Epoch 180 to 185 took 5.35 seconds.</text:p>
      <text:p text:style-name="Standard">Epoch 18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85 to 190 took 5.44 seconds.</text:p>
      <text:p text:style-name="Standard">Epoch 19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2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3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4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5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0 to 195 took 5.4 seconds.</text:p>
      <text:p text:style-name="Standard">Epoch 196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7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8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9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200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Epoch 195 to 200 took 5.37 seconds.</text:p>
      <text:p text:style-name="Standard">Epoch 201 [Accuracy] = <text:s/>0.82 <text:s/>----- update coeff: 0.7</text:p>
      <text:p text:style-name="Standard"><text:s/>Validation metric for slot: restaurants_1_active_intent <text:s/>: 0.82 <text:s/>eval took 0.0 last update at: 2 / 200</text:p>
      <text:p text:style-name="Standard">The best parameters achieved a validation metric of 0.82</text:p>
      <text:p text:style-name="Standard"/>
      <text:p text:style-name="Standard">============== Training this model took 220.7 seconds. ===================</text:p>
      <text:p text:style-name="Standard"/>
      <text:p text:style-name="Standard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37:12.018881883</meta:creation-date>
    <dc:date>2019-09-03T22:37:47.700406559</dc:date>
    <meta:editing-duration>PT36S</meta:editing-duration>
    <meta:editing-cycles>1</meta:editing-cycles>
    <meta:document-statistic meta:table-count="0" meta:image-count="0" meta:object-count="0" meta:page-count="76" meta:paragraph-count="3217" meta:word-count="33168" meta:character-count="222739" meta:non-whitespace-character-count="187011"/>
    <meta:generator>LibreOffice/6.0.7.3$Linux_X86_64 LibreOffice_project/00m0$Build-3</meta:generator>
  </office:meta>
</office:document-meta>
</file>